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,00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.08681000247197" calcext:value-type="float">
            <text:p>1,09</text:p>
          </table:table-cell>
          <table:table-cell table:style-name="ce1" office:value-type="float" office:value="10.7474420107214" calcext:value-type="float">
            <text:p>10,75</text:p>
          </table:table-cell>
          <table:table-cell table:style-name="ce1" office:value-type="float" office:value="-4.66499107779203" calcext:value-type="float">
            <text:p>-4,66</text:p>
          </table:table-cell>
          <table:table-cell table:style-name="ce1" office:value-type="float" office:value="-17.3684963014594" calcext:value-type="float">
            <text:p>-17,37</text:p>
          </table:table-cell>
          <table:table-cell table:style-name="ce1" office:value-type="float" office:value="1.70602117517066" calcext:value-type="float">
            <text:p>1,71</text:p>
          </table:table-cell>
          <table:table-cell table:style-name="ce1" office:value-type="float" office:value="14.2498959294068" calcext:value-type="float">
            <text:p>14,25</text:p>
          </table:table-cell>
          <table:table-cell table:style-name="ce1" office:value-type="float" office:value="10.027544070892" calcext:value-type="float">
            <text:p>10,03</text:p>
          </table:table-cell>
          <table:table-cell table:style-name="ce1" office:value-type="float" office:value="11.103739509455" calcext:value-type="float">
            <text:p>11,10</text:p>
          </table:table-cell>
          <table:table-cell table:style-name="ce1" office:value-type="float" office:value="-17.1783143187348" calcext:value-type="float">
            <text:p>-17,18</text:p>
          </table:table-cell>
          <table:table-cell table:style-name="ce1" office:value-type="float" office:value="-17.5357187462919" calcext:value-type="float">
            <text:p>-17,54</text:p>
          </table:table-cell>
          <table:table-cell table:style-name="ce1" office:value-type="float" office:value="-11.2905631340962" calcext:value-type="float">
            <text:p>-11,29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2.0</text:p>
          </table:table-cell>
          <table:table-cell office:value-type="float" office:value="1.08681000247197" calcext:value-type="float">
            <text:p>1,09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1.84496312904699" calcext:value-type="float">
            <text:p>1,84</text:p>
          </table:table-cell>
          <table:table-cell table:style-name="ce1" office:value-type="float" office:value="11.9858262569716" calcext:value-type="float">
            <text:p>11,99</text:p>
          </table:table-cell>
          <table:table-cell table:style-name="ce1" office:value-type="float" office:value="15.7997283312275" calcext:value-type="float">
            <text:p>15,80</text:p>
          </table:table-cell>
          <table:table-cell table:style-name="ce1" office:value-type="float" office:value="-10.5371235350696" calcext:value-type="float">
            <text:p>-10,54</text:p>
          </table:table-cell>
          <table:table-cell table:style-name="ce1" office:value-type="float" office:value="-13.1444700440065" calcext:value-type="float">
            <text:p>-13,14</text:p>
          </table:table-cell>
          <table:table-cell table:style-name="ce1" office:value-type="float" office:value="-6.39687623680379" calcext:value-type="float">
            <text:p>-6,40</text:p>
          </table:table-cell>
          <table:table-cell table:style-name="ce1" office:value-type="float" office:value="19.9124819159023" calcext:value-type="float">
            <text:p>19,91</text:p>
          </table:table-cell>
          <table:table-cell table:style-name="ce1" office:value-type="float" office:value="5.30568317948339" calcext:value-type="float">
            <text:p>5,31</text:p>
          </table:table-cell>
          <table:table-cell table:style-name="ce1" office:value-type="float" office:value="0.619560717631996" calcext:value-type="float">
            <text:p>0,62</text:p>
          </table:table-cell>
          <table:table-cell table:style-name="ce1" office:value-type="float" office:value="-4.3609705870834" calcext:value-type="float">
            <text:p>-4,36</text:p>
          </table:table-cell>
          <table:table-cell table:style-name="ce1" office:value-type="float" office:value="-19.2008188630594" calcext:value-type="float">
            <text:p>-19,20</text:p>
          </table:table-cell>
          <table:table-cell table:style-name="ce1" office:value-type="float" office:value="9.30598971874402" calcext:value-type="float">
            <text:p>9,31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3.0</text:p>
          </table:table-cell>
          <table:table-cell office:value-type="float" office:value="10.7474420107214" calcext:value-type="float">
            <text:p>10,75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1.49719894313889" calcext:value-type="float">
            <text:p>1,50</text:p>
          </table:table-cell>
          <table:table-cell table:style-name="ce1" office:value-type="float" office:value="2.9223534915977" calcext:value-type="float">
            <text:p>2,92</text:p>
          </table:table-cell>
          <table:table-cell table:style-name="ce1" office:value-type="float" office:value="5.58651719212798" calcext:value-type="float">
            <text:p>5,59</text:p>
          </table:table-cell>
          <table:table-cell table:style-name="ce1" office:value-type="float" office:value="-1.33657146001012" calcext:value-type="float">
            <text:p>-1,34</text:p>
          </table:table-cell>
          <table:table-cell table:style-name="ce1" office:value-type="float" office:value="-22.6682165369029" calcext:value-type="float">
            <text:p>-22,67</text:p>
          </table:table-cell>
          <table:table-cell table:style-name="ce1" office:value-type="float" office:value="-19.0414176508173" calcext:value-type="float">
            <text:p>-19,04</text:p>
          </table:table-cell>
          <table:table-cell table:style-name="ce1" office:value-type="float" office:value="14.4279345253737" calcext:value-type="float">
            <text:p>14,43</text:p>
          </table:table-cell>
          <table:table-cell table:style-name="ce1" office:value-type="float" office:value="16.399632616248" calcext:value-type="float">
            <text:p>16,40</text:p>
          </table:table-cell>
          <table:table-cell table:style-name="ce1" office:value-type="float" office:value="-9.95038077959621" calcext:value-type="float">
            <text:p>-9,95</text:p>
          </table:table-cell>
          <table:table-cell table:style-name="ce1" office:value-type="float" office:value="-13.2599512699319" calcext:value-type="float">
            <text:p>-13,26</text:p>
          </table:table-cell>
          <table:table-cell table:style-name="ce1" office:value-type="float" office:value="-23.5074980339245" calcext:value-type="float">
            <text:p>-23,51</text:p>
          </table:table-cell>
          <table:table-cell table:style-name="ce1" office:value-type="float" office:value="-5.64809963003682" calcext:value-type="float">
            <text:p>-5,65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4.0</text:p>
          </table:table-cell>
          <table:table-cell office:value-type="float" office:value="-4.66499107779203" calcext:value-type="float">
            <text:p>-4,66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-4.39327757699506" calcext:value-type="float">
            <text:p>-4,39</text:p>
          </table:table-cell>
          <table:table-cell table:style-name="ce1" office:value-type="float" office:value="18.6159296121123" calcext:value-type="float">
            <text:p>18,62</text:p>
          </table:table-cell>
          <table:table-cell table:style-name="ce1" office:value-type="float" office:value="14.8603518407223" calcext:value-type="float">
            <text:p>14,86</text:p>
          </table:table-cell>
          <table:table-cell table:style-name="ce1" office:value-type="float" office:value="8.13137984166897" calcext:value-type="float">
            <text:p>8,13</text:p>
          </table:table-cell>
          <table:table-cell table:style-name="ce1" office:value-type="float" office:value="-20.6259490849874" calcext:value-type="float">
            <text:p>-20,63</text:p>
          </table:table-cell>
          <table:table-cell table:style-name="ce1" office:value-type="float" office:value="-16.6044511658107" calcext:value-type="float">
            <text:p>-16,60</text:p>
          </table:table-cell>
          <table:table-cell table:style-name="ce1" office:value-type="float" office:value="8.97229175769728" calcext:value-type="float">
            <text:p>8,97</text:p>
          </table:table-cell>
          <table:table-cell table:style-name="ce1" office:value-type="float" office:value="19.7072435914124" calcext:value-type="float">
            <text:p>19,71</text:p>
          </table:table-cell>
          <table:table-cell table:style-name="ce1" office:value-type="float" office:value="6.16938194580521" calcext:value-type="float">
            <text:p>6,17</text:p>
          </table:table-cell>
          <table:table-cell table:style-name="ce1" office:value-type="float" office:value="-18.6144748480512" calcext:value-type="float">
            <text:p>-18,61</text:p>
          </table:table-cell>
          <table:table-cell table:style-name="ce1" office:value-type="float" office:value="-34.3234390566239" calcext:value-type="float">
            <text:p>-34,32</text:p>
          </table:table-cell>
          <table:table-cell table:style-name="ce1" office:value-type="float" office:value="-17.5360168471753" calcext:value-type="float">
            <text:p>-17,54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5.0</text:p>
          </table:table-cell>
          <table:table-cell office:value-type="float" office:value="-17.3684963014594" calcext:value-type="float">
            <text:p>-17,37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14.9378192282636" calcext:value-type="float">
            <text:p>14,94</text:p>
          </table:table-cell>
          <table:table-cell table:style-name="ce1" office:value-type="float" office:value="17.5859483207441" calcext:value-type="float">
            <text:p>17,59</text:p>
          </table:table-cell>
          <table:table-cell table:style-name="ce1" office:value-type="float" office:value="12.7314238814746" calcext:value-type="float">
            <text:p>12,73</text:p>
          </table:table-cell>
          <table:table-cell table:style-name="ce1" office:value-type="float" office:value="3.74982925770571" calcext:value-type="float">
            <text:p>3,75</text:p>
          </table:table-cell>
          <table:table-cell table:style-name="ce1" office:value-type="float" office:value="-22.2546270350862" calcext:value-type="float">
            <text:p>-22,25</text:p>
          </table:table-cell>
          <table:table-cell table:style-name="ce1" office:value-type="float" office:value="-12.9305874865563" calcext:value-type="float">
            <text:p>-12,93</text:p>
          </table:table-cell>
          <table:table-cell table:style-name="ce1" office:value-type="float" office:value="17.1397078008035" calcext:value-type="float">
            <text:p>17,14</text:p>
          </table:table-cell>
          <table:table-cell table:style-name="ce1" office:value-type="float" office:value="17.5551402940675" calcext:value-type="float">
            <text:p>17,56</text:p>
          </table:table-cell>
          <table:table-cell table:style-name="ce1" office:value-type="float" office:value="9.86909190617907" calcext:value-type="float">
            <text:p>9,87</text:p>
          </table:table-cell>
          <table:table-cell table:style-name="ce1" office:value-type="float" office:value="-22.5490127495478" calcext:value-type="float">
            <text:p>-22,55</text:p>
          </table:table-cell>
          <table:table-cell table:style-name="ce1" office:value-type="float" office:value="-35.5101298116929" calcext:value-type="float">
            <text:p>-35,51</text:p>
          </table:table-cell>
          <table:table-cell table:style-name="ce1" office:value-type="float" office:value="-9.72821258407163" calcext:value-type="float">
            <text:p>-9,73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6.0</text:p>
          </table:table-cell>
          <table:table-cell office:value-type="float" office:value="1.70602117517066" calcext:value-type="float">
            <text:p>1,71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1.35741992332872" calcext:value-type="float">
            <text:p>1,36</text:p>
          </table:table-cell>
          <table:table-cell table:style-name="ce1" office:value-type="float" office:value="23.9784258109377" calcext:value-type="float">
            <text:p>23,98</text:p>
          </table:table-cell>
          <table:table-cell table:style-name="ce1" office:value-type="float" office:value="22.1871718977472" calcext:value-type="float">
            <text:p>22,19</text:p>
          </table:table-cell>
          <table:table-cell table:style-name="ce1" office:value-type="float" office:value="-0.311984888730418" calcext:value-type="float">
            <text:p>-0,31</text:p>
          </table:table-cell>
          <table:table-cell table:style-name="ce1" office:value-type="float" office:value="-31.7934812501734" calcext:value-type="float">
            <text:p>-31,79</text:p>
          </table:table-cell>
          <table:table-cell table:style-name="ce1" office:value-type="float" office:value="-22.3160449729266" calcext:value-type="float">
            <text:p>-22,32</text:p>
          </table:table-cell>
          <table:table-cell table:style-name="ce1" office:value-type="float" office:value="12.5271514561018" calcext:value-type="float">
            <text:p>12,53</text:p>
          </table:table-cell>
          <table:table-cell table:style-name="ce1" office:value-type="float" office:value="27.0514133163558" calcext:value-type="float">
            <text:p>27,05</text:p>
          </table:table-cell>
          <table:table-cell table:style-name="ce1" office:value-type="float" office:value="2.8168558931215" calcext:value-type="float">
            <text:p>2,82</text:p>
          </table:table-cell>
          <table:table-cell table:style-name="ce1" office:value-type="float" office:value="-22.935523493672" calcext:value-type="float">
            <text:p>-22,94</text:p>
          </table:table-cell>
          <table:table-cell table:style-name="ce1" office:value-type="float" office:value="-24.2926575846094" calcext:value-type="float">
            <text:p>-24,29</text:p>
          </table:table-cell>
          <table:table-cell table:style-name="ce1" office:value-type="float" office:value="-1.22356973932886" calcext:value-type="float">
            <text:p>-1,22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7.0</text:p>
          </table:table-cell>
          <table:table-cell office:value-type="float" office:value="14.2498959294068" calcext:value-type="float">
            <text:p>14,25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13.7884177755093" calcext:value-type="float">
            <text:p>13,79</text:p>
          </table:table-cell>
          <table:table-cell table:style-name="ce1" office:value-type="float" office:value="24.3622470870847" calcext:value-type="float">
            <text:p>24,36</text:p>
          </table:table-cell>
          <table:table-cell table:style-name="ce1" office:value-type="float" office:value="14.3117229757705" calcext:value-type="float">
            <text:p>14,31</text:p>
          </table:table-cell>
          <table:table-cell table:style-name="ce1" office:value-type="float" office:value="-24.038953747865" calcext:value-type="float">
            <text:p>-24,04</text:p>
          </table:table-cell>
          <table:table-cell table:style-name="ce1" office:value-type="float" office:value="-30.2726347970881" calcext:value-type="float">
            <text:p>-30,27</text:p>
          </table:table-cell>
          <table:table-cell table:style-name="ce1" office:value-type="float" office:value="-11.4588607408699" calcext:value-type="float">
            <text:p>-11,46</text:p>
          </table:table-cell>
          <table:table-cell table:style-name="ce1" office:value-type="float" office:value="3.63743103401489" calcext:value-type="float">
            <text:p>3,64</text:p>
          </table:table-cell>
          <table:table-cell table:style-name="ce1" office:value-type="float" office:value="16.7580482481277" calcext:value-type="float">
            <text:p>16,76</text:p>
          </table:table-cell>
          <table:table-cell table:style-name="ce1" office:value-type="float" office:value="7.06219902069961" calcext:value-type="float">
            <text:p>7,06</text:p>
          </table:table-cell>
          <table:table-cell table:style-name="ce1" office:value-type="float" office:value="-3.86613884148853" calcext:value-type="float">
            <text:p>-3,87</text:p>
          </table:table-cell>
          <table:table-cell table:style-name="ce1" office:value-type="float" office:value="-23.3460320797111" calcext:value-type="float">
            <text:p>-23,35</text:p>
          </table:table-cell>
          <table:table-cell table:style-name="ce1" office:value-type="float" office:value="-14.0490166969523" calcext:value-type="float">
            <text:p>-14,05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8.0</text:p>
          </table:table-cell>
          <table:table-cell office:value-type="float" office:value="10.027544070892" calcext:value-type="float">
            <text:p>10,03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52.3787994533653" calcext:value-type="float">
            <text:p>52,38</text:p>
          </table:table-cell>
          <table:table-cell table:style-name="ce1" office:value-type="float" office:value="41.8204606079071" calcext:value-type="float">
            <text:p>41,82</text:p>
          </table:table-cell>
          <table:table-cell table:style-name="ce1" office:value-type="float" office:value="3.02067326664963" calcext:value-type="float">
            <text:p>3,02</text:p>
          </table:table-cell>
          <table:table-cell table:style-name="ce1" office:value-type="float" office:value="-35.6864243788157" calcext:value-type="float">
            <text:p>-35,69</text:p>
          </table:table-cell>
          <table:table-cell table:style-name="ce1" office:value-type="float" office:value="-31.3442314679091" calcext:value-type="float">
            <text:p>-31,34</text:p>
          </table:table-cell>
          <table:table-cell table:style-name="ce1" office:value-type="float" office:value="-15.7992666102141" calcext:value-type="float">
            <text:p>-15,80</text:p>
          </table:table-cell>
          <table:table-cell table:style-name="ce1" office:value-type="float" office:value="13.4975454086084" calcext:value-type="float">
            <text:p>13,50</text:p>
          </table:table-cell>
          <table:table-cell table:style-name="ce1" office:value-type="float" office:value="16.1217147954389" calcext:value-type="float">
            <text:p>16,12</text:p>
          </table:table-cell>
          <table:table-cell table:style-name="ce1" office:value-type="float" office:value="-13.3132752669959" calcext:value-type="float">
            <text:p>-13,31</text:p>
          </table:table-cell>
          <table:table-cell table:style-name="ce1" office:value-type="float" office:value="-26.7331246397375" calcext:value-type="float">
            <text:p>-26,73</text:p>
          </table:table-cell>
          <table:table-cell table:style-name="ce1" office:value-type="float" office:value="-8.36714974098722" calcext:value-type="float">
            <text:p>-8,37</text:p>
          </table:table-cell>
          <table:table-cell table:style-name="ce1" office:value-type="float" office:value="-9.58267744610925" calcext:value-type="float">
            <text:p>-9,58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9.0</text:p>
          </table:table-cell>
          <table:table-cell office:value-type="float" office:value="11.103739509455" calcext:value-type="float">
            <text:p>11,10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6.13777393387303" calcext:value-type="float">
            <text:p>6,14</text:p>
          </table:table-cell>
          <table:table-cell table:style-name="ce1" office:value-type="float" office:value="23.0960038361654" calcext:value-type="float">
            <text:p>23,10</text:p>
          </table:table-cell>
          <table:table-cell table:style-name="ce1" office:value-type="float" office:value="25.9601370259483" calcext:value-type="float">
            <text:p>25,96</text:p>
          </table:table-cell>
          <table:table-cell table:style-name="ce1" office:value-type="float" office:value="15.5366447277327" calcext:value-type="float">
            <text:p>15,54</text:p>
          </table:table-cell>
          <table:table-cell table:style-name="ce1" office:value-type="float" office:value="-31.094785317057" calcext:value-type="float">
            <text:p>-31,09</text:p>
          </table:table-cell>
          <table:table-cell table:style-name="ce1" office:value-type="float" office:value="-25.170645093088" calcext:value-type="float">
            <text:p>-25,17</text:p>
          </table:table-cell>
          <table:table-cell table:style-name="ce1" office:value-type="float" office:value="14.2990705601827" calcext:value-type="float">
            <text:p>14,30</text:p>
          </table:table-cell>
          <table:table-cell table:style-name="ce1" office:value-type="float" office:value="24.6238178402194" calcext:value-type="float">
            <text:p>24,62</text:p>
          </table:table-cell>
          <table:table-cell table:style-name="ce1" office:value-type="float" office:value="-2.93654452129799" calcext:value-type="float">
            <text:p>-2,94</text:p>
          </table:table-cell>
          <table:table-cell table:style-name="ce1" office:value-type="float" office:value="-12.6368804727593" calcext:value-type="float">
            <text:p>-12,64</text:p>
          </table:table-cell>
          <table:table-cell table:style-name="ce1" office:value-type="float" office:value="-21.7914980282975" calcext:value-type="float">
            <text:p>-21,79</text:p>
          </table:table-cell>
          <table:table-cell table:style-name="ce1" office:value-type="float" office:value="-26.8013950926262" calcext:value-type="float">
            <text:p>-26,80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0.0</text:p>
          </table:table-cell>
          <table:table-cell office:value-type="float" office:value="-17.1783143187348" calcext:value-type="float">
            <text:p>-17,18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18.2834296968806" calcext:value-type="float">
            <text:p>18,28</text:p>
          </table:table-cell>
          <table:table-cell table:style-name="ce1" office:value-type="float" office:value="34.3064410879873" calcext:value-type="float">
            <text:p>34,31</text:p>
          </table:table-cell>
          <table:table-cell table:style-name="ce1" office:value-type="float" office:value="38.9070337997197" calcext:value-type="float">
            <text:p>38,91</text:p>
          </table:table-cell>
          <table:table-cell table:style-name="ce1" office:value-type="float" office:value="-30.910637612456" calcext:value-type="float">
            <text:p>-30,91</text:p>
          </table:table-cell>
          <table:table-cell table:style-name="ce1" office:value-type="float" office:value="-25.1823529806148" calcext:value-type="float">
            <text:p>-25,18</text:p>
          </table:table-cell>
          <table:table-cell table:style-name="ce1" office:value-type="float" office:value="-0.935360273014125" calcext:value-type="float">
            <text:p>-0,94</text:p>
          </table:table-cell>
          <table:table-cell table:style-name="ce1" office:value-type="float" office:value="28.4125132882171" calcext:value-type="float">
            <text:p>28,41</text:p>
          </table:table-cell>
          <table:table-cell table:style-name="ce1" office:value-type="float" office:value="18.866352395352" calcext:value-type="float">
            <text:p>18,87</text:p>
          </table:table-cell>
          <table:table-cell table:style-name="ce1" office:value-type="float" office:value="-16.2494914075252" calcext:value-type="float">
            <text:p>-16,25</text:p>
          </table:table-cell>
          <table:table-cell table:style-name="ce1" office:value-type="float" office:value="-20.0971066112428" calcext:value-type="float">
            <text:p>-20,10</text:p>
          </table:table-cell>
          <table:table-cell table:style-name="ce1" office:value-type="float" office:value="-44.8308796575153" calcext:value-type="float">
            <text:p>-44,83</text:p>
          </table:table-cell>
          <table:table-cell table:style-name="ce1" office:value-type="float" office:value="-26.2759828551921" calcext:value-type="float">
            <text:p>-26,28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1.0</text:p>
          </table:table-cell>
          <table:table-cell office:value-type="float" office:value="-17.5357187462919" calcext:value-type="float">
            <text:p>-17,54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19.3622336975152" calcext:value-type="float">
            <text:p>19,36</text:p>
          </table:table-cell>
          <table:table-cell table:style-name="ce1" office:value-type="float" office:value="43.0137435097489" calcext:value-type="float">
            <text:p>43,01</text:p>
          </table:table-cell>
          <table:table-cell table:style-name="ce1" office:value-type="float" office:value="35.5164389500591" calcext:value-type="float">
            <text:p>35,52</text:p>
          </table:table-cell>
          <table:table-cell table:style-name="ce1" office:value-type="float" office:value="-1.8517159962645" calcext:value-type="float">
            <text:p>-1,85</text:p>
          </table:table-cell>
          <table:table-cell table:style-name="ce1" office:value-type="float" office:value="-38.2651454762406" calcext:value-type="float">
            <text:p>-38,27</text:p>
          </table:table-cell>
          <table:table-cell table:style-name="ce1" office:value-type="float" office:value="-16.5191033551238" calcext:value-type="float">
            <text:p>-16,52</text:p>
          </table:table-cell>
          <table:table-cell table:style-name="ce1" office:value-type="float" office:value="16.7705796268867" calcext:value-type="float">
            <text:p>16,77</text:p>
          </table:table-cell>
          <table:table-cell table:style-name="ce1" office:value-type="float" office:value="17.0344301354421" calcext:value-type="float">
            <text:p>17,03</text:p>
          </table:table-cell>
          <table:table-cell table:style-name="ce1" office:value-type="float" office:value="-7.26247676227911" calcext:value-type="float">
            <text:p>-7,26</text:p>
          </table:table-cell>
          <table:table-cell table:style-name="ce1" office:value-type="float" office:value="-21.5442425477152" calcext:value-type="float">
            <text:p>-21,54</text:p>
          </table:table-cell>
          <table:table-cell table:style-name="ce1" office:value-type="float" office:value="-36.3618120183524" calcext:value-type="float">
            <text:p>-36,36</text:p>
          </table:table-cell>
          <table:table-cell table:style-name="ce1" office:value-type="float" office:value="-21.4250871855012" calcext:value-type="float">
            <text:p>-21,43</text:p>
          </table:table-cell>
        </table:table-row>
        <table:table-row table:style-name="ro1">
          <table:table-cell office:value-type="string" calcext:value-type="string">
            <text:p>2007.0</text:p>
          </table:table-cell>
          <table:table-cell office:value-type="string" calcext:value-type="string">
            <text:p>12.0</text:p>
          </table:table-cell>
          <table:table-cell office:value-type="float" office:value="-11.2905631340962" calcext:value-type="float">
            <text:p>-11,29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22.4964805188425" calcext:value-type="float">
            <text:p>22,50</text:p>
          </table:table-cell>
          <table:table-cell table:style-name="ce1" office:value-type="float" office:value="31.2259691966745" calcext:value-type="float">
            <text:p>31,23</text:p>
          </table:table-cell>
          <table:table-cell table:style-name="ce1" office:value-type="float" office:value="42.3752368524459" calcext:value-type="float">
            <text:p>42,38</text:p>
          </table:table-cell>
          <table:table-cell table:style-name="ce1" office:value-type="float" office:value="-4.24808179992405" calcext:value-type="float">
            <text:p>-4,25</text:p>
          </table:table-cell>
          <table:table-cell table:style-name="ce1" office:value-type="float" office:value="-18.0484628911227" calcext:value-type="float">
            <text:p>-18,05</text:p>
          </table:table-cell>
          <table:table-cell table:style-name="ce1" office:value-type="float" office:value="-22.2300958461403" calcext:value-type="float">
            <text:p>-22,23</text:p>
          </table:table-cell>
          <table:table-cell table:style-name="ce1" office:value-type="float" office:value="33.5110844637725" calcext:value-type="float">
            <text:p>33,51</text:p>
          </table:table-cell>
          <table:table-cell table:style-name="ce1" office:value-type="float" office:value="45.4335860932202" calcext:value-type="float">
            <text:p>45,43</text:p>
          </table:table-cell>
          <table:table-cell table:style-name="ce1" office:value-type="float" office:value="16.9143772799406" calcext:value-type="float">
            <text:p>16,91</text:p>
          </table:table-cell>
          <table:table-cell table:style-name="ce1" office:value-type="float" office:value="-34.1577015395452" calcext:value-type="float">
            <text:p>-34,16</text:p>
          </table:table-cell>
          <table:table-cell table:style-name="ce1" office:value-type="float" office:value="-40.3294418871513" calcext:value-type="float">
            <text:p>-40,33</text:p>
          </table:table-cell>
          <table:table-cell table:style-name="ce1" office:value-type="float" office:value="-21.882212163421" calcext:value-type="float">
            <text:p>-21,88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.0</text:p>
          </table:table-cell>
          <table:table-cell office:value-type="float" office:value="1.84496312904699" calcext:value-type="float">
            <text:p>1,84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-4.04825353943938" calcext:value-type="float">
            <text:p>-4,05</text:p>
          </table:table-cell>
          <table:table-cell table:style-name="ce1" office:value-type="float" office:value="26.4197937237276" calcext:value-type="float">
            <text:p>26,42</text:p>
          </table:table-cell>
          <table:table-cell table:style-name="ce1" office:value-type="float" office:value="31.8036166318445" calcext:value-type="float">
            <text:p>31,80</text:p>
          </table:table-cell>
          <table:table-cell table:style-name="ce1" office:value-type="float" office:value="-27.4270907889999" calcext:value-type="float">
            <text:p>-27,43</text:p>
          </table:table-cell>
          <table:table-cell table:style-name="ce1" office:value-type="float" office:value="-33.4632296737571" calcext:value-type="float">
            <text:p>-33,46</text:p>
          </table:table-cell>
          <table:table-cell table:style-name="ce1" office:value-type="float" office:value="-16.4924916604908" calcext:value-type="float">
            <text:p>-16,49</text:p>
          </table:table-cell>
          <table:table-cell table:style-name="ce1" office:value-type="float" office:value="3.71651972359529" calcext:value-type="float">
            <text:p>3,72</text:p>
          </table:table-cell>
          <table:table-cell table:style-name="ce1" office:value-type="float" office:value="36.7508873398174" calcext:value-type="float">
            <text:p>36,75</text:p>
          </table:table-cell>
          <table:table-cell table:style-name="ce1" office:value-type="float" office:value="19.5645718023092" calcext:value-type="float">
            <text:p>19,56</text:p>
          </table:table-cell>
          <table:table-cell table:style-name="ce1" office:value-type="float" office:value="-11.8675123043691" calcext:value-type="float">
            <text:p>-11,87</text:p>
          </table:table-cell>
          <table:table-cell table:style-name="ce1" office:value-type="float" office:value="-16.5187290868875" calcext:value-type="float">
            <text:p>-16,52</text:p>
          </table:table-cell>
          <table:table-cell table:style-name="ce1" office:value-type="float" office:value="2.8904398653831" calcext:value-type="float">
            <text:p>2,89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2.0</text:p>
          </table:table-cell>
          <table:table-cell office:value-type="float" office:value="11.9858262569716" calcext:value-type="float">
            <text:p>11,99</text:p>
          </table:table-cell>
          <table:table-cell office:value-type="float" office:value="2020" calcext:value-type="float">
            <text:p>2020</text:p>
          </table:table-cell>
          <table:table-cell table:style-name="ce1" office:value-type="float" office:value="12.2890535399962" calcext:value-type="float">
            <text:p>12,29</text:p>
          </table:table-cell>
          <table:table-cell table:style-name="ce1" office:value-type="float" office:value="42.7607537928377" calcext:value-type="float">
            <text:p>42,76</text:p>
          </table:table-cell>
          <table:table-cell table:style-name="ce1" office:value-type="float" office:value="27.3412839275425" calcext:value-type="float">
            <text:p>27,34</text:p>
          </table:table-cell>
          <table:table-cell table:style-name="ce1" office:value-type="float" office:value="13.8708979579066" calcext:value-type="float">
            <text:p>13,87</text:p>
          </table:table-cell>
          <table:table-cell table:style-name="ce1" office:value-type="float" office:value="-66.5726455059429" calcext:value-type="float">
            <text:p>-66,57</text:p>
          </table:table-cell>
          <table:table-cell table:style-name="ce1" office:value-type="float" office:value="-39.1514038135701" calcext:value-type="float">
            <text:p>-39,15</text:p>
          </table:table-cell>
          <table:table-cell table:style-name="ce1" office:value-type="float" office:value="13.589452967426" calcext:value-type="float">
            <text:p>13,59</text:p>
          </table:table-cell>
          <table:table-cell table:style-name="ce1" office:value-type="float" office:value="50.6451009304095" calcext:value-type="float">
            <text:p>50,65</text:p>
          </table:table-cell>
          <table:table-cell table:style-name="ce1" office:value-type="float" office:value="-1.63765136051488" calcext:value-type="float">
            <text:p>-1,64</text:p>
          </table:table-cell>
          <table:table-cell table:style-name="ce1" office:value-type="float" office:value="-17.2323187850703" calcext:value-type="float">
            <text:p>-17,23</text:p>
          </table:table-cell>
          <table:table-cell table:style-name="ce1" office:value-type="float" office:value="-29.554139132727" calcext:value-type="float">
            <text:p>-29,55</text:p>
          </table:table-cell>
          <table:table-cell table:style-name="ce1" office:value-type="float" office:value="-16.0132038463608" calcext:value-type="float">
            <text:p>-16,01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3.0</text:p>
          </table:table-cell>
          <table:table-cell office:value-type="float" office:value="15.7997283312275" calcext:value-type="float">
            <text:p>15,80</text:p>
          </table:table-cell>
          <table:table-cell office:value-type="float" office:value="2021" calcext:value-type="float">
            <text:p>2021</text:p>
          </table:table-cell>
          <table:table-cell table:style-name="ce1" office:value-type="float" office:value="12.4006241539287" calcext:value-type="float">
            <text:p>12,40</text:p>
          </table:table-cell>
          <table:table-cell table:style-name="ce1" office:value-type="float" office:value="28.6271350635999" calcext:value-type="float">
            <text:p>28,63</text:p>
          </table:table-cell>
          <table:table-cell table:style-name="ce1" office:value-type="float" office:value="-0.253492541228642" calcext:value-type="float">
            <text:p>-0,25</text:p>
          </table:table-cell>
          <table:table-cell table:style-name="ce1" office:value-type="float" office:value="-5.93465968239947" calcext:value-type="float">
            <text:p>-5,93</text:p>
          </table:table-cell>
          <table:table-cell table:style-name="ce1" office:value-type="float" office:value="-39.0119738777643" calcext:value-type="float">
            <text:p>-39,01</text:p>
          </table:table-cell>
          <table:table-cell table:style-name="ce1" office:value-type="float" office:value="-13.155590456894" calcext:value-type="float">
            <text:p>-13,16</text:p>
          </table:table-cell>
          <table:table-cell table:style-name="ce1" office:value-type="float" office:value="34.4311577690557" calcext:value-type="float">
            <text:p>34,43</text:p>
          </table:table-cell>
          <table:table-cell table:style-name="ce1" office:value-type="float" office:value="33.7848020191108" calcext:value-type="float">
            <text:p>33,78</text:p>
          </table:table-cell>
          <table:table-cell table:style-name="ce1" office:value-type="float" office:value="8.00859241066088" calcext:value-type="float">
            <text:p>8,01</text:p>
          </table:table-cell>
          <table:table-cell table:style-name="ce1" office:value-type="float" office:value="-25.1053088171455" calcext:value-type="float">
            <text:p>-25,11</text:p>
          </table:table-cell>
          <table:table-cell table:style-name="ce1" office:value-type="float" office:value="-36.1891257543248" calcext:value-type="float">
            <text:p>-36,19</text:p>
          </table:table-cell>
          <table:table-cell table:style-name="ce1" office:value-type="float" office:value="-19.41123803697" calcext:value-type="float">
            <text:p>-19,41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4.0</text:p>
          </table:table-cell>
          <table:table-cell office:value-type="float" office:value="-10.5371235350696" calcext:value-type="float">
            <text:p>-10,54</text:p>
          </table:table-cell>
          <table:table-cell office:value-type="float" office:value="2022" calcext:value-type="float">
            <text:p>2022</text:p>
          </table:table-cell>
          <table:table-cell table:style-name="ce1" office:value-type="float" office:value="32.8698059490472" calcext:value-type="float">
            <text:p>32,87</text:p>
          </table:table-cell>
          <table:table-cell table:style-name="ce1" office:value-type="float" office:value="55.6387520005729" calcext:value-type="float">
            <text:p>55,64</text:p>
          </table:table-cell>
          <table:table-cell table:style-name="ce1" office:value-type="float" office:value="5.70875725033439" calcext:value-type="float">
            <text:p>5,71</text:p>
          </table:table-cell>
          <table:table-cell table:style-name="ce1" office:value-type="float" office:value="-25.1888558931581" calcext:value-type="float">
            <text:p>-25,19</text:p>
          </table:table-cell>
          <table:table-cell table:style-name="ce1" office:value-type="float" office:value="-42.3363953408532" calcext:value-type="float">
            <text:p>-42,34</text:p>
          </table:table-cell>
          <table:table-cell table:style-name="ce1" office:value-type="float" office:value="1.08953308338656" calcext:value-type="float">
            <text:p>1,09</text:p>
          </table:table-cell>
          <table:table-cell table:style-name="ce1" office:value-type="float" office:value="63.595418583811" calcext:value-type="float">
            <text:p>63,60</text:p>
          </table:table-cell>
          <table:table-cell table:style-name="ce1" office:value-type="float" office:value="33.0273017058578" calcext:value-type="float">
            <text:p>33,03</text:p>
          </table:table-cell>
          <table:table-cell table:style-name="ce1" office:value-type="float" office:value="1.99568513610567" calcext:value-type="float">
            <text:p>2,00</text:p>
          </table:table-cell>
          <table:table-cell table:style-name="ce1" office:value-type="float" office:value="-36.0728235459999" calcext:value-type="float">
            <text:p>-36,07</text:p>
          </table:table-cell>
          <table:table-cell table:style-name="ce1" office:value-type="float" office:value="-48.6527203584319" calcext:value-type="float">
            <text:p>-48,65</text:p>
          </table:table-cell>
          <table:table-cell table:style-name="ce1" office:value-type="float" office:value="0.155443293918872" calcext:value-type="float">
            <text:p>0,16</text:p>
          </table:table-cell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5.0</text:p>
          </table:table-cell>
          <table:table-cell office:value-type="float" office:value="-13.1444700440065" calcext:value-type="float">
            <text:p>-13,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6.0</text:p>
          </table:table-cell>
          <table:table-cell office:value-type="float" office:value="-6.39687623680379" calcext:value-type="float">
            <text:p>-6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7.0</text:p>
          </table:table-cell>
          <table:table-cell office:value-type="float" office:value="19.9124819159023" calcext:value-type="float">
            <text:p>19,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8.0</text:p>
          </table:table-cell>
          <table:table-cell office:value-type="float" office:value="5.30568317948339" calcext:value-type="float">
            <text:p>5,31</text:p>
          </table:table-cell>
          <table:table-cell/>
          <table:table-cell office:value-type="string" calcext:value-type="string">
            <text:p>NO HAY CORRELACION, hacer composites niño/niña, aao+/aao-, temp90/temp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9.0</text:p>
          </table:table-cell>
          <table:table-cell office:value-type="float" office:value="0.619560717631996" calcext:value-type="float">
            <text:p>0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0.0</text:p>
          </table:table-cell>
          <table:table-cell office:value-type="float" office:value="-4.3609705870834" calcext:value-type="float">
            <text:p>-4,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1.0</text:p>
          </table:table-cell>
          <table:table-cell office:value-type="float" office:value="-19.2008188630594" calcext:value-type="float">
            <text:p>-19,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.0</text:p>
          </table:table-cell>
          <table:table-cell office:value-type="string" calcext:value-type="string">
            <text:p>12.0</text:p>
          </table:table-cell>
          <table:table-cell office:value-type="float" office:value="9.30598971874402" calcext:value-type="float">
            <text:p>9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.0</text:p>
          </table:table-cell>
          <table:table-cell office:value-type="float" office:value="1.49719894313889" calcext:value-type="float">
            <text:p>1,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2.0</text:p>
          </table:table-cell>
          <table:table-cell office:value-type="float" office:value="2.9223534915977" calcext:value-type="float">
            <text:p>2,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3.0</text:p>
          </table:table-cell>
          <table:table-cell office:value-type="float" office:value="5.58651719212798" calcext:value-type="float">
            <text:p>5,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4.0</text:p>
          </table:table-cell>
          <table:table-cell office:value-type="float" office:value="-1.33657146001012" calcext:value-type="float">
            <text:p>-1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5.0</text:p>
          </table:table-cell>
          <table:table-cell office:value-type="float" office:value="-22.6682165369029" calcext:value-type="float">
            <text:p>-22,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6.0</text:p>
          </table:table-cell>
          <table:table-cell office:value-type="float" office:value="-19.0414176508173" calcext:value-type="float">
            <text:p>-19,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7.0</text:p>
          </table:table-cell>
          <table:table-cell office:value-type="float" office:value="14.4279345253737" calcext:value-type="float">
            <text:p>14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8.0</text:p>
          </table:table-cell>
          <table:table-cell office:value-type="float" office:value="16.399632616248" calcext:value-type="float">
            <text:p>16,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9.0</text:p>
          </table:table-cell>
          <table:table-cell office:value-type="float" office:value="-9.95038077959621" calcext:value-type="float">
            <text:p>-9,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0.0</text:p>
          </table:table-cell>
          <table:table-cell office:value-type="float" office:value="-13.2599512699319" calcext:value-type="float">
            <text:p>-13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1.0</text:p>
          </table:table-cell>
          <table:table-cell office:value-type="float" office:value="-23.5074980339245" calcext:value-type="float">
            <text:p>-23,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9.0</text:p>
          </table:table-cell>
          <table:table-cell office:value-type="string" calcext:value-type="string">
            <text:p>12.0</text:p>
          </table:table-cell>
          <table:table-cell office:value-type="float" office:value="-5.64809963003682" calcext:value-type="float">
            <text:p>-5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.0</text:p>
          </table:table-cell>
          <table:table-cell office:value-type="float" office:value="-4.39327757699506" calcext:value-type="float">
            <text:p>-4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2.0</text:p>
          </table:table-cell>
          <table:table-cell office:value-type="float" office:value="18.6159296121123" calcext:value-type="float">
            <text:p>18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3.0</text:p>
          </table:table-cell>
          <table:table-cell office:value-type="float" office:value="14.8603518407223" calcext:value-type="float">
            <text:p>14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4.0</text:p>
          </table:table-cell>
          <table:table-cell office:value-type="float" office:value="8.13137984166897" calcext:value-type="float">
            <text:p>8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5.0</text:p>
          </table:table-cell>
          <table:table-cell office:value-type="float" office:value="-20.6259490849874" calcext:value-type="float">
            <text:p>-20,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6.0</text:p>
          </table:table-cell>
          <table:table-cell office:value-type="float" office:value="-16.6044511658107" calcext:value-type="float">
            <text:p>-16,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7.0</text:p>
          </table:table-cell>
          <table:table-cell office:value-type="float" office:value="8.97229175769728" calcext:value-type="float">
            <text:p>8,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8.0</text:p>
          </table:table-cell>
          <table:table-cell office:value-type="float" office:value="19.7072435914124" calcext:value-type="float">
            <text:p>19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9.0</text:p>
          </table:table-cell>
          <table:table-cell office:value-type="float" office:value="6.16938194580521" calcext:value-type="float">
            <text:p>6,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0.0</text:p>
          </table:table-cell>
          <table:table-cell office:value-type="float" office:value="-18.6144748480512" calcext:value-type="float">
            <text:p>-18,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1.0</text:p>
          </table:table-cell>
          <table:table-cell office:value-type="float" office:value="-34.3234390566239" calcext:value-type="float">
            <text:p>-34,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0.0</text:p>
          </table:table-cell>
          <table:table-cell office:value-type="string" calcext:value-type="string">
            <text:p>12.0</text:p>
          </table:table-cell>
          <table:table-cell office:value-type="float" office:value="-17.5360168471753" calcext:value-type="float">
            <text:p>-17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3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4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5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6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7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8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9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0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1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1.0</text:p>
          </table:table-cell>
          <table:table-cell office:value-type="string" calcext:value-type="string">
            <text:p>12.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2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3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4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5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6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7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8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19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0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1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2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3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4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5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6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7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8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9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0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1.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2022.0</text:p>
          </table:table-cell>
          <table:table-cell office:value-type="string" calcext:value-type="string">
            <text:p>12.0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float" office:value="45.5961244309305" calcext:value-type="float">
            <text:p>45,60</text:p>
          </table:table-cell>
          <table:table-cell table:number-columns-repeated="13"/>
        </table:table-row>
        <table:table-row table:style-name="ro1" table:number-rows-repeated="104838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Demanda Argentina</text:p>
          </table:table-cell>
          <table:covered-table-cell table:number-columns-repeated="12"/>
          <table:table-cell table:number-columns-repeated="2"/>
          <table:table-cell table:style-name="ce2" office:value-type="string" calcext:value-type="string" table:number-columns-spanned="12" table:number-rows-spanned="1">
            <text:p>Temperatura</text:p>
          </table:table-cell>
          <table:covered-table-cell table:number-columns-repeated="11"/>
          <table:table-cell/>
          <table:table-cell table:style-name="ce5" office:value-type="string" calcext:value-type="string" table:number-columns-spanned="13" table:number-rows-spanned="1">
            <text:p>MEI</text:p>
          </table:table-cell>
          <table:covered-table-cell table:number-columns-repeated="12"/>
          <table:table-cell/>
          <table:table-cell table:style-name="ce5" office:value-type="string" calcext:value-type="string" table:number-columns-spanned="13" table:number-rows-spanned="1">
            <text:p>AAO</text:p>
          </table:table-cell>
          <table:covered-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1.08681000247197" calcext:value-type="float">
            <text:p>1,09</text:p>
          </table:table-cell>
          <table:table-cell table:style-name="ce1" office:value-type="float" office:value="10.7474420107214" calcext:value-type="float">
            <text:p>10,75</text:p>
          </table:table-cell>
          <table:table-cell table:style-name="ce1" office:value-type="float" office:value="-4.66499107779203" calcext:value-type="float">
            <text:p>-4,66</text:p>
          </table:table-cell>
          <table:table-cell table:style-name="ce1" office:value-type="float" office:value="-17.3684963014594" calcext:value-type="float">
            <text:p>-17,37</text:p>
          </table:table-cell>
          <table:table-cell table:style-name="ce1" office:value-type="float" office:value="1.70602117517066" calcext:value-type="float">
            <text:p>1,71</text:p>
          </table:table-cell>
          <table:table-cell table:style-name="ce1" office:value-type="float" office:value="14.2498959294068" calcext:value-type="float">
            <text:p>14,25</text:p>
          </table:table-cell>
          <table:table-cell table:style-name="ce1" office:value-type="float" office:value="10.027544070892" calcext:value-type="float">
            <text:p>10,03</text:p>
          </table:table-cell>
          <table:table-cell table:style-name="ce1" office:value-type="float" office:value="11.103739509455" calcext:value-type="float">
            <text:p>11,10</text:p>
          </table:table-cell>
          <table:table-cell table:style-name="ce1" office:value-type="float" office:value="-17.1783143187348" calcext:value-type="float">
            <text:p>-17,18</text:p>
          </table:table-cell>
          <table:table-cell table:style-name="ce1" office:value-type="float" office:value="-17.5357187462919" calcext:value-type="float">
            <text:p>-17,54</text:p>
          </table:table-cell>
          <table:table-cell table:style-name="ce1" office:value-type="float" office:value="-11.2905631340962" calcext:value-type="float">
            <text:p>-11,29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" office:value-type="float" office:value="24.4908226355416" calcext:value-type="float">
            <text:p>24,49</text:p>
          </table:table-cell>
          <table:table-cell table:style-name="ce1" office:value-type="float" office:value="24.2869783751275" calcext:value-type="float">
            <text:p>24,29</text:p>
          </table:table-cell>
          <table:table-cell table:style-name="ce1" office:value-type="float" office:value="20.5898289813854" calcext:value-type="float">
            <text:p>20,59</text:p>
          </table:table-cell>
          <table:table-cell table:style-name="ce1" office:value-type="float" office:value="16.9087579106898" calcext:value-type="float">
            <text:p>16,91</text:p>
          </table:table-cell>
          <table:table-cell table:style-name="ce1" office:value-type="float" office:value="10.3034296703661" calcext:value-type="float">
            <text:p>10,30</text:p>
          </table:table-cell>
          <table:table-cell table:style-name="ce1" office:value-type="float" office:value="7.8357917621264" calcext:value-type="float">
            <text:p>7,84</text:p>
          </table:table-cell>
          <table:table-cell table:style-name="ce1" office:value-type="float" office:value="6.55650767864099" calcext:value-type="float">
            <text:p>6,56</text:p>
          </table:table-cell>
          <table:table-cell table:style-name="ce1" office:value-type="float" office:value="7.9433020647439" calcext:value-type="float">
            <text:p>7,94</text:p>
          </table:table-cell>
          <table:table-cell table:style-name="ce1" office:value-type="float" office:value="15.3267689537828" calcext:value-type="float">
            <text:p>15,33</text:p>
          </table:table-cell>
          <table:table-cell table:style-name="ce1" office:value-type="float" office:value="17.6982009172341" calcext:value-type="float">
            <text:p>17,70</text:p>
          </table:table-cell>
          <table:table-cell table:style-name="ce1" office:value-type="float" office:value="18.125576146462" calcext:value-type="float">
            <text:p>18,13</text:p>
          </table:table-cell>
          <table:table-cell table:style-name="ce1" office:value-type="float" office:value="22.8391262389738" calcext:value-type="float">
            <text:p>22,84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 office:value-type="float" office:value="-0.19" calcext:value-type="float">
            <text:p>-0,19</text:p>
          </table:table-cell>
          <table:table-cell office:value-type="float" office:value="-0.32" calcext:value-type="float">
            <text:p>-0,32</text:p>
          </table:table-cell>
          <table:table-cell office:value-type="float" office:value="-0.41" calcext:value-type="float">
            <text:p>-0,41</text:p>
          </table:table-cell>
          <table:table-cell office:value-type="float" office:value="-0.83" calcext:value-type="float">
            <text:p>-0,83</text:p>
          </table:table-cell>
          <table:table-cell office:value-type="float" office:value="-0.75" calcext:value-type="float">
            <text:p>-0,75</text:p>
          </table:table-cell>
          <table:table-cell office:value-type="float" office:value="-0.9" calcext:value-type="float">
            <text:p>-0,9</text:p>
          </table:table-cell>
          <table:table-cell office:value-type="float" office:value="-1.06" calcext:value-type="float">
            <text:p>-1,06</text:p>
          </table:table-cell>
          <table:table-cell office:value-type="float" office:value="-1.13" calcext:value-type="float">
            <text:p>-1,13</text:p>
          </table:table-cell>
          <table:table-cell office:value-type="float" office:value="-1.12" calcext:value-type="float">
            <text:p>-1,12</text:p>
          </table:table-cell>
          <table:table-cell office:value-type="float" office:value="-1.19" calcext:value-type="float">
            <text:p>-1,19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" office:value-type="float" office:value="-0.083" calcext:value-type="float">
            <text:p>-0,08</text:p>
          </table:table-cell>
          <table:table-cell table:style-name="ce1" office:value-type="float" office:value="0.075" calcext:value-type="float">
            <text:p>0,08</text:p>
          </table:table-cell>
          <table:table-cell table:style-name="ce1" office:value-type="float" office:value="-0.57" calcext:value-type="float">
            <text:p>-0,57</text:p>
          </table:table-cell>
          <table:table-cell table:style-name="ce1" office:value-type="float" office:value="-1.035" calcext:value-type="float">
            <text:p>-1,04</text:p>
          </table:table-cell>
          <table:table-cell table:style-name="ce1" office:value-type="float" office:value="-0.612" calcext:value-type="float">
            <text:p>-0,61</text:p>
          </table:table-cell>
          <table:table-cell table:style-name="ce1" office:value-type="float" office:value="-1.198" calcext:value-type="float">
            <text:p>-1,20</text:p>
          </table:table-cell>
          <table:table-cell table:style-name="ce1" office:value-type="float" office:value="-2.631" calcext:value-type="float">
            <text:p>-2,63</text:p>
          </table:table-cell>
          <table:table-cell table:style-name="ce1" office:value-type="float" office:value="-0.108" calcext:value-type="float">
            <text:p>-0,11</text:p>
          </table:table-cell>
          <table:table-cell table:style-name="ce1" office:value-type="float" office:value="0.031" calcext:value-type="float">
            <text:p>0,03</text:p>
          </table:table-cell>
          <table:table-cell table:style-name="ce1" office:value-type="float" office:value="-0.434" calcext:value-type="float">
            <text:p>-0,43</text:p>
          </table:table-cell>
          <table:table-cell table:style-name="ce1" office:value-type="float" office:value="-0.984" calcext:value-type="float">
            <text:p>-0,98</text:p>
          </table:table-cell>
          <table:table-cell table:style-name="ce1" office:value-type="float" office:value="1.929" calcext:value-type="float">
            <text:p>1,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float" office:value="1.84496312904699" calcext:value-type="float">
            <text:p>1,84</text:p>
          </table:table-cell>
          <table:table-cell table:style-name="ce1" office:value-type="float" office:value="11.9858262569716" calcext:value-type="float">
            <text:p>11,99</text:p>
          </table:table-cell>
          <table:table-cell table:style-name="ce1" office:value-type="float" office:value="15.7997283312275" calcext:value-type="float">
            <text:p>15,80</text:p>
          </table:table-cell>
          <table:table-cell table:style-name="ce1" office:value-type="float" office:value="-10.5371235350696" calcext:value-type="float">
            <text:p>-10,54</text:p>
          </table:table-cell>
          <table:table-cell table:style-name="ce1" office:value-type="float" office:value="-13.1444700440065" calcext:value-type="float">
            <text:p>-13,14</text:p>
          </table:table-cell>
          <table:table-cell table:style-name="ce1" office:value-type="float" office:value="-6.39687623680379" calcext:value-type="float">
            <text:p>-6,40</text:p>
          </table:table-cell>
          <table:table-cell table:style-name="ce1" office:value-type="float" office:value="19.9124819159023" calcext:value-type="float">
            <text:p>19,91</text:p>
          </table:table-cell>
          <table:table-cell table:style-name="ce1" office:value-type="float" office:value="5.30568317948339" calcext:value-type="float">
            <text:p>5,31</text:p>
          </table:table-cell>
          <table:table-cell table:style-name="ce1" office:value-type="float" office:value="0.619560717631996" calcext:value-type="float">
            <text:p>0,62</text:p>
          </table:table-cell>
          <table:table-cell table:style-name="ce1" office:value-type="float" office:value="-4.3609705870834" calcext:value-type="float">
            <text:p>-4,36</text:p>
          </table:table-cell>
          <table:table-cell table:style-name="ce1" office:value-type="float" office:value="-19.2008188630594" calcext:value-type="float">
            <text:p>-19,20</text:p>
          </table:table-cell>
          <table:table-cell table:style-name="ce1" office:value-type="float" office:value="9.30598971874402" calcext:value-type="float">
            <text:p>9,31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 office:value-type="float" office:value="24.6040382978062" calcext:value-type="float">
            <text:p>24,60</text:p>
          </table:table-cell>
          <table:table-cell table:style-name="ce1" office:value-type="float" office:value="24.4344247122726" calcext:value-type="float">
            <text:p>24,43</text:p>
          </table:table-cell>
          <table:table-cell table:style-name="ce1" office:value-type="float" office:value="20.5556932230597" calcext:value-type="float">
            <text:p>20,56</text:p>
          </table:table-cell>
          <table:table-cell table:style-name="ce1" office:value-type="float" office:value="16.5715251259013" calcext:value-type="float">
            <text:p>16,57</text:p>
          </table:table-cell>
          <table:table-cell table:style-name="ce1" office:value-type="float" office:value="13.4359831134084" calcext:value-type="float">
            <text:p>13,44</text:p>
          </table:table-cell>
          <table:table-cell table:style-name="ce1" office:value-type="float" office:value="9.21614066483646" calcext:value-type="float">
            <text:p>9,22</text:p>
          </table:table-cell>
          <table:table-cell table:style-name="ce1" office:value-type="float" office:value="12.538928636221" calcext:value-type="float">
            <text:p>12,54</text:p>
          </table:table-cell>
          <table:table-cell table:style-name="ce1" office:value-type="float" office:value="11.1419946954819" calcext:value-type="float">
            <text:p>11,14</text:p>
          </table:table-cell>
          <table:table-cell table:style-name="ce1" office:value-type="float" office:value="13.5367612251711" calcext:value-type="float">
            <text:p>13,54</text:p>
          </table:table-cell>
          <table:table-cell table:style-name="ce1" office:value-type="float" office:value="17.3720346163845" calcext:value-type="float">
            <text:p>17,37</text:p>
          </table:table-cell>
          <table:table-cell table:style-name="ce1" office:value-type="float" office:value="24.5056753156582" calcext:value-type="float">
            <text:p>24,51</text:p>
          </table:table-cell>
          <table:table-cell table:style-name="ce1" office:value-type="float" office:value="24.1091987917926" calcext:value-type="float">
            <text:p>24,11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-1.06" calcext:value-type="float">
            <text:p>-1,06</text:p>
          </table:table-cell>
          <table:table-cell office:value-type="float" office:value="-1.27" calcext:value-type="float">
            <text:p>-1,27</text:p>
          </table:table-cell>
          <table:table-cell office:value-type="float" office:value="-1.52" calcext:value-type="float">
            <text:p>-1,52</text:p>
          </table:table-cell>
          <table:table-cell office:value-type="float" office:value="-1.11" calcext:value-type="float">
            <text:p>-1,11</text:p>
          </table:table-cell>
          <table:table-cell office:value-type="float" office:value="-0.99" calcext:value-type="float">
            <text:p>-0,99</text:p>
          </table:table-cell>
          <table:table-cell office:value-type="float" office:value="-0.8" calcext:value-type="float">
            <text:p>-0,8</text:p>
          </table:table-cell>
          <table:table-cell office:value-type="float" office:value="-0.78" calcext:value-type="float">
            <text:p>-0,78</text:p>
          </table:table-cell>
          <table:table-cell office:value-type="float" office:value="-1.01" calcext:value-type="float">
            <text:p>-1,01</text:p>
          </table:table-cell>
          <table:table-cell office:value-type="float" office:value="-1.02" calcext:value-type="float">
            <text:p>-1,02</text:p>
          </table:table-cell>
          <table:table-cell office:value-type="float" office:value="-1.08" calcext:value-type="float">
            <text:p>-1,08</text:p>
          </table:table-cell>
          <table:table-cell office:value-type="float" office:value="-0.98" calcext:value-type="float">
            <text:p>-0,98</text:p>
          </table:table-cell>
          <table:table-cell office:value-type="float" office:value="-1.01" calcext:value-type="float">
            <text:p>-1,01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 office:value-type="float" office:value="1.208" calcext:value-type="float">
            <text:p>1,21</text:p>
          </table:table-cell>
          <table:table-cell table:style-name="ce1" office:value-type="float" office:value="1.147" calcext:value-type="float">
            <text:p>1,15</text:p>
          </table:table-cell>
          <table:table-cell table:style-name="ce1" office:value-type="float" office:value="0.587" calcext:value-type="float">
            <text:p>0,59</text:p>
          </table:table-cell>
          <table:table-cell table:style-name="ce1" office:value-type="float" office:value="-0.873" calcext:value-type="float">
            <text:p>-0,87</text:p>
          </table:table-cell>
          <table:table-cell table:style-name="ce1" office:value-type="float" office:value="-0.49" calcext:value-type="float">
            <text:p>-0,49</text:p>
          </table:table-cell>
          <table:table-cell table:style-name="ce1" office:value-type="float" office:value="1.348" calcext:value-type="float">
            <text:p>1,35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.087" calcext:value-type="float">
            <text:p>0,09</text:p>
          </table:table-cell>
          <table:table-cell table:style-name="ce1" office:value-type="float" office:value="1.386" calcext:value-type="float">
            <text:p>1,39</text:p>
          </table:table-cell>
          <table:table-cell table:style-name="ce1" office:value-type="float" office:value="1.215" calcext:value-type="float">
            <text:p>1,22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94" calcext:value-type="float">
            <text:p>1,1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float" office:value="1.49719894313889" calcext:value-type="float">
            <text:p>1,50</text:p>
          </table:table-cell>
          <table:table-cell table:style-name="ce1" office:value-type="float" office:value="2.9223534915977" calcext:value-type="float">
            <text:p>2,92</text:p>
          </table:table-cell>
          <table:table-cell table:style-name="ce1" office:value-type="float" office:value="5.58651719212798" calcext:value-type="float">
            <text:p>5,59</text:p>
          </table:table-cell>
          <table:table-cell table:style-name="ce1" office:value-type="float" office:value="-1.33657146001012" calcext:value-type="float">
            <text:p>-1,34</text:p>
          </table:table-cell>
          <table:table-cell table:style-name="ce1" office:value-type="float" office:value="-22.6682165369029" calcext:value-type="float">
            <text:p>-22,67</text:p>
          </table:table-cell>
          <table:table-cell table:style-name="ce1" office:value-type="float" office:value="-19.0414176508173" calcext:value-type="float">
            <text:p>-19,04</text:p>
          </table:table-cell>
          <table:table-cell table:style-name="ce1" office:value-type="float" office:value="14.4279345253737" calcext:value-type="float">
            <text:p>14,43</text:p>
          </table:table-cell>
          <table:table-cell table:style-name="ce1" office:value-type="float" office:value="16.399632616248" calcext:value-type="float">
            <text:p>16,40</text:p>
          </table:table-cell>
          <table:table-cell table:style-name="ce1" office:value-type="float" office:value="-9.95038077959621" calcext:value-type="float">
            <text:p>-9,95</text:p>
          </table:table-cell>
          <table:table-cell table:style-name="ce1" office:value-type="float" office:value="-13.2599512699319" calcext:value-type="float">
            <text:p>-13,26</text:p>
          </table:table-cell>
          <table:table-cell table:style-name="ce1" office:value-type="float" office:value="-23.5074980339245" calcext:value-type="float">
            <text:p>-23,51</text:p>
          </table:table-cell>
          <table:table-cell table:style-name="ce1" office:value-type="float" office:value="-5.64809963003682" calcext:value-type="float">
            <text:p>-5,65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 office:value-type="float" office:value="25.3144797079247" calcext:value-type="float">
            <text:p>25,31</text:p>
          </table:table-cell>
          <table:table-cell table:style-name="ce1" office:value-type="float" office:value="23.8751424400432" calcext:value-type="float">
            <text:p>23,88</text:p>
          </table:table-cell>
          <table:table-cell table:style-name="ce1" office:value-type="float" office:value="22.5291454769743" calcext:value-type="float">
            <text:p>22,53</text:p>
          </table:table-cell>
          <table:table-cell table:style-name="ce1" office:value-type="float" office:value="18.3644204596311" calcext:value-type="float">
            <text:p>18,36</text:p>
          </table:table-cell>
          <table:table-cell table:style-name="ce1" office:value-type="float" office:value="14.7164331680245" calcext:value-type="float">
            <text:p>14,72</text:p>
          </table:table-cell>
          <table:table-cell table:style-name="ce1" office:value-type="float" office:value="9.26044844705315" calcext:value-type="float">
            <text:p>9,26</text:p>
          </table:table-cell>
          <table:table-cell table:style-name="ce1" office:value-type="float" office:value="8.1682499383792" calcext:value-type="float">
            <text:p>8,17</text:p>
          </table:table-cell>
          <table:table-cell table:style-name="ce1" office:value-type="float" office:value="13.1417274619526" calcext:value-type="float">
            <text:p>13,14</text:p>
          </table:table-cell>
          <table:table-cell table:style-name="ce1" office:value-type="float" office:value="12.2086806978435" calcext:value-type="float">
            <text:p>12,21</text:p>
          </table:table-cell>
          <table:table-cell table:style-name="ce1" office:value-type="float" office:value="16.4341589646767" calcext:value-type="float">
            <text:p>16,43</text:p>
          </table:table-cell>
          <table:table-cell table:style-name="ce1" office:value-type="float" office:value="21.0884072538751" calcext:value-type="float">
            <text:p>21,09</text:p>
          </table:table-cell>
          <table:table-cell table:style-name="ce1" office:value-type="float" office:value="21.9885202404926" calcext:value-type="float">
            <text:p>21,99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-1.01" calcext:value-type="float">
            <text:p>-1,01</text:p>
          </table:table-cell>
          <table:table-cell office:value-type="float" office:value="-0.85" calcext:value-type="float">
            <text:p>-0,85</text:p>
          </table:table-cell>
          <table:table-cell office:value-type="float" office:value="-0.95" calcext:value-type="float">
            <text:p>-0,95</text:p>
          </table:table-cell>
          <table:table-cell office:value-type="float" office:value="-0.81" calcext:value-type="float">
            <text:p>-0,81</text:p>
          </table:table-cell>
          <table:table-cell office:value-type="float" office:value="-0.72" calcext:value-type="float">
            <text:p>-0,72</text:p>
          </table:table-cell>
          <table:table-cell office:value-type="float" office:value="-0.05" calcext:value-type="float">
            <text:p>-0,05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42" calcext:value-type="float">
            <text:p>0,42</text:p>
          </table:table-cell>
          <table:table-cell office:value-type="float" office:value="0.56" calcext:value-type="float">
            <text:p>0,56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 office:value-type="float" office:value="0.963" calcext:value-type="float">
            <text:p>0,96</text:p>
          </table:table-cell>
          <table:table-cell table:style-name="ce1" office:value-type="float" office:value="0.456" calcext:value-type="float">
            <text:p>0,46</text:p>
          </table:table-cell>
          <table:table-cell table:style-name="ce1" office:value-type="float" office:value="0.605" calcext:value-type="float">
            <text:p>0,61</text:p>
          </table:table-cell>
          <table:table-cell table:style-name="ce1" office:value-type="float" office:value="0.029" calcext:value-type="float">
            <text:p>0,03</text:p>
          </table:table-cell>
          <table:table-cell table:style-name="ce1" office:value-type="float" office:value="-0.733" calcext:value-type="float">
            <text:p>-0,73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-1.234" calcext:value-type="float">
            <text:p>-1,23</text:p>
          </table:table-cell>
          <table:table-cell table:style-name="ce1" office:value-type="float" office:value="-0.686" calcext:value-type="float">
            <text:p>-0,69</text:p>
          </table:table-cell>
          <table:table-cell table:style-name="ce1" office:value-type="float" office:value="-0.017" calcext:value-type="float">
            <text:p>-0,02</text:p>
          </table:table-cell>
          <table:table-cell table:style-name="ce1" office:value-type="float" office:value="0.085" calcext:value-type="float">
            <text:p>0,09</text:p>
          </table:table-cell>
          <table:table-cell table:style-name="ce1" office:value-type="float" office:value="-1.915" calcext:value-type="float">
            <text:p>-1,92</text:p>
          </table:table-cell>
          <table:table-cell table:style-name="ce1" office:value-type="float" office:value="0.607" calcext:value-type="float">
            <text:p>0,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-4.39327757699506" calcext:value-type="float">
            <text:p>-4,39</text:p>
          </table:table-cell>
          <table:table-cell table:style-name="ce1" office:value-type="float" office:value="18.6159296121123" calcext:value-type="float">
            <text:p>18,62</text:p>
          </table:table-cell>
          <table:table-cell table:style-name="ce1" office:value-type="float" office:value="14.8603518407223" calcext:value-type="float">
            <text:p>14,86</text:p>
          </table:table-cell>
          <table:table-cell table:style-name="ce1" office:value-type="float" office:value="8.13137984166897" calcext:value-type="float">
            <text:p>8,13</text:p>
          </table:table-cell>
          <table:table-cell table:style-name="ce1" office:value-type="float" office:value="-20.6259490849874" calcext:value-type="float">
            <text:p>-20,63</text:p>
          </table:table-cell>
          <table:table-cell table:style-name="ce1" office:value-type="float" office:value="-16.6044511658107" calcext:value-type="float">
            <text:p>-16,60</text:p>
          </table:table-cell>
          <table:table-cell table:style-name="ce1" office:value-type="float" office:value="8.97229175769728" calcext:value-type="float">
            <text:p>8,97</text:p>
          </table:table-cell>
          <table:table-cell table:style-name="ce1" office:value-type="float" office:value="19.7072435914124" calcext:value-type="float">
            <text:p>19,71</text:p>
          </table:table-cell>
          <table:table-cell table:style-name="ce1" office:value-type="float" office:value="6.16938194580521" calcext:value-type="float">
            <text:p>6,17</text:p>
          </table:table-cell>
          <table:table-cell table:style-name="ce1" office:value-type="float" office:value="-18.6144748480512" calcext:value-type="float">
            <text:p>-18,61</text:p>
          </table:table-cell>
          <table:table-cell table:style-name="ce1" office:value-type="float" office:value="-34.3234390566239" calcext:value-type="float">
            <text:p>-34,32</text:p>
          </table:table-cell>
          <table:table-cell table:style-name="ce1" office:value-type="float" office:value="-17.5360168471753" calcext:value-type="float">
            <text:p>-17,5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office:value-type="float" office:value="24.9642749466075" calcext:value-type="float">
            <text:p>24,96</text:p>
          </table:table-cell>
          <table:table-cell table:style-name="ce1" office:value-type="float" office:value="22.8182900058236" calcext:value-type="float">
            <text:p>22,82</text:p>
          </table:table-cell>
          <table:table-cell table:style-name="ce1" office:value-type="float" office:value="21.2475590878304" calcext:value-type="float">
            <text:p>21,25</text:p>
          </table:table-cell>
          <table:table-cell table:style-name="ce1" office:value-type="float" office:value="15.58264238509" calcext:value-type="float">
            <text:p>15,58</text:p>
          </table:table-cell>
          <table:table-cell table:style-name="ce1" office:value-type="float" office:value="13.6464361794574" calcext:value-type="float">
            <text:p>13,65</text:p>
          </table:table-cell>
          <table:table-cell table:style-name="ce1" office:value-type="float" office:value="10.1100325586453" calcext:value-type="float">
            <text:p>10,11</text:p>
          </table:table-cell>
          <table:table-cell table:style-name="ce1" office:value-type="float" office:value="8.51451713029056" calcext:value-type="float">
            <text:p>8,51</text:p>
          </table:table-cell>
          <table:table-cell table:style-name="ce1" office:value-type="float" office:value="9.82122526045597" calcext:value-type="float">
            <text:p>9,82</text:p>
          </table:table-cell>
          <table:table-cell table:style-name="ce1" office:value-type="float" office:value="13.4017169739598" calcext:value-type="float">
            <text:p>13,40</text:p>
          </table:table-cell>
          <table:table-cell table:style-name="ce1" office:value-type="float" office:value="15.6252225426927" calcext:value-type="float">
            <text:p>15,63</text:p>
          </table:table-cell>
          <table:table-cell table:style-name="ce1" office:value-type="float" office:value="19.8651910787143" calcext:value-type="float">
            <text:p>19,87</text:p>
          </table:table-cell>
          <table:table-cell table:style-name="ce1" office:value-type="float" office:value="24.4451897803544" calcext:value-type="float">
            <text:p>24,45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.93" calcext:value-type="float">
            <text:p>0,93</text:p>
          </table:table-cell>
          <table:table-cell office:value-type="float" office:value="1.28" calcext:value-type="float">
            <text:p>1,28</text:p>
          </table:table-cell>
          <table:table-cell office:value-type="float" office:value="1.33" calcext:value-type="float">
            <text:p>1,33</text:p>
          </table:table-cell>
          <table:table-cell office:value-type="float" office:value="0.49" calcext:value-type="float">
            <text:p>0,49</text:p>
          </table:table-cell>
          <table:table-cell office:value-type="float" office:value="-0.12" calcext:value-type="float">
            <text:p>-0,12</text:p>
          </table:table-cell>
          <table:table-cell office:value-type="float" office:value="-1.29" calcext:value-type="float">
            <text:p>-1,29</text:p>
          </table:table-cell>
          <table:table-cell office:value-type="float" office:value="-2.43" calcext:value-type="float">
            <text:p>-2,43</text:p>
          </table:table-cell>
          <table:table-cell office:value-type="float" office:value="-2.38" calcext:value-type="float">
            <text:p>-2,38</text:p>
          </table:table-cell>
          <table:table-cell office:value-type="float" office:value="-2.26" calcext:value-type="float">
            <text:p>-2,26</text:p>
          </table:table-cell>
          <table:table-cell office:value-type="float" office:value="-2.16" calcext:value-type="float">
            <text:p>-2,16</text:p>
          </table:table-cell>
          <table:table-cell office:value-type="float" office:value="-2.01" calcext:value-type="float">
            <text:p>-2,01</text:p>
          </table:table-cell>
          <table:table-cell office:value-type="float" office:value="-1.86" calcext:value-type="float">
            <text:p>-1,86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office:value-type="float" office:value="-0.757" calcext:value-type="float">
            <text:p>-0,76</text:p>
          </table:table-cell>
          <table:table-cell table:style-name="ce1" office:value-type="float" office:value="-0.775" calcext:value-type="float">
            <text:p>-0,78</text:p>
          </table:table-cell>
          <table:table-cell table:style-name="ce1" office:value-type="float" office:value="0.108" calcext:value-type="float">
            <text:p>0,11</text:p>
          </table:table-cell>
          <table:table-cell table:style-name="ce1" office:value-type="float" office:value="0.377" calcext:value-type="float">
            <text:p>0,38</text:p>
          </table:table-cell>
          <table:table-cell table:style-name="ce1" office:value-type="float" office:value="1.021" calcext:value-type="float">
            <text:p>1,02</text:p>
          </table:table-cell>
          <table:table-cell table:style-name="ce1" office:value-type="float" office:value="2.071" calcext:value-type="float">
            <text:p>2,07</text:p>
          </table:table-cell>
          <table:table-cell table:style-name="ce1" office:value-type="float" office:value="2.424" calcext:value-type="float">
            <text:p>2,42</text:p>
          </table:table-cell>
          <table:table-cell table:style-name="ce1" office:value-type="float" office:value="1.51" calcext:value-type="float">
            <text:p>1,51</text:p>
          </table:table-cell>
          <table:table-cell table:style-name="ce1" office:value-type="float" office:value="0.402" calcext:value-type="float">
            <text:p>0,40</text:p>
          </table:table-cell>
          <table:table-cell table:style-name="ce1" office:value-type="float" office:value="1.335" calcext:value-type="float">
            <text:p>1,34</text:p>
          </table:table-cell>
          <table:table-cell table:style-name="ce1" office:value-type="float" office:value="1.516" calcext:value-type="float">
            <text:p>1,52</text:p>
          </table:table-cell>
          <table:table-cell table:style-name="ce1" office:value-type="float" office:value="0.205" calcext:value-type="float">
            <text:p>0,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14.9378192282636" calcext:value-type="float">
            <text:p>14,94</text:p>
          </table:table-cell>
          <table:table-cell table:style-name="ce1" office:value-type="float" office:value="17.5859483207441" calcext:value-type="float">
            <text:p>17,59</text:p>
          </table:table-cell>
          <table:table-cell table:style-name="ce1" office:value-type="float" office:value="12.7314238814746" calcext:value-type="float">
            <text:p>12,73</text:p>
          </table:table-cell>
          <table:table-cell table:style-name="ce1" office:value-type="float" office:value="3.74982925770571" calcext:value-type="float">
            <text:p>3,75</text:p>
          </table:table-cell>
          <table:table-cell table:style-name="ce1" office:value-type="float" office:value="-22.2546270350862" calcext:value-type="float">
            <text:p>-22,25</text:p>
          </table:table-cell>
          <table:table-cell table:style-name="ce1" office:value-type="float" office:value="-12.9305874865563" calcext:value-type="float">
            <text:p>-12,93</text:p>
          </table:table-cell>
          <table:table-cell table:style-name="ce1" office:value-type="float" office:value="17.1397078008035" calcext:value-type="float">
            <text:p>17,14</text:p>
          </table:table-cell>
          <table:table-cell table:style-name="ce1" office:value-type="float" office:value="17.5551402940675" calcext:value-type="float">
            <text:p>17,56</text:p>
          </table:table-cell>
          <table:table-cell table:style-name="ce1" office:value-type="float" office:value="9.86909190617907" calcext:value-type="float">
            <text:p>9,87</text:p>
          </table:table-cell>
          <table:table-cell table:style-name="ce1" office:value-type="float" office:value="-22.5490127495478" calcext:value-type="float">
            <text:p>-22,55</text:p>
          </table:table-cell>
          <table:table-cell table:style-name="ce1" office:value-type="float" office:value="-35.5101298116929" calcext:value-type="float">
            <text:p>-35,51</text:p>
          </table:table-cell>
          <table:table-cell table:style-name="ce1" office:value-type="float" office:value="-9.72821258407163" calcext:value-type="float">
            <text:p>-9,73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" office:value-type="float" office:value="24.8004837079282" calcext:value-type="float">
            <text:p>24,80</text:p>
          </table:table-cell>
          <table:table-cell table:style-name="ce1" office:value-type="float" office:value="22.7483745809272" calcext:value-type="float">
            <text:p>22,75</text:p>
          </table:table-cell>
          <table:table-cell table:style-name="ce1" office:value-type="float" office:value="20.9197516381169" calcext:value-type="float">
            <text:p>20,92</text:p>
          </table:table-cell>
          <table:table-cell table:style-name="ce1" office:value-type="float" office:value="17.0549345529905" calcext:value-type="float">
            <text:p>17,05</text:p>
          </table:table-cell>
          <table:table-cell table:style-name="ce1" office:value-type="float" office:value="12.751660606677" calcext:value-type="float">
            <text:p>12,75</text:p>
          </table:table-cell>
          <table:table-cell table:style-name="ce1" office:value-type="float" office:value="9.35835854193307" calcext:value-type="float">
            <text:p>9,36</text:p>
          </table:table-cell>
          <table:table-cell table:style-name="ce1" office:value-type="float" office:value="8.25435228987599" calcext:value-type="float">
            <text:p>8,25</text:p>
          </table:table-cell>
          <table:table-cell table:style-name="ce1" office:value-type="float" office:value="10.0015952695738" calcext:value-type="float">
            <text:p>10,00</text:p>
          </table:table-cell>
          <table:table-cell table:style-name="ce1" office:value-type="float" office:value="14.3434178517742" calcext:value-type="float">
            <text:p>14,34</text:p>
          </table:table-cell>
          <table:table-cell table:style-name="ce1" office:value-type="float" office:value="16.2907974069145" calcext:value-type="float">
            <text:p>16,29</text:p>
          </table:table-cell>
          <table:table-cell table:style-name="ce1" office:value-type="float" office:value="22.1482214697141" calcext:value-type="float">
            <text:p>22,15</text:p>
          </table:table-cell>
          <table:table-cell table:style-name="ce1" office:value-type="float" office:value="23.2307896944224" calcext:value-type="float">
            <text:p>23,23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-1.77" calcext:value-type="float">
            <text:p>-1,77</text:p>
          </table:table-cell>
          <table:table-cell office:value-type="float" office:value="-1.59" calcext:value-type="float">
            <text:p>-1,59</text:p>
          </table:table-cell>
          <table:table-cell office:value-type="float" office:value="-1.75" calcext:value-type="float">
            <text:p>-1,75</text:p>
          </table:table-cell>
          <table:table-cell office:value-type="float" office:value="-1.69" calcext:value-type="float">
            <text:p>-1,69</text:p>
          </table:table-cell>
          <table:table-cell office:value-type="float" office:value="-1.23" calcext:value-type="float">
            <text:p>-1,23</text:p>
          </table:table-cell>
          <table:table-cell office:value-type="float" office:value="-1.02" calcext:value-type="float">
            <text:p>-1,02</text:p>
          </table:table-cell>
          <table:table-cell office:value-type="float" office:value="-0.75" calcext:value-type="float">
            <text:p>-0,75</text:p>
          </table:table-cell>
          <table:table-cell office:value-type="float" office:value="-0.81" calcext:value-type="float">
            <text:p>-0,81</text:p>
          </table:table-cell>
          <table:table-cell office:value-type="float" office:value="-1.08" calcext:value-type="float">
            <text:p>-1,08</text:p>
          </table:table-cell>
          <table:table-cell office:value-type="float" office:value="-1.3" calcext:value-type="float">
            <text:p>-1,3</text:p>
          </table:table-cell>
          <table:table-cell office:value-type="float" office:value="-1.14" calcext:value-type="float">
            <text:p>-1,14</text:p>
          </table:table-cell>
          <table:table-cell office:value-type="float" office:value="-1.18" calcext:value-type="float">
            <text:p>-1,18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" office:value-type="float" office:value="0.052" calcext:value-type="float">
            <text:p>0,05</text:p>
          </table:table-cell>
          <table:table-cell table:style-name="ce1" office:value-type="float" office:value="1.074" calcext:value-type="float">
            <text:p>1,07</text:p>
          </table:table-cell>
          <table:table-cell table:style-name="ce1" office:value-type="float" office:value="-0.296" calcext:value-type="float">
            <text:p>-0,30</text:p>
          </table:table-cell>
          <table:table-cell table:style-name="ce1" office:value-type="float" office:value="-0.87" calcext:value-type="float">
            <text:p>-0,87</text:p>
          </table:table-cell>
          <table:table-cell table:style-name="ce1" office:value-type="float" office:value="1.266" calcext:value-type="float">
            <text:p>1,27</text:p>
          </table:table-cell>
          <table:table-cell table:style-name="ce1" office:value-type="float" office:value="-0.099" calcext:value-type="float">
            <text:p>-0,10</text:p>
          </table:table-cell>
          <table:table-cell table:style-name="ce1" office:value-type="float" office:value="-1.384" calcext:value-type="float">
            <text:p>-1,38</text:p>
          </table:table-cell>
          <table:table-cell table:style-name="ce1" office:value-type="float" office:value="-1.202" calcext:value-type="float">
            <text:p>-1,20</text:p>
          </table:table-cell>
          <table:table-cell table:style-name="ce1" office:value-type="float" office:value="-1.25" calcext:value-type="float">
            <text:p>-1,25</text:p>
          </table:table-cell>
          <table:table-cell table:style-name="ce1" office:value-type="float" office:value="0.388" calcext:value-type="float">
            <text:p>0,39</text:p>
          </table:table-cell>
          <table:table-cell table:style-name="ce1" office:value-type="float" office:value="-0.908" calcext:value-type="float">
            <text:p>-0,91</text:p>
          </table:table-cell>
          <table:table-cell table:style-name="ce1" office:value-type="float" office:value="2.573" calcext:value-type="float">
            <text:p>2,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 office:value-type="float" office:value="1.35741992332872" calcext:value-type="float">
            <text:p>1,36</text:p>
          </table:table-cell>
          <table:table-cell table:style-name="ce1" office:value-type="float" office:value="23.9784258109377" calcext:value-type="float">
            <text:p>23,98</text:p>
          </table:table-cell>
          <table:table-cell table:style-name="ce1" office:value-type="float" office:value="22.1871718977472" calcext:value-type="float">
            <text:p>22,19</text:p>
          </table:table-cell>
          <table:table-cell table:style-name="ce1" office:value-type="float" office:value="-0.311984888730418" calcext:value-type="float">
            <text:p>-0,31</text:p>
          </table:table-cell>
          <table:table-cell table:style-name="ce1" office:value-type="float" office:value="-31.7934812501734" calcext:value-type="float">
            <text:p>-31,79</text:p>
          </table:table-cell>
          <table:table-cell table:style-name="ce1" office:value-type="float" office:value="-22.3160449729266" calcext:value-type="float">
            <text:p>-22,32</text:p>
          </table:table-cell>
          <table:table-cell table:style-name="ce1" office:value-type="float" office:value="12.5271514561018" calcext:value-type="float">
            <text:p>12,53</text:p>
          </table:table-cell>
          <table:table-cell table:style-name="ce1" office:value-type="float" office:value="27.0514133163558" calcext:value-type="float">
            <text:p>27,05</text:p>
          </table:table-cell>
          <table:table-cell table:style-name="ce1" office:value-type="float" office:value="2.8168558931215" calcext:value-type="float">
            <text:p>2,82</text:p>
          </table:table-cell>
          <table:table-cell table:style-name="ce1" office:value-type="float" office:value="-22.935523493672" calcext:value-type="float">
            <text:p>-22,94</text:p>
          </table:table-cell>
          <table:table-cell table:style-name="ce1" office:value-type="float" office:value="-24.2926575846094" calcext:value-type="float">
            <text:p>-24,29</text:p>
          </table:table-cell>
          <table:table-cell table:style-name="ce1" office:value-type="float" office:value="-1.22356973932886" calcext:value-type="float">
            <text:p>-1,22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" office:value-type="float" office:value="26.2979391614354" calcext:value-type="float">
            <text:p>26,30</text:p>
          </table:table-cell>
          <table:table-cell table:style-name="ce1" office:value-type="float" office:value="23.7610913872433" calcext:value-type="float">
            <text:p>23,76</text:p>
          </table:table-cell>
          <table:table-cell table:style-name="ce1" office:value-type="float" office:value="20.6061555197733" calcext:value-type="float">
            <text:p>20,61</text:p>
          </table:table-cell>
          <table:table-cell table:style-name="ce1" office:value-type="float" office:value="16.7138915274545" calcext:value-type="float">
            <text:p>16,71</text:p>
          </table:table-cell>
          <table:table-cell table:style-name="ce1" office:value-type="float" office:value="14.867397316" calcext:value-type="float">
            <text:p>14,87</text:p>
          </table:table-cell>
          <table:table-cell table:style-name="ce1" office:value-type="float" office:value="9.612706464865" calcext:value-type="float">
            <text:p>9,61</text:p>
          </table:table-cell>
          <table:table-cell table:style-name="ce1" office:value-type="float" office:value="7.11291440906894" calcext:value-type="float">
            <text:p>7,11</text:p>
          </table:table-cell>
          <table:table-cell table:style-name="ce1" office:value-type="float" office:value="12.1754514790019" calcext:value-type="float">
            <text:p>12,18</text:p>
          </table:table-cell>
          <table:table-cell table:style-name="ce1" office:value-type="float" office:value="14.0291576296814" calcext:value-type="float">
            <text:p>14,03</text:p>
          </table:table-cell>
          <table:table-cell table:style-name="ce1" office:value-type="float" office:value="17.2068535127669" calcext:value-type="float">
            <text:p>17,21</text:p>
          </table:table-cell>
          <table:table-cell table:style-name="ce1" office:value-type="float" office:value="20.6141263488801" calcext:value-type="float">
            <text:p>20,61</text:p>
          </table:table-cell>
          <table:table-cell table:style-name="ce1" office:value-type="float" office:value="22.4287981818272" calcext:value-type="float">
            <text:p>22,4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-1.07" calcext:value-type="float">
            <text:p>-1,07</text:p>
          </table:table-cell>
          <table:table-cell office:value-type="float" office:value="-0.68" calcext:value-type="float">
            <text:p>-0,68</text:p>
          </table:table-cell>
          <table:table-cell office:value-type="float" office:value="-0.58" calcext:value-type="float">
            <text:p>-0,58</text:p>
          </table:table-cell>
          <table:table-cell office:value-type="float" office:value="-0.38" calcext:value-type="float">
            <text:p>-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-0.28" calcext:value-type="float">
            <text:p>-0,28</text:p>
          </table:table-cell>
          <table:table-cell office:value-type="float" office:value="0.34" calcext:value-type="float">
            <text:p>0,3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19" calcext:value-type="float">
            <text:p>-0,19</text:p>
          </table:table-cell>
          <table:table-cell table:number-columns-repeated="2" office:value-type="float" office:value="-0.03" calcext:value-type="float">
            <text:p>-0,0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" office:value-type="float" office:value="1.583" calcext:value-type="float">
            <text:p>1,58</text:p>
          </table:table-cell>
          <table:table-cell table:style-name="ce1" office:value-type="float" office:value="-0.283" calcext:value-type="float">
            <text:p>-0,28</text:p>
          </table:table-cell>
          <table:table-cell table:style-name="ce1" office:value-type="float" office:value="0.275" calcext:value-type="float">
            <text:p>0,28</text:p>
          </table:table-cell>
          <table:table-cell table:style-name="ce1" office:value-type="float" office:value="0.666" calcext:value-type="float">
            <text:p>0,67</text:p>
          </table:table-cell>
          <table:table-cell table:style-name="ce1" office:value-type="float" office:value="0.153" calcext:value-type="float">
            <text:p>0,15</text:p>
          </table:table-cell>
          <table:table-cell table:style-name="ce1" office:value-type="float" office:value="-0.197" calcext:value-type="float">
            <text:p>-0,20</text:p>
          </table:table-cell>
          <table:table-cell table:style-name="ce1" office:value-type="float" office:value="1.259" calcext:value-type="float">
            <text:p>1,26</text:p>
          </table:table-cell>
          <table:table-cell table:style-name="ce1" office:value-type="float" office:value="0.489" calcext:value-type="float">
            <text:p>0,49</text:p>
          </table:table-cell>
          <table:table-cell table:style-name="ce1" office:value-type="float" office:value="0.562" calcext:value-type="float">
            <text:p>0,56</text:p>
          </table:table-cell>
          <table:table-cell table:style-name="ce1" office:value-type="float" office:value="-0.444" calcext:value-type="float">
            <text:p>-0,44</text:p>
          </table:table-cell>
          <table:table-cell table:style-name="ce1" office:value-type="float" office:value="-1.701" calcext:value-type="float">
            <text:p>-1,70</text:p>
          </table:table-cell>
          <table:table-cell table:style-name="ce1" office:value-type="float" office:value="-0.764" calcext:value-type="float">
            <text:p>-0,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float" office:value="13.7884177755093" calcext:value-type="float">
            <text:p>13,79</text:p>
          </table:table-cell>
          <table:table-cell table:style-name="ce1" office:value-type="float" office:value="24.3622470870847" calcext:value-type="float">
            <text:p>24,36</text:p>
          </table:table-cell>
          <table:table-cell table:style-name="ce1" office:value-type="float" office:value="14.3117229757705" calcext:value-type="float">
            <text:p>14,31</text:p>
          </table:table-cell>
          <table:table-cell table:style-name="ce1" office:value-type="float" office:value="-24.038953747865" calcext:value-type="float">
            <text:p>-24,04</text:p>
          </table:table-cell>
          <table:table-cell table:style-name="ce1" office:value-type="float" office:value="-30.2726347970881" calcext:value-type="float">
            <text:p>-30,27</text:p>
          </table:table-cell>
          <table:table-cell table:style-name="ce1" office:value-type="float" office:value="-11.4588607408699" calcext:value-type="float">
            <text:p>-11,46</text:p>
          </table:table-cell>
          <table:table-cell table:style-name="ce1" office:value-type="float" office:value="3.63743103401489" calcext:value-type="float">
            <text:p>3,64</text:p>
          </table:table-cell>
          <table:table-cell table:style-name="ce1" office:value-type="float" office:value="16.7580482481277" calcext:value-type="float">
            <text:p>16,76</text:p>
          </table:table-cell>
          <table:table-cell table:style-name="ce1" office:value-type="float" office:value="7.06219902069961" calcext:value-type="float">
            <text:p>7,06</text:p>
          </table:table-cell>
          <table:table-cell table:style-name="ce1" office:value-type="float" office:value="-3.86613884148853" calcext:value-type="float">
            <text:p>-3,87</text:p>
          </table:table-cell>
          <table:table-cell table:style-name="ce1" office:value-type="float" office:value="-23.3460320797111" calcext:value-type="float">
            <text:p>-23,35</text:p>
          </table:table-cell>
          <table:table-cell table:style-name="ce1" office:value-type="float" office:value="-14.0490166969523" calcext:value-type="float">
            <text:p>-14,05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" office:value-type="float" office:value="24.3056949771644" calcext:value-type="float">
            <text:p>24,31</text:p>
          </table:table-cell>
          <table:table-cell table:style-name="ce1" office:value-type="float" office:value="23.0966961240001" calcext:value-type="float">
            <text:p>23,10</text:p>
          </table:table-cell>
          <table:table-cell table:style-name="ce1" office:value-type="float" office:value="18.8623660351987" calcext:value-type="float">
            <text:p>18,86</text:p>
          </table:table-cell>
          <table:table-cell table:style-name="ce1" office:value-type="float" office:value="17.057112012408" calcext:value-type="float">
            <text:p>17,06</text:p>
          </table:table-cell>
          <table:table-cell table:style-name="ce1" office:value-type="float" office:value="12.738293131559" calcext:value-type="float">
            <text:p>12,74</text:p>
          </table:table-cell>
          <table:table-cell table:style-name="ce1" office:value-type="float" office:value="9.83411905989366" calcext:value-type="float">
            <text:p>9,83</text:p>
          </table:table-cell>
          <table:table-cell table:style-name="ce1" office:value-type="float" office:value="9.66979925539208" calcext:value-type="float">
            <text:p>9,67</text:p>
          </table:table-cell>
          <table:table-cell table:style-name="ce1" office:value-type="float" office:value="9.82082428413624" calcext:value-type="float">
            <text:p>9,82</text:p>
          </table:table-cell>
          <table:table-cell table:style-name="ce1" office:value-type="float" office:value="12.9975917768978" calcext:value-type="float">
            <text:p>13,00</text:p>
          </table:table-cell>
          <table:table-cell table:style-name="ce1" office:value-type="float" office:value="17.6839300444871" calcext:value-type="float">
            <text:p>17,68</text:p>
          </table:table-cell>
          <table:table-cell table:style-name="ce1" office:value-type="float" office:value="19.9489078067771" calcext:value-type="float">
            <text:p>19,95</text:p>
          </table:table-cell>
          <table:table-cell table:style-name="ce1" office:value-type="float" office:value="26.6708730283174" calcext:value-type="float">
            <text:p>26,67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8" calcext:value-type="float">
            <text:p>-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-0.35" calcext:value-type="float">
            <text:p>-0,35</text:p>
          </table:table-cell>
          <table:table-cell office:value-type="float" office:value="-0.68" calcext:value-type="float">
            <text:p>-0,68</text:p>
          </table:table-cell>
          <table:table-cell office:value-type="float" office:value="-1.14" calcext:value-type="float">
            <text:p>-1,14</text:p>
          </table:table-cell>
          <table:table-cell office:value-type="float" office:value="-0.79" calcext:value-type="float">
            <text:p>-0,79</text:p>
          </table:table-cell>
          <table:table-cell office:value-type="float" office:value="-0.45" calcext:value-type="float">
            <text:p>-0,45</text:p>
          </table:table-cell>
          <table:table-cell office:value-type="float" office:value="-0.33" calcext:value-type="float">
            <text:p>-0,33</text:p>
          </table:table-cell>
          <table:table-cell office:value-type="float" office:value="-0.13" calcext:value-type="float">
            <text:p>-0,13</text:p>
          </table:table-cell>
          <table:table-cell office:value-type="float" office:value="-0.16" calcext:value-type="float">
            <text:p>-0,16</text:p>
          </table:table-cell>
          <table:table-cell office:value-type="float" office:value="-0.34" calcext:value-type="float">
            <text:p>-0,34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" office:value-type="float" office:value="0.071" calcext:value-type="float">
            <text:p>0,07</text:p>
          </table:table-cell>
          <table:table-cell table:style-name="ce1" office:value-type="float" office:value="0.716" calcext:value-type="float">
            <text:p>0,72</text:p>
          </table:table-cell>
          <table:table-cell table:style-name="ce1" office:value-type="float" office:value="1.375" calcext:value-type="float">
            <text:p>1,38</text:p>
          </table:table-cell>
          <table:table-cell table:style-name="ce1" office:value-type="float" office:value="0.611" calcext:value-type="float">
            <text:p>0,61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-0.271" calcext:value-type="float">
            <text:p>-0,27</text:p>
          </table:table-cell>
          <table:table-cell table:style-name="ce1" office:value-type="float" office:value="0.945" calcext:value-type="float">
            <text:p>0,95</text:p>
          </table:table-cell>
          <table:table-cell table:style-name="ce1" office:value-type="float" office:value="-1.561" calcext:value-type="float">
            <text:p>-1,56</text:p>
          </table:table-cell>
          <table:table-cell table:style-name="ce1" office:value-type="float" office:value="-1.658" calcext:value-type="float">
            <text:p>-1,66</text:p>
          </table:table-cell>
          <table:table-cell table:style-name="ce1" office:value-type="float" office:value="-0.458" calcext:value-type="float">
            <text:p>-0,46</text:p>
          </table:table-cell>
          <table:table-cell table:style-name="ce1" office:value-type="float" office:value="0.189" calcext:value-type="float">
            <text:p>0,19</text:p>
          </table:table-cell>
          <table:table-cell table:style-name="ce1" office:value-type="float" office:value="0.061" calcext:value-type="float">
            <text:p>0,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float" office:value="52.3787994533653" calcext:value-type="float">
            <text:p>52,38</text:p>
          </table:table-cell>
          <table:table-cell table:style-name="ce1" office:value-type="float" office:value="41.8204606079071" calcext:value-type="float">
            <text:p>41,82</text:p>
          </table:table-cell>
          <table:table-cell table:style-name="ce1" office:value-type="float" office:value="3.02067326664963" calcext:value-type="float">
            <text:p>3,02</text:p>
          </table:table-cell>
          <table:table-cell table:style-name="ce1" office:value-type="float" office:value="-35.6864243788157" calcext:value-type="float">
            <text:p>-35,69</text:p>
          </table:table-cell>
          <table:table-cell table:style-name="ce1" office:value-type="float" office:value="-31.3442314679091" calcext:value-type="float">
            <text:p>-31,34</text:p>
          </table:table-cell>
          <table:table-cell table:style-name="ce1" office:value-type="float" office:value="-15.7992666102141" calcext:value-type="float">
            <text:p>-15,80</text:p>
          </table:table-cell>
          <table:table-cell table:style-name="ce1" office:value-type="float" office:value="13.4975454086084" calcext:value-type="float">
            <text:p>13,50</text:p>
          </table:table-cell>
          <table:table-cell table:style-name="ce1" office:value-type="float" office:value="16.1217147954389" calcext:value-type="float">
            <text:p>16,12</text:p>
          </table:table-cell>
          <table:table-cell table:style-name="ce1" office:value-type="float" office:value="-13.3132752669959" calcext:value-type="float">
            <text:p>-13,31</text:p>
          </table:table-cell>
          <table:table-cell table:style-name="ce1" office:value-type="float" office:value="-26.7331246397375" calcext:value-type="float">
            <text:p>-26,73</text:p>
          </table:table-cell>
          <table:table-cell table:style-name="ce1" office:value-type="float" office:value="-8.36714974098722" calcext:value-type="float">
            <text:p>-8,37</text:p>
          </table:table-cell>
          <table:table-cell table:style-name="ce1" office:value-type="float" office:value="-9.58267744610925" calcext:value-type="float">
            <text:p>-9,58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" office:value-type="float" office:value="25.2912204538867" calcext:value-type="float">
            <text:p>25,29</text:p>
          </table:table-cell>
          <table:table-cell table:style-name="ce1" office:value-type="float" office:value="21.9233507195346" calcext:value-type="float">
            <text:p>21,92</text:p>
          </table:table-cell>
          <table:table-cell table:style-name="ce1" office:value-type="float" office:value="18.6759756939997" calcext:value-type="float">
            <text:p>18,68</text:p>
          </table:table-cell>
          <table:table-cell table:style-name="ce1" office:value-type="float" office:value="16.3135811007454" calcext:value-type="float">
            <text:p>16,31</text:p>
          </table:table-cell>
          <table:table-cell table:style-name="ce1" office:value-type="float" office:value="13.0946283466838" calcext:value-type="float">
            <text:p>13,09</text:p>
          </table:table-cell>
          <table:table-cell table:style-name="ce1" office:value-type="float" office:value="9.21855738589454" calcext:value-type="float">
            <text:p>9,22</text:p>
          </table:table-cell>
          <table:table-cell table:style-name="ce1" office:value-type="float" office:value="9.86711055138677" calcext:value-type="float">
            <text:p>9,87</text:p>
          </table:table-cell>
          <table:table-cell table:style-name="ce1" office:value-type="float" office:value="12.290440938254" calcext:value-type="float">
            <text:p>12,29</text:p>
          </table:table-cell>
          <table:table-cell table:style-name="ce1" office:value-type="float" office:value="14.3525116214932" calcext:value-type="float">
            <text:p>14,35</text:p>
          </table:table-cell>
          <table:table-cell table:style-name="ce1" office:value-type="float" office:value="18.6463113009771" calcext:value-type="float">
            <text:p>18,65</text:p>
          </table:table-cell>
          <table:table-cell table:style-name="ce1" office:value-type="float" office:value="19.2288824477278" calcext:value-type="float">
            <text:p>19,23</text:p>
          </table:table-cell>
          <table:table-cell table:style-name="ce1" office:value-type="float" office:value="22.0708700330041" calcext:value-type="float">
            <text:p>22,07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-0.5" calcext:value-type="float">
            <text:p>-0,5</text:p>
          </table:table-cell>
          <table:table-cell office:value-type="float" office:value="-0.42" calcext:value-type="float">
            <text:p>-0,4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6" calcext:value-type="float">
            <text:p>-0,16</text:p>
          </table:table-cell>
          <table:table-cell office:value-type="float" office:value="-0.17" calcext:value-type="float">
            <text:p>-0,1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-0.09" calcext:value-type="float">
            <text:p>-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" office:value-type="float" office:value="-0.683" calcext:value-type="float">
            <text:p>-0,68</text:p>
          </table:table-cell>
          <table:table-cell table:style-name="ce1" office:value-type="float" office:value="0.322" calcext:value-type="float">
            <text:p>0,32</text:p>
          </table:table-cell>
          <table:table-cell table:style-name="ce1" office:value-type="float" office:value="0.467" calcext:value-type="float">
            <text:p>0,47</text:p>
          </table:table-cell>
          <table:table-cell table:style-name="ce1" office:value-type="float" office:value="0.614" calcext:value-type="float">
            <text:p>0,61</text:p>
          </table:table-cell>
          <table:table-cell table:style-name="ce1" office:value-type="float" office:value="-0.445" calcext:value-type="float">
            <text:p>-0,45</text:p>
          </table:table-cell>
          <table:table-cell table:style-name="ce1" office:value-type="float" office:value="0.841" calcext:value-type="float">
            <text:p>0,84</text:p>
          </table:table-cell>
          <table:table-cell table:style-name="ce1" office:value-type="float" office:value="0.247" calcext:value-type="float">
            <text:p>0,25</text:p>
          </table:table-cell>
          <table:table-cell table:style-name="ce1" office:value-type="float" office:value="-0.059" calcext:value-type="float">
            <text:p>-0,06</text:p>
          </table:table-cell>
          <table:table-cell table:style-name="ce1" office:value-type="float" office:value="-1.119" calcext:value-type="float">
            <text:p>-1,12</text:p>
          </table:table-cell>
          <table:table-cell table:style-name="ce1" office:value-type="float" office:value="-0.039" calcext:value-type="float">
            <text:p>-0,04</text:p>
          </table:table-cell>
          <table:table-cell table:style-name="ce1" office:value-type="float" office:value="-0.519" calcext:value-type="float">
            <text:p>-0,52</text:p>
          </table:table-cell>
          <table:table-cell table:style-name="ce1" office:value-type="float" office:value="1.322" calcext:value-type="float">
            <text:p>1,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6.13777393387303" calcext:value-type="float">
            <text:p>6,14</text:p>
          </table:table-cell>
          <table:table-cell table:style-name="ce1" office:value-type="float" office:value="23.0960038361654" calcext:value-type="float">
            <text:p>23,10</text:p>
          </table:table-cell>
          <table:table-cell table:style-name="ce1" office:value-type="float" office:value="25.9601370259483" calcext:value-type="float">
            <text:p>25,96</text:p>
          </table:table-cell>
          <table:table-cell table:style-name="ce1" office:value-type="float" office:value="15.5366447277327" calcext:value-type="float">
            <text:p>15,54</text:p>
          </table:table-cell>
          <table:table-cell table:style-name="ce1" office:value-type="float" office:value="-31.094785317057" calcext:value-type="float">
            <text:p>-31,09</text:p>
          </table:table-cell>
          <table:table-cell table:style-name="ce1" office:value-type="float" office:value="-25.170645093088" calcext:value-type="float">
            <text:p>-25,17</text:p>
          </table:table-cell>
          <table:table-cell table:style-name="ce1" office:value-type="float" office:value="14.2990705601827" calcext:value-type="float">
            <text:p>14,30</text:p>
          </table:table-cell>
          <table:table-cell table:style-name="ce1" office:value-type="float" office:value="24.6238178402194" calcext:value-type="float">
            <text:p>24,62</text:p>
          </table:table-cell>
          <table:table-cell table:style-name="ce1" office:value-type="float" office:value="-2.93654452129799" calcext:value-type="float">
            <text:p>-2,94</text:p>
          </table:table-cell>
          <table:table-cell table:style-name="ce1" office:value-type="float" office:value="-12.6368804727593" calcext:value-type="float">
            <text:p>-12,64</text:p>
          </table:table-cell>
          <table:table-cell table:style-name="ce1" office:value-type="float" office:value="-21.7914980282975" calcext:value-type="float">
            <text:p>-21,79</text:p>
          </table:table-cell>
          <table:table-cell table:style-name="ce1" office:value-type="float" office:value="-26.8013950926262" calcext:value-type="float">
            <text:p>-26,80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23.2372782244533" calcext:value-type="float">
            <text:p>23,24</text:p>
          </table:table-cell>
          <table:table-cell table:style-name="ce1" office:value-type="float" office:value="23.4720806011846" calcext:value-type="float">
            <text:p>23,47</text:p>
          </table:table-cell>
          <table:table-cell table:style-name="ce1" office:value-type="float" office:value="22.0745644867214" calcext:value-type="float">
            <text:p>22,07</text:p>
          </table:table-cell>
          <table:table-cell table:style-name="ce1" office:value-type="float" office:value="19.2951956815906" calcext:value-type="float">
            <text:p>19,30</text:p>
          </table:table-cell>
          <table:table-cell table:style-name="ce1" office:value-type="float" office:value="15.1053071910673" calcext:value-type="float">
            <text:p>15,11</text:p>
          </table:table-cell>
          <table:table-cell table:style-name="ce1" office:value-type="float" office:value="11.1348571203316" calcext:value-type="float">
            <text:p>11,13</text:p>
          </table:table-cell>
          <table:table-cell table:style-name="ce1" office:value-type="float" office:value="10.3742303656773" calcext:value-type="float">
            <text:p>10,37</text:p>
          </table:table-cell>
          <table:table-cell table:style-name="ce1" office:value-type="float" office:value="13.0878266144431" calcext:value-type="float">
            <text:p>13,09</text:p>
          </table:table-cell>
          <table:table-cell table:style-name="ce1" office:value-type="float" office:value="12.9718551408457" calcext:value-type="float">
            <text:p>12,97</text:p>
          </table:table-cell>
          <table:table-cell table:style-name="ce1" office:value-type="float" office:value="14.917345079729" calcext:value-type="float">
            <text:p>14,92</text:p>
          </table:table-cell>
          <table:table-cell table:style-name="ce1" office:value-type="float" office:value="19.2299357575637" calcext:value-type="float">
            <text:p>19,23</text:p>
          </table:table-cell>
          <table:table-cell table:style-name="ce1" office:value-type="float" office:value="23.9225485632021" calcext:value-type="float">
            <text:p>23,92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0.23" calcext:value-type="float">
            <text:p>0,23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0.31" calcext:value-type="float">
            <text:p>0,31</text:p>
          </table:table-cell>
          <table:table-cell office:value-type="float" office:value="0.95" calcext:value-type="float">
            <text:p>0,95</text:p>
          </table:table-cell>
          <table:table-cell office:value-type="float" office:value="1.9" calcext:value-type="float">
            <text:p>1,9</text:p>
          </table:table-cell>
          <table:table-cell office:value-type="float" office:value="1.79" calcext:value-type="float">
            <text:p>1,79</text:p>
          </table:table-cell>
          <table:table-cell office:value-type="float" office:value="1.95" calcext:value-type="float">
            <text:p>1,95</text:p>
          </table:table-cell>
          <table:table-cell office:value-type="float" office:value="2.24" calcext:value-type="float">
            <text:p>2,24</text:p>
          </table:table-cell>
          <table:table-cell office:value-type="float" office:value="2.15" calcext:value-type="float">
            <text:p>2,15</text:p>
          </table:table-cell>
          <table:table-cell office:value-type="float" office:value="1.94" calcext:value-type="float">
            <text:p>1,94</text:p>
          </table:table-cell>
          <table:table-cell office:value-type="float" office:value="1.93" calcext:value-type="float">
            <text:p>1,93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office:value-type="float" office:value="0.675" calcext:value-type="float">
            <text:p>0,68</text:p>
          </table:table-cell>
          <table:table-cell table:style-name="ce1" office:value-type="float" office:value="1.217" calcext:value-type="float">
            <text:p>1,22</text:p>
          </table:table-cell>
          <table:table-cell table:style-name="ce1" office:value-type="float" office:value="0.773" calcext:value-type="float">
            <text:p>0,77</text:p>
          </table:table-cell>
          <table:table-cell table:style-name="ce1" office:value-type="float" office:value="1.029" calcext:value-type="float">
            <text:p>1,03</text:p>
          </table:table-cell>
          <table:table-cell table:style-name="ce1" office:value-type="float" office:value="0.416" calcext:value-type="float">
            <text:p>0,42</text:p>
          </table:table-cell>
          <table:table-cell table:style-name="ce1" office:value-type="float" office:value="0.711" calcext:value-type="float">
            <text:p>0,71</text:p>
          </table:table-cell>
          <table:table-cell table:style-name="ce1" office:value-type="float" office:value="1.678" calcext:value-type="float">
            <text:p>1,68</text:p>
          </table:table-cell>
          <table:table-cell table:style-name="ce1" office:value-type="float" office:value="1.062" calcext:value-type="float">
            <text:p>1,06</text:p>
          </table:table-cell>
          <table:table-cell table:style-name="ce1" office:value-type="float" office:value="0.542" calcext:value-type="float">
            <text:p>0,54</text:p>
          </table:table-cell>
          <table:table-cell table:style-name="ce1" office:value-type="float" office:value="-0.17" calcext:value-type="float">
            <text:p>-0,17</text:p>
          </table:table-cell>
          <table:table-cell table:style-name="ce1" office:value-type="float" office:value="0.695" calcext:value-type="float">
            <text:p>0,70</text:p>
          </table:table-cell>
          <table:table-cell table:style-name="ce1" office:value-type="float" office:value="-0.059" calcext:value-type="float">
            <text:p>-0,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18.2834296968806" calcext:value-type="float">
            <text:p>18,28</text:p>
          </table:table-cell>
          <table:table-cell table:style-name="ce1" office:value-type="float" office:value="34.3064410879873" calcext:value-type="float">
            <text:p>34,31</text:p>
          </table:table-cell>
          <table:table-cell table:style-name="ce1" office:value-type="float" office:value="38.9070337997197" calcext:value-type="float">
            <text:p>38,91</text:p>
          </table:table-cell>
          <table:table-cell table:style-name="ce1" office:value-type="float" office:value="-30.910637612456" calcext:value-type="float">
            <text:p>-30,91</text:p>
          </table:table-cell>
          <table:table-cell table:style-name="ce1" office:value-type="float" office:value="-25.1823529806148" calcext:value-type="float">
            <text:p>-25,18</text:p>
          </table:table-cell>
          <table:table-cell table:style-name="ce1" office:value-type="float" office:value="-0.935360273014125" calcext:value-type="float">
            <text:p>-0,94</text:p>
          </table:table-cell>
          <table:table-cell table:style-name="ce1" office:value-type="float" office:value="28.4125132882171" calcext:value-type="float">
            <text:p>28,41</text:p>
          </table:table-cell>
          <table:table-cell table:style-name="ce1" office:value-type="float" office:value="18.866352395352" calcext:value-type="float">
            <text:p>18,87</text:p>
          </table:table-cell>
          <table:table-cell table:style-name="ce1" office:value-type="float" office:value="-16.2494914075252" calcext:value-type="float">
            <text:p>-16,25</text:p>
          </table:table-cell>
          <table:table-cell table:style-name="ce1" office:value-type="float" office:value="-20.0971066112428" calcext:value-type="float">
            <text:p>-20,10</text:p>
          </table:table-cell>
          <table:table-cell table:style-name="ce1" office:value-type="float" office:value="-44.8308796575153" calcext:value-type="float">
            <text:p>-44,83</text:p>
          </table:table-cell>
          <table:table-cell table:style-name="ce1" office:value-type="float" office:value="-26.2759828551921" calcext:value-type="float">
            <text:p>-26,2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" office:value-type="float" office:value="25.7802979076476" calcext:value-type="float">
            <text:p>25,78</text:p>
          </table:table-cell>
          <table:table-cell table:style-name="ce1" office:value-type="float" office:value="25.0027833274765" calcext:value-type="float">
            <text:p>25,00</text:p>
          </table:table-cell>
          <table:table-cell table:style-name="ce1" office:value-type="float" office:value="20.1389598965064" calcext:value-type="float">
            <text:p>20,14</text:p>
          </table:table-cell>
          <table:table-cell table:style-name="ce1" office:value-type="float" office:value="16.1611523574024" calcext:value-type="float">
            <text:p>16,16</text:p>
          </table:table-cell>
          <table:table-cell table:style-name="ce1" office:value-type="float" office:value="11.3347531929248" calcext:value-type="float">
            <text:p>11,33</text:p>
          </table:table-cell>
          <table:table-cell table:style-name="ce1" office:value-type="float" office:value="8.08052121968454" calcext:value-type="float">
            <text:p>8,08</text:p>
          </table:table-cell>
          <table:table-cell table:style-name="ce1" office:value-type="float" office:value="9.11214046055727" calcext:value-type="float">
            <text:p>9,11</text:p>
          </table:table-cell>
          <table:table-cell table:style-name="ce1" office:value-type="float" office:value="11.5969310025771" calcext:value-type="float">
            <text:p>11,60</text:p>
          </table:table-cell>
          <table:table-cell table:style-name="ce1" office:value-type="float" office:value="12.9755866505744" calcext:value-type="float">
            <text:p>12,98</text:p>
          </table:table-cell>
          <table:table-cell table:style-name="ce1" office:value-type="float" office:value="16.4508033814215" calcext:value-type="float">
            <text:p>16,45</text:p>
          </table:table-cell>
          <table:table-cell table:style-name="ce1" office:value-type="float" office:value="19.9136331010842" calcext:value-type="float">
            <text:p>19,91</text:p>
          </table:table-cell>
          <table:table-cell table:style-name="ce1" office:value-type="float" office:value="24.2353873098364" calcext:value-type="float">
            <text:p>24,24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.94" calcext:value-type="float">
            <text:p>1,94</text:p>
          </table:table-cell>
          <table:table-cell office:value-type="float" office:value="1.81" calcext:value-type="float">
            <text:p>1,81</text:p>
          </table:table-cell>
          <table:table-cell office:value-type="float" office:value="1.32" calcext:value-type="float">
            <text:p>1,32</text:p>
          </table:table-cell>
          <table:table-cell office:value-type="float" office:value="1.33" calcext:value-type="float">
            <text:p>1,33</text:p>
          </table:table-cell>
          <table:table-cell office:value-type="float" office:value="1.24" calcext:value-type="float">
            <text:p>1,24</text:p>
          </table:table-cell>
          <table:table-cell office:value-type="float" office:value="0.36" calcext:value-type="float">
            <text:p>0,36</text:p>
          </table:table-cell>
          <table:table-cell office:value-type="float" office:value="-0.53" calcext:value-type="float">
            <text:p>-0,53</text:p>
          </table:table-cell>
          <table:table-cell office:value-type="float" office:value="-0.27" calcext:value-type="float">
            <text:p>-0,27</text:p>
          </table:table-cell>
          <table:table-cell office:value-type="float" office:value="-0.29" calcext:value-type="float">
            <text:p>-0,29</text:p>
          </table:table-cell>
          <table:table-cell office:value-type="float" office:value="-0.54" calcext:value-type="float">
            <text:p>-0,54</text:p>
          </table:table-cell>
          <table:table-cell office:value-type="float" office:value="-0.48" calcext:value-type="float">
            <text:p>-0,48</text:p>
          </table:table-cell>
          <table:table-cell office:value-type="float" office:value="-0.37" calcext:value-type="float">
            <text:p>-0,37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" office:value-type="float" office:value="1.392" calcext:value-type="float">
            <text:p>1,39</text:p>
          </table:table-cell>
          <table:table-cell table:style-name="ce1" office:value-type="float" office:value="1.093" calcext:value-type="float">
            <text:p>1,09</text:p>
          </table:table-cell>
          <table:table-cell table:style-name="ce1" office:value-type="float" office:value="2.038" calcext:value-type="float">
            <text:p>2,04</text:p>
          </table:table-cell>
          <table:table-cell table:style-name="ce1" office:value-type="float" office:value="0.097" calcext:value-type="float">
            <text:p>0,10</text:p>
          </table:table-cell>
          <table:table-cell table:style-name="ce1" office:value-type="float" office:value="0.012" calcext:value-type="float">
            <text:p>0,01</text:p>
          </table:table-cell>
          <table:table-cell table:style-name="ce1" office:value-type="float" office:value="2.565" calcext:value-type="float">
            <text:p>2,57</text:p>
          </table:table-cell>
          <table:table-cell table:style-name="ce1" office:value-type="float" office:value="0.407" calcext:value-type="float">
            <text:p>0,41</text:p>
          </table:table-cell>
          <table:table-cell table:style-name="ce1" office:value-type="float" office:value="-0.739" calcext:value-type="float">
            <text:p>-0,74</text:p>
          </table:table-cell>
          <table:table-cell table:style-name="ce1" office:value-type="float" office:value="2.333" calcext:value-type="float">
            <text:p>2,33</text:p>
          </table:table-cell>
          <table:table-cell table:style-name="ce1" office:value-type="float" office:value="-0.177" calcext:value-type="float">
            <text:p>-0,18</text:p>
          </table:table-cell>
          <table:table-cell table:style-name="ce1" office:value-type="float" office:value="-1.508" calcext:value-type="float">
            <text:p>-1,51</text:p>
          </table:table-cell>
          <table:table-cell table:style-name="ce1" office:value-type="float" office:value="-0.711" calcext:value-type="float">
            <text:p>-0,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19.3622336975152" calcext:value-type="float">
            <text:p>19,36</text:p>
          </table:table-cell>
          <table:table-cell table:style-name="ce1" office:value-type="float" office:value="43.0137435097489" calcext:value-type="float">
            <text:p>43,01</text:p>
          </table:table-cell>
          <table:table-cell table:style-name="ce1" office:value-type="float" office:value="35.5164389500591" calcext:value-type="float">
            <text:p>35,52</text:p>
          </table:table-cell>
          <table:table-cell table:style-name="ce1" office:value-type="float" office:value="-1.8517159962645" calcext:value-type="float">
            <text:p>-1,85</text:p>
          </table:table-cell>
          <table:table-cell table:style-name="ce1" office:value-type="float" office:value="-38.2651454762406" calcext:value-type="float">
            <text:p>-38,27</text:p>
          </table:table-cell>
          <table:table-cell table:style-name="ce1" office:value-type="float" office:value="-16.5191033551238" calcext:value-type="float">
            <text:p>-16,52</text:p>
          </table:table-cell>
          <table:table-cell table:style-name="ce1" office:value-type="float" office:value="16.7705796268867" calcext:value-type="float">
            <text:p>16,77</text:p>
          </table:table-cell>
          <table:table-cell table:style-name="ce1" office:value-type="float" office:value="17.0344301354421" calcext:value-type="float">
            <text:p>17,03</text:p>
          </table:table-cell>
          <table:table-cell table:style-name="ce1" office:value-type="float" office:value="-7.26247676227911" calcext:value-type="float">
            <text:p>-7,26</text:p>
          </table:table-cell>
          <table:table-cell table:style-name="ce1" office:value-type="float" office:value="-21.5442425477152" calcext:value-type="float">
            <text:p>-21,54</text:p>
          </table:table-cell>
          <table:table-cell table:style-name="ce1" office:value-type="float" office:value="-36.3618120183524" calcext:value-type="float">
            <text:p>-36,36</text:p>
          </table:table-cell>
          <table:table-cell table:style-name="ce1" office:value-type="float" office:value="-21.4250871855012" calcext:value-type="float">
            <text:p>-21,43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" office:value-type="float" office:value="24.8387580572316" calcext:value-type="float">
            <text:p>24,84</text:p>
          </table:table-cell>
          <table:table-cell table:style-name="ce1" office:value-type="float" office:value="23.9349789873789" calcext:value-type="float">
            <text:p>23,93</text:p>
          </table:table-cell>
          <table:table-cell table:style-name="ce1" office:value-type="float" office:value="21.1623186216166" calcext:value-type="float">
            <text:p>21,16</text:p>
          </table:table-cell>
          <table:table-cell table:style-name="ce1" office:value-type="float" office:value="16.8047014123987" calcext:value-type="float">
            <text:p>16,80</text:p>
          </table:table-cell>
          <table:table-cell table:style-name="ce1" office:value-type="float" office:value="13.9831681915312" calcext:value-type="float">
            <text:p>13,98</text:p>
          </table:table-cell>
          <table:table-cell table:style-name="ce1" office:value-type="float" office:value="11.6758539002232" calcext:value-type="float">
            <text:p>11,68</text:p>
          </table:table-cell>
          <table:table-cell table:style-name="ce1" office:value-type="float" office:value="11.253853067573" calcext:value-type="float">
            <text:p>11,25</text:p>
          </table:table-cell>
          <table:table-cell table:style-name="ce1" office:value-type="float" office:value="13.0102033574473" calcext:value-type="float">
            <text:p>13,01</text:p>
          </table:table-cell>
          <table:table-cell table:style-name="ce1" office:value-type="float" office:value="14.1646551506347" calcext:value-type="float">
            <text:p>14,16</text:p>
          </table:table-cell>
          <table:table-cell table:style-name="ce1" office:value-type="float" office:value="16.2697323839968" calcext:value-type="float">
            <text:p>16,27</text:p>
          </table:table-cell>
          <table:table-cell table:style-name="ce1" office:value-type="float" office:value="19.1888959149143" calcext:value-type="float">
            <text:p>19,19</text:p>
          </table:table-cell>
          <table:table-cell table:style-name="ce1" office:value-type="float" office:value="23.8269335582651" calcext:value-type="float">
            <text:p>23,8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-0.43" calcext:value-type="float">
            <text:p>-0,43</text:p>
          </table:table-cell>
          <table:table-cell office:value-type="float" office:value="-0.42" calcext:value-type="float">
            <text:p>-0,42</text:p>
          </table:table-cell>
          <table:table-cell office:value-type="float" office:value="-0.58" calcext:value-type="float">
            <text:p>-0,58</text:p>
          </table:table-cell>
          <table:table-cell office:value-type="float" office:value="-0.19" calcext:value-type="float">
            <text:p>-0,19</text:p>
          </table:table-cell>
          <table:table-cell office:value-type="float" office:value="0.19" calcext:value-type="float">
            <text:p>0,19</text:p>
          </table:table-cell>
          <table:table-cell office:value-type="float" office:value="-0.24" calcext:value-type="float">
            <text:p>-0,24</text:p>
          </table:table-cell>
          <table:table-cell office:value-type="float" office:value="-0.63" calcext:value-type="float">
            <text:p>-0,63</text:p>
          </table:table-cell>
          <table:table-cell office:value-type="float" office:value="-0.73" calcext:value-type="float">
            <text:p>-0,73</text:p>
          </table:table-cell>
          <table:table-cell office:value-type="float" office:value="-0.74" calcext:value-type="float">
            <text:p>-0,74</text:p>
          </table:table-cell>
          <table:table-cell office:value-type="float" office:value="-0.59" calcext:value-type="float">
            <text:p>-0,59</text:p>
          </table:table-cell>
          <table:table-cell office:value-type="float" office:value="-0.62" calcext:value-type="float">
            <text:p>-0,62</text:p>
          </table:table-cell>
          <table:table-cell office:value-type="float" office:value="-0.74" calcext:value-type="float">
            <text:p>-0,74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" office:value-type="float" office:value="-0.982" calcext:value-type="float">
            <text:p>-0,98</text:p>
          </table:table-cell>
          <table:table-cell table:style-name="ce1" office:value-type="float" office:value="-0.015" calcext:value-type="float">
            <text:p>-0,02</text:p>
          </table:table-cell>
          <table:table-cell table:style-name="ce1" office:value-type="float" office:value="0.156" calcext:value-type="float">
            <text:p>0,16</text:p>
          </table:table-cell>
          <table:table-cell table:style-name="ce1" office:value-type="float" office:value="0.619" calcext:value-type="float">
            <text:p>0,62</text:p>
          </table:table-cell>
          <table:table-cell table:style-name="ce1" office:value-type="float" office:value="1.053" calcext:value-type="float">
            <text:p>1,05</text:p>
          </table:table-cell>
          <table:table-cell table:style-name="ce1" office:value-type="float" office:value="0.546" calcext:value-type="float">
            <text:p>0,55</text:p>
          </table:table-cell>
          <table:table-cell table:style-name="ce1" office:value-type="float" office:value="0.728" calcext:value-type="float">
            <text:p>0,73</text:p>
          </table:table-cell>
          <table:table-cell table:style-name="ce1" office:value-type="float" office:value="0.764" calcext:value-type="float">
            <text:p>0,76</text:p>
          </table:table-cell>
          <table:table-cell table:style-name="ce1" office:value-type="float" office:value="1.296" calcext:value-type="float">
            <text:p>1,30</text:p>
          </table:table-cell>
          <table:table-cell table:style-name="ce1" office:value-type="float" office:value="-0.568" calcext:value-type="float">
            <text:p>-0,57</text:p>
          </table:table-cell>
          <table:table-cell table:style-name="ce1" office:value-type="float" office:value="0.771" calcext:value-type="float">
            <text:p>0,77</text:p>
          </table:table-cell>
          <table:table-cell table:style-name="ce1" office:value-type="float" office:value="0.984" calcext:value-type="float">
            <text:p>0,9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float" office:value="22.4964805188425" calcext:value-type="float">
            <text:p>22,50</text:p>
          </table:table-cell>
          <table:table-cell table:style-name="ce1" office:value-type="float" office:value="31.2259691966745" calcext:value-type="float">
            <text:p>31,23</text:p>
          </table:table-cell>
          <table:table-cell table:style-name="ce1" office:value-type="float" office:value="42.3752368524459" calcext:value-type="float">
            <text:p>42,38</text:p>
          </table:table-cell>
          <table:table-cell table:style-name="ce1" office:value-type="float" office:value="-4.24808179992405" calcext:value-type="float">
            <text:p>-4,25</text:p>
          </table:table-cell>
          <table:table-cell table:style-name="ce1" office:value-type="float" office:value="-18.0484628911227" calcext:value-type="float">
            <text:p>-18,05</text:p>
          </table:table-cell>
          <table:table-cell table:style-name="ce1" office:value-type="float" office:value="-22.2300958461403" calcext:value-type="float">
            <text:p>-22,23</text:p>
          </table:table-cell>
          <table:table-cell table:style-name="ce1" office:value-type="float" office:value="33.5110844637725" calcext:value-type="float">
            <text:p>33,51</text:p>
          </table:table-cell>
          <table:table-cell table:style-name="ce1" office:value-type="float" office:value="45.4335860932202" calcext:value-type="float">
            <text:p>45,43</text:p>
          </table:table-cell>
          <table:table-cell table:style-name="ce1" office:value-type="float" office:value="16.9143772799406" calcext:value-type="float">
            <text:p>16,91</text:p>
          </table:table-cell>
          <table:table-cell table:style-name="ce1" office:value-type="float" office:value="-34.1577015395452" calcext:value-type="float">
            <text:p>-34,16</text:p>
          </table:table-cell>
          <table:table-cell table:style-name="ce1" office:value-type="float" office:value="-40.3294418871513" calcext:value-type="float">
            <text:p>-40,33</text:p>
          </table:table-cell>
          <table:table-cell table:style-name="ce1" office:value-type="float" office:value="-21.882212163421" calcext:value-type="float">
            <text:p>-21,88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office:value-type="float" office:value="25.2299964346393" calcext:value-type="float">
            <text:p>25,23</text:p>
          </table:table-cell>
          <table:table-cell table:style-name="ce1" office:value-type="float" office:value="24.7916941867182" calcext:value-type="float">
            <text:p>24,79</text:p>
          </table:table-cell>
          <table:table-cell table:style-name="ce1" office:value-type="float" office:value="21.5495791423615" calcext:value-type="float">
            <text:p>21,55</text:p>
          </table:table-cell>
          <table:table-cell table:style-name="ce1" office:value-type="float" office:value="20.5238098743932" calcext:value-type="float">
            <text:p>20,52</text:p>
          </table:table-cell>
          <table:table-cell table:style-name="ce1" office:value-type="float" office:value="14.7123379167684" calcext:value-type="float">
            <text:p>14,71</text:p>
          </table:table-cell>
          <table:table-cell table:style-name="ce1" office:value-type="float" office:value="8.67912194530066" calcext:value-type="float">
            <text:p>8,68</text:p>
          </table:table-cell>
          <table:table-cell table:style-name="ce1" office:value-type="float" office:value="8.81216850571674" calcext:value-type="float">
            <text:p>8,81</text:p>
          </table:table-cell>
          <table:table-cell table:style-name="ce1" office:value-type="float" office:value="10.0561364283146" calcext:value-type="float">
            <text:p>10,06</text:p>
          </table:table-cell>
          <table:table-cell table:style-name="ce1" office:value-type="float" office:value="15.918435592118" calcext:value-type="float">
            <text:p>15,92</text:p>
          </table:table-cell>
          <table:table-cell table:style-name="ce1" office:value-type="float" office:value="16.4689717400103" calcext:value-type="float">
            <text:p>16,47</text:p>
          </table:table-cell>
          <table:table-cell table:style-name="ce1" office:value-type="float" office:value="20.0236850281521" calcext:value-type="float">
            <text:p>20,02</text:p>
          </table:table-cell>
          <table:table-cell table:style-name="ce1" office:value-type="float" office:value="21.5298778398691" calcext:value-type="float">
            <text:p>21,53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-0.79" calcext:value-type="float">
            <text:p>-0,79</text:p>
          </table:table-cell>
          <table:table-cell office:value-type="float" office:value="-0.71" calcext:value-type="float">
            <text:p>-0,71</text:p>
          </table:table-cell>
          <table:table-cell office:value-type="float" office:value="-0.8" calcext:value-type="float">
            <text:p>-0,8</text:p>
          </table:table-cell>
          <table:table-cell office:value-type="float" office:value="-1.32" calcext:value-type="float">
            <text:p>-1,32</text:p>
          </table:table-cell>
          <table:table-cell office:value-type="float" office:value="-0.94" calcext:value-type="float">
            <text:p>-0,94</text:p>
          </table:table-cell>
          <table:table-cell office:value-type="float" office:value="-0.52" calcext:value-type="float">
            <text:p>-0,52</text:p>
          </table:table-cell>
          <table:table-cell office:value-type="float" office:value="-0.05" calcext:value-type="float">
            <text:p>-0,05</text:p>
          </table:table-cell>
          <table:table-cell office:value-type="float" office:value="0.46" calcext:value-type="float">
            <text:p>0,46</text:p>
          </table:table-cell>
          <table:table-cell office:value-type="float" office:value="0.62" calcext:value-type="float">
            <text:p>0,62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office:value-type="float" office:value="1.275" calcext:value-type="float">
            <text:p>1,28</text:p>
          </table:table-cell>
          <table:table-cell table:style-name="ce1" office:value-type="float" office:value="1.041" calcext:value-type="float">
            <text:p>1,04</text:p>
          </table:table-cell>
          <table:table-cell table:style-name="ce1" office:value-type="float" office:value="0.141" calcext:value-type="float">
            <text:p>0,14</text:p>
          </table:table-cell>
          <table:table-cell table:style-name="ce1" office:value-type="float" office:value="-1.166" calcext:value-type="float">
            <text:p>-1,17</text:p>
          </table:table-cell>
          <table:table-cell table:style-name="ce1" office:value-type="float" office:value="-0.077" calcext:value-type="float">
            <text:p>-0,08</text:p>
          </table:table-cell>
          <table:table-cell table:style-name="ce1" office:value-type="float" office:value="-0.012" calcext:value-type="float">
            <text:p>-0,01</text:p>
          </table:table-cell>
          <table:table-cell table:style-name="ce1" office:value-type="float" office:value="0.377" calcext:value-type="float">
            <text:p>0,38</text:p>
          </table:table-cell>
          <table:table-cell table:style-name="ce1" office:value-type="float" office:value="-0.343" calcext:value-type="float">
            <text:p>-0,34</text:p>
          </table:table-cell>
          <table:table-cell table:style-name="ce1" office:value-type="float" office:value="1.458" calcext:value-type="float">
            <text:p>1,46</text:p>
          </table:table-cell>
          <table:table-cell table:style-name="ce1" office:value-type="float" office:value="0.53" calcext:value-type="float">
            <text:p>0,53</text:p>
          </table:table-cell>
          <table:table-cell table:style-name="ce1" office:value-type="float" office:value="0.991" calcext:value-type="float">
            <text:p>0,99</text:p>
          </table:table-cell>
          <table:table-cell table:style-name="ce1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 office:value-type="float" office:value="-4.04825353943938" calcext:value-type="float">
            <text:p>-4,05</text:p>
          </table:table-cell>
          <table:table-cell table:style-name="ce1" office:value-type="float" office:value="26.4197937237276" calcext:value-type="float">
            <text:p>26,42</text:p>
          </table:table-cell>
          <table:table-cell table:style-name="ce1" office:value-type="float" office:value="31.8036166318445" calcext:value-type="float">
            <text:p>31,80</text:p>
          </table:table-cell>
          <table:table-cell table:style-name="ce1" office:value-type="float" office:value="-27.4270907889999" calcext:value-type="float">
            <text:p>-27,43</text:p>
          </table:table-cell>
          <table:table-cell table:style-name="ce1" office:value-type="float" office:value="-33.4632296737571" calcext:value-type="float">
            <text:p>-33,46</text:p>
          </table:table-cell>
          <table:table-cell table:style-name="ce1" office:value-type="float" office:value="-16.4924916604908" calcext:value-type="float">
            <text:p>-16,49</text:p>
          </table:table-cell>
          <table:table-cell table:style-name="ce1" office:value-type="float" office:value="3.71651972359529" calcext:value-type="float">
            <text:p>3,72</text:p>
          </table:table-cell>
          <table:table-cell table:style-name="ce1" office:value-type="float" office:value="36.7508873398174" calcext:value-type="float">
            <text:p>36,75</text:p>
          </table:table-cell>
          <table:table-cell table:style-name="ce1" office:value-type="float" office:value="19.5645718023092" calcext:value-type="float">
            <text:p>19,56</text:p>
          </table:table-cell>
          <table:table-cell table:style-name="ce1" office:value-type="float" office:value="-11.8675123043691" calcext:value-type="float">
            <text:p>-11,87</text:p>
          </table:table-cell>
          <table:table-cell table:style-name="ce1" office:value-type="float" office:value="-16.5187290868875" calcext:value-type="float">
            <text:p>-16,52</text:p>
          </table:table-cell>
          <table:table-cell table:style-name="ce1" office:value-type="float" office:value="2.8904398653831" calcext:value-type="float">
            <text:p>2,89</text:p>
          </table:table-cell>
          <table:table-cell/>
          <table:table-cell office:value-type="float" office:value="2019" calcext:value-type="float">
            <text:p>2019</text:p>
          </table:table-cell>
          <table:table-cell table:style-name="ce1" office:value-type="float" office:value="23.8049848153442" calcext:value-type="float">
            <text:p>23,80</text:p>
          </table:table-cell>
          <table:table-cell table:style-name="ce1" office:value-type="float" office:value="22.7663886764848" calcext:value-type="float">
            <text:p>22,77</text:p>
          </table:table-cell>
          <table:table-cell table:style-name="ce1" office:value-type="float" office:value="19.5111954773114" calcext:value-type="float">
            <text:p>19,51</text:p>
          </table:table-cell>
          <table:table-cell table:style-name="ce1" office:value-type="float" office:value="17.4626141201179" calcext:value-type="float">
            <text:p>17,46</text:p>
          </table:table-cell>
          <table:table-cell table:style-name="ce1" office:value-type="float" office:value="13.6255597894723" calcext:value-type="float">
            <text:p>13,63</text:p>
          </table:table-cell>
          <table:table-cell table:style-name="ce1" office:value-type="float" office:value="12.0798883439815" calcext:value-type="float">
            <text:p>12,08</text:p>
          </table:table-cell>
          <table:table-cell table:style-name="ce1" office:value-type="float" office:value="9.39035784029118" calcext:value-type="float">
            <text:p>9,39</text:p>
          </table:table-cell>
          <table:table-cell table:style-name="ce1" office:value-type="float" office:value="10.6027225610105" calcext:value-type="float">
            <text:p>10,60</text:p>
          </table:table-cell>
          <table:table-cell table:style-name="ce1" office:value-type="float" office:value="13.0409028686133" calcext:value-type="float">
            <text:p>13,04</text:p>
          </table:table-cell>
          <table:table-cell table:style-name="ce1" office:value-type="float" office:value="16.4629081414784" calcext:value-type="float">
            <text:p>16,46</text:p>
          </table:table-cell>
          <table:table-cell table:style-name="ce1" office:value-type="float" office:value="21.3724148204116" calcext:value-type="float">
            <text:p>21,37</text:p>
          </table:table-cell>
          <table:table-cell table:style-name="ce1" office:value-type="float" office:value="23.0407840129988" calcext:value-type="float">
            <text:p>23,04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0.09" calcext:value-type="float">
            <text:p>0,09</text:p>
          </table:table-cell>
          <table:table-cell office:value-type="float" office:value="0.5" calcext:value-type="float">
            <text:p>0,5</text:p>
          </table:table-cell>
          <table:table-cell office:value-type="float" office:value="0.76" calcext:value-type="float">
            <text:p>0,76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16" calcext:value-type="float">
            <text:p>0,16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2019" calcext:value-type="float">
            <text:p>2019</text:p>
          </table:table-cell>
          <table:table-cell table:style-name="ce1" office:value-type="float" office:value="0.677" calcext:value-type="float">
            <text:p>0,68</text:p>
          </table:table-cell>
          <table:table-cell table:style-name="ce1" office:value-type="float" office:value="-0.5" calcext:value-type="float">
            <text:p>-0,50</text:p>
          </table:table-cell>
          <table:table-cell table:style-name="ce1" office:value-type="float" office:value="0.745" calcext:value-type="float">
            <text:p>0,75</text:p>
          </table:table-cell>
          <table:table-cell table:style-name="ce1" office:value-type="float" office:value="0.336" calcext:value-type="float">
            <text:p>0,34</text:p>
          </table:table-cell>
          <table:table-cell table:style-name="ce1" office:value-type="float" office:value="0.335" calcext:value-type="float">
            <text:p>0,34</text:p>
          </table:table-cell>
          <table:table-cell table:style-name="ce1" office:value-type="float" office:value="1.465" calcext:value-type="float">
            <text:p>1,47</text:p>
          </table:table-cell>
          <table:table-cell table:style-name="ce1" office:value-type="float" office:value="-0.39" calcext:value-type="float">
            <text:p>-0,39</text:p>
          </table:table-cell>
          <table:table-cell table:style-name="ce1" office:value-type="float" office:value="-1.08" calcext:value-type="float">
            <text:p>-1,08</text:p>
          </table:table-cell>
          <table:table-cell table:style-name="ce1" office:value-type="float" office:value="0.563" calcext:value-type="float">
            <text:p>0,56</text:p>
          </table:table-cell>
          <table:table-cell table:style-name="ce1" office:value-type="float" office:value="-0.925" calcext:value-type="float">
            <text:p>-0,93</text:p>
          </table:table-cell>
          <table:table-cell table:style-name="ce1" office:value-type="float" office:value="-1.84" calcext:value-type="float">
            <text:p>-1,84</text:p>
          </table:table-cell>
          <table:table-cell table:style-name="ce1" office:value-type="float" office:value="-1.36" calcext:value-type="float">
            <text:p>-1,3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 office:value-type="float" office:value="12.2890535399962" calcext:value-type="float">
            <text:p>12,29</text:p>
          </table:table-cell>
          <table:table-cell table:style-name="ce1" office:value-type="float" office:value="42.7607537928377" calcext:value-type="float">
            <text:p>42,76</text:p>
          </table:table-cell>
          <table:table-cell table:style-name="ce1" office:value-type="float" office:value="27.3412839275425" calcext:value-type="float">
            <text:p>27,34</text:p>
          </table:table-cell>
          <table:table-cell table:style-name="ce1" office:value-type="float" office:value="13.8708979579066" calcext:value-type="float">
            <text:p>13,87</text:p>
          </table:table-cell>
          <table:table-cell table:style-name="ce1" office:value-type="float" office:value="-66.5726455059429" calcext:value-type="float">
            <text:p>-66,57</text:p>
          </table:table-cell>
          <table:table-cell table:style-name="ce1" office:value-type="float" office:value="-39.1514038135701" calcext:value-type="float">
            <text:p>-39,15</text:p>
          </table:table-cell>
          <table:table-cell table:style-name="ce1" office:value-type="float" office:value="13.589452967426" calcext:value-type="float">
            <text:p>13,59</text:p>
          </table:table-cell>
          <table:table-cell table:style-name="ce1" office:value-type="float" office:value="50.6451009304095" calcext:value-type="float">
            <text:p>50,65</text:p>
          </table:table-cell>
          <table:table-cell table:style-name="ce1" office:value-type="float" office:value="-1.63765136051488" calcext:value-type="float">
            <text:p>-1,64</text:p>
          </table:table-cell>
          <table:table-cell table:style-name="ce1" office:value-type="float" office:value="-17.2323187850703" calcext:value-type="float">
            <text:p>-17,23</text:p>
          </table:table-cell>
          <table:table-cell table:style-name="ce1" office:value-type="float" office:value="-29.554139132727" calcext:value-type="float">
            <text:p>-29,55</text:p>
          </table:table-cell>
          <table:table-cell table:style-name="ce1" office:value-type="float" office:value="-16.0132038463608" calcext:value-type="float">
            <text:p>-16,01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23.9145584960948" calcext:value-type="float">
            <text:p>23,91</text:p>
          </table:table-cell>
          <table:table-cell table:style-name="ce1" office:value-type="float" office:value="23.683723577424" calcext:value-type="float">
            <text:p>23,68</text:p>
          </table:table-cell>
          <table:table-cell table:style-name="ce1" office:value-type="float" office:value="23.2397529364768" calcext:value-type="float">
            <text:p>23,24</text:p>
          </table:table-cell>
          <table:table-cell table:style-name="ce1" office:value-type="float" office:value="16.9330032778458" calcext:value-type="float">
            <text:p>16,93</text:p>
          </table:table-cell>
          <table:table-cell table:style-name="ce1" office:value-type="float" office:value="13.3491593105152" calcext:value-type="float">
            <text:p>13,35</text:p>
          </table:table-cell>
          <table:table-cell table:style-name="ce1" office:value-type="float" office:value="11.0542690453714" calcext:value-type="float">
            <text:p>11,05</text:p>
          </table:table-cell>
          <table:table-cell table:style-name="ce1" office:value-type="float" office:value="8.57024945654993" calcext:value-type="float">
            <text:p>8,57</text:p>
          </table:table-cell>
          <table:table-cell table:style-name="ce1" office:value-type="float" office:value="12.3583241559122" calcext:value-type="float">
            <text:p>12,36</text:p>
          </table:table-cell>
          <table:table-cell table:style-name="ce1" office:value-type="float" office:value="13.3366754088588" calcext:value-type="float">
            <text:p>13,34</text:p>
          </table:table-cell>
          <table:table-cell table:style-name="ce1" office:value-type="float" office:value="16.7688811332484" calcext:value-type="float">
            <text:p>16,77</text:p>
          </table:table-cell>
          <table:table-cell table:style-name="ce1" office:value-type="float" office:value="21.5488957844922" calcext:value-type="float">
            <text:p>21,55</text:p>
          </table:table-cell>
          <table:table-cell table:style-name="ce1" office:value-type="float" office:value="23.5460276210677" calcext:value-type="float">
            <text:p>23,5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13" calcext:value-type="float">
            <text:p>0,1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23" calcext:value-type="float">
            <text:p>-0,23</text:p>
          </table:table-cell>
          <table:table-cell office:value-type="float" office:value="-0.68" calcext:value-type="float">
            <text:p>-0,68</text:p>
          </table:table-cell>
          <table:table-cell office:value-type="float" office:value="-0.94" calcext:value-type="float">
            <text:p>-0,94</text:p>
          </table:table-cell>
          <table:table-cell office:value-type="float" office:value="-0.96" calcext:value-type="float">
            <text:p>-0,96</text:p>
          </table:table-cell>
          <table:table-cell office:value-type="float" office:value="-1.15" calcext:value-type="float">
            <text:p>-1,15</text:p>
          </table:table-cell>
          <table:table-cell office:value-type="float" office:value="-1.17" calcext:value-type="float">
            <text:p>-1,17</text:p>
          </table:table-cell>
          <table:table-cell office:value-type="float" office:value="-1.13" calcext:value-type="float">
            <text:p>-1,13</text:p>
          </table:table-cell>
          <table:table-cell office:value-type="float" office:value="-1.14" calcext:value-type="float">
            <text:p>-1,14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" office:value-type="float" office:value="-0.231" calcext:value-type="float">
            <text:p>-0,23</text:p>
          </table:table-cell>
          <table:table-cell table:style-name="ce1" office:value-type="float" office:value="0.275" calcext:value-type="float">
            <text:p>0,28</text:p>
          </table:table-cell>
          <table:table-cell table:style-name="ce1" office:value-type="float" office:value="1.426" calcext:value-type="float">
            <text:p>1,43</text:p>
          </table:table-cell>
          <table:table-cell table:style-name="ce1" office:value-type="float" office:value="-0.475" calcext:value-type="float">
            <text:p>-0,48</text:p>
          </table:table-cell>
          <table:table-cell table:style-name="ce1" office:value-type="float" office:value="0.577" calcext:value-type="float">
            <text:p>0,58</text:p>
          </table:table-cell>
          <table:table-cell table:style-name="ce1" office:value-type="float" office:value="1.071" calcext:value-type="float">
            <text:p>1,07</text:p>
          </table:table-cell>
          <table:table-cell table:style-name="ce1" office:value-type="float" office:value="-0.546" calcext:value-type="float">
            <text:p>-0,55</text:p>
          </table:table-cell>
          <table:table-cell table:style-name="ce1" office:value-type="float" office:value="-0.72" calcext:value-type="float">
            <text:p>-0,72</text:p>
          </table:table-cell>
          <table:table-cell table:style-name="ce1" office:value-type="float" office:value="0.194" calcext:value-type="float">
            <text:p>0,19</text:p>
          </table:table-cell>
          <table:table-cell table:style-name="ce1" office:value-type="float" office:value="1.264" calcext:value-type="float">
            <text:p>1,26</text:p>
          </table:table-cell>
          <table:table-cell table:style-name="ce1" office:value-type="float" office:value="0.813" calcext:value-type="float">
            <text:p>0,81</text:p>
          </table:table-cell>
          <table:table-cell table:style-name="ce1" office:value-type="float" office:value="1.481" calcext:value-type="float">
            <text:p>1,4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12.4006241539287" calcext:value-type="float">
            <text:p>12,40</text:p>
          </table:table-cell>
          <table:table-cell table:style-name="ce1" office:value-type="float" office:value="28.6271350635999" calcext:value-type="float">
            <text:p>28,63</text:p>
          </table:table-cell>
          <table:table-cell table:style-name="ce1" office:value-type="float" office:value="-0.253492541228642" calcext:value-type="float">
            <text:p>-0,25</text:p>
          </table:table-cell>
          <table:table-cell table:style-name="ce1" office:value-type="float" office:value="-5.93465968239947" calcext:value-type="float">
            <text:p>-5,93</text:p>
          </table:table-cell>
          <table:table-cell table:style-name="ce1" office:value-type="float" office:value="-39.0119738777643" calcext:value-type="float">
            <text:p>-39,01</text:p>
          </table:table-cell>
          <table:table-cell table:style-name="ce1" office:value-type="float" office:value="-13.155590456894" calcext:value-type="float">
            <text:p>-13,16</text:p>
          </table:table-cell>
          <table:table-cell table:style-name="ce1" office:value-type="float" office:value="34.4311577690557" calcext:value-type="float">
            <text:p>34,43</text:p>
          </table:table-cell>
          <table:table-cell table:style-name="ce1" office:value-type="float" office:value="33.7848020191108" calcext:value-type="float">
            <text:p>33,78</text:p>
          </table:table-cell>
          <table:table-cell table:style-name="ce1" office:value-type="float" office:value="8.00859241066088" calcext:value-type="float">
            <text:p>8,01</text:p>
          </table:table-cell>
          <table:table-cell table:style-name="ce1" office:value-type="float" office:value="-25.1053088171455" calcext:value-type="float">
            <text:p>-25,11</text:p>
          </table:table-cell>
          <table:table-cell table:style-name="ce1" office:value-type="float" office:value="-36.1891257543248" calcext:value-type="float">
            <text:p>-36,19</text:p>
          </table:table-cell>
          <table:table-cell table:style-name="ce1" office:value-type="float" office:value="-19.41123803697" calcext:value-type="float">
            <text:p>-19,41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1" office:value-type="float" office:value="24.9813051755321" calcext:value-type="float">
            <text:p>24,98</text:p>
          </table:table-cell>
          <table:table-cell table:style-name="ce1" office:value-type="float" office:value="22.5023181087205" calcext:value-type="float">
            <text:p>22,50</text:p>
          </table:table-cell>
          <table:table-cell table:style-name="ce1" office:value-type="float" office:value="21.5238468161021" calcext:value-type="float">
            <text:p>21,52</text:p>
          </table:table-cell>
          <table:table-cell table:style-name="ce1" office:value-type="float" office:value="18.9453414305464" calcext:value-type="float">
            <text:p>18,95</text:p>
          </table:table-cell>
          <table:table-cell table:style-name="ce1" office:value-type="float" office:value="12.2340685938469" calcext:value-type="float">
            <text:p>12,23</text:p>
          </table:table-cell>
          <table:table-cell table:style-name="ce1" office:value-type="float" office:value="9.78349493419836" calcext:value-type="float">
            <text:p>9,78</text:p>
          </table:table-cell>
          <table:table-cell table:style-name="ce1" office:value-type="float" office:value="9.85686275955108" calcext:value-type="float">
            <text:p>9,86</text:p>
          </table:table-cell>
          <table:table-cell table:style-name="ce1" office:value-type="float" office:value="11.2785707798102" calcext:value-type="float">
            <text:p>11,28</text:p>
          </table:table-cell>
          <table:table-cell table:style-name="ce1" office:value-type="float" office:value="14.6350056286685" calcext:value-type="float">
            <text:p>14,64</text:p>
          </table:table-cell>
          <table:table-cell table:style-name="ce1" office:value-type="float" office:value="17.9316247596349" calcext:value-type="float">
            <text:p>17,93</text:p>
          </table:table-cell>
          <table:table-cell table:style-name="ce1" office:value-type="float" office:value="21.3003233238482" calcext:value-type="float">
            <text:p>21,30</text:p>
          </table:table-cell>
          <table:table-cell table:style-name="ce1" office:value-type="float" office:value="25.1014951229441" calcext:value-type="float">
            <text:p>25,10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-1.2" calcext:value-type="float">
            <text:p>-1,2</text:p>
          </table:table-cell>
          <table:table-cell office:value-type="float" office:value="-0.96" calcext:value-type="float">
            <text:p>-0,96</text:p>
          </table:table-cell>
          <table:table-cell office:value-type="float" office:value="-0.79" calcext:value-type="float">
            <text:p>-0,79</text:p>
          </table:table-cell>
          <table:table-cell office:value-type="float" office:value="-0.95" calcext:value-type="float">
            <text:p>-0,95</text:p>
          </table:table-cell>
          <table:table-cell office:value-type="float" office:value="-1.07" calcext:value-type="float">
            <text:p>-1,07</text:p>
          </table:table-cell>
          <table:table-cell office:value-type="float" office:value="-1.05" calcext:value-type="float">
            <text:p>-1,05</text:p>
          </table:table-cell>
          <table:table-cell office:value-type="float" office:value="-1.44" calcext:value-type="float">
            <text:p>-1,44</text:p>
          </table:table-cell>
          <table:table-cell office:value-type="float" office:value="-1.29" calcext:value-type="float">
            <text:p>-1,29</text:p>
          </table:table-cell>
          <table:table-cell office:value-type="float" office:value="-1.38" calcext:value-type="float">
            <text:p>-1,38</text:p>
          </table:table-cell>
          <table:table-cell office:value-type="float" office:value="-1.46" calcext:value-type="float">
            <text:p>-1,46</text:p>
          </table:table-cell>
          <table:table-cell office:value-type="float" office:value="-1.39" calcext:value-type="float">
            <text:p>-1,39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2021" calcext:value-type="float">
            <text:p>2021</text:p>
          </table:table-cell>
          <table:table-cell table:style-name="ce1" office:value-type="float" office:value="1.045" calcext:value-type="float">
            <text:p>1,05</text:p>
          </table:table-cell>
          <table:table-cell table:style-name="ce1" office:value-type="float" office:value="1.344" calcext:value-type="float">
            <text:p>1,34</text:p>
          </table:table-cell>
          <table:table-cell table:style-name="ce1" office:value-type="float" office:value="0.086" calcext:value-type="float">
            <text:p>0,09</text:p>
          </table:table-cell>
          <table:table-cell table:style-name="ce1" office:value-type="float" office:value="0.827" calcext:value-type="float">
            <text:p>0,83</text:p>
          </table:table-cell>
          <table:table-cell table:style-name="ce1" office:value-type="float" office:value="0.314" calcext:value-type="float">
            <text:p>0,31</text:p>
          </table:table-cell>
          <table:table-cell table:style-name="ce1" office:value-type="float" office:value="1.179" calcext:value-type="float">
            <text:p>1,18</text:p>
          </table:table-cell>
          <table:table-cell table:style-name="ce1" office:value-type="float" office:value="-0.46" calcext:value-type="float">
            <text:p>-0,46</text:p>
          </table:table-cell>
          <table:table-cell table:style-name="ce1" office:value-type="float" office:value="-0.227" calcext:value-type="float">
            <text:p>-0,23</text:p>
          </table:table-cell>
          <table:table-cell table:style-name="ce1" office:value-type="float" office:value="1.336" calcext:value-type="float">
            <text:p>1,34</text:p>
          </table:table-cell>
          <table:table-cell table:style-name="ce1" office:value-type="float" office:value="0.453" calcext:value-type="float">
            <text:p>0,45</text:p>
          </table:table-cell>
          <table:table-cell table:style-name="ce1" office:value-type="float" office:value="1.321" calcext:value-type="float">
            <text:p>1,32</text:p>
          </table:table-cell>
          <table:table-cell table:style-name="ce1" office:value-type="float" office:value="2.155" calcext:value-type="float">
            <text:p>2,1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 office:value-type="float" office:value="32.8698059490472" calcext:value-type="float">
            <text:p>32,87</text:p>
          </table:table-cell>
          <table:table-cell table:style-name="ce1" office:value-type="float" office:value="55.6387520005729" calcext:value-type="float">
            <text:p>55,64</text:p>
          </table:table-cell>
          <table:table-cell table:style-name="ce1" office:value-type="float" office:value="5.70875725033439" calcext:value-type="float">
            <text:p>5,71</text:p>
          </table:table-cell>
          <table:table-cell table:style-name="ce1" office:value-type="float" office:value="-25.1888558931581" calcext:value-type="float">
            <text:p>-25,19</text:p>
          </table:table-cell>
          <table:table-cell table:style-name="ce1" office:value-type="float" office:value="-42.3363953408532" calcext:value-type="float">
            <text:p>-42,34</text:p>
          </table:table-cell>
          <table:table-cell table:style-name="ce1" office:value-type="float" office:value="1.08953308338656" calcext:value-type="float">
            <text:p>1,09</text:p>
          </table:table-cell>
          <table:table-cell table:style-name="ce1" office:value-type="float" office:value="63.595418583811" calcext:value-type="float">
            <text:p>63,60</text:p>
          </table:table-cell>
          <table:table-cell table:style-name="ce1" office:value-type="float" office:value="33.0273017058578" calcext:value-type="float">
            <text:p>33,03</text:p>
          </table:table-cell>
          <table:table-cell table:style-name="ce1" office:value-type="float" office:value="1.99568513610567" calcext:value-type="float">
            <text:p>2,00</text:p>
          </table:table-cell>
          <table:table-cell table:style-name="ce1" office:value-type="float" office:value="-36.0728235459999" calcext:value-type="float">
            <text:p>-36,07</text:p>
          </table:table-cell>
          <table:table-cell table:style-name="ce1" office:value-type="float" office:value="-48.6527203584319" calcext:value-type="float">
            <text:p>-48,65</text:p>
          </table:table-cell>
          <table:table-cell table:style-name="ce1" office:value-type="float" office:value="0.155443293918872" calcext:value-type="float">
            <text:p>0,16</text:p>
          </table:table-cell>
          <table:table-cell/>
          <table:table-cell office:value-type="float" office:value="2022" calcext:value-type="float">
            <text:p>2022</text:p>
          </table:table-cell>
          <table:table-cell table:style-name="ce1" office:value-type="float" office:value="26.3734575689838" calcext:value-type="float">
            <text:p>26,37</text:p>
          </table:table-cell>
          <table:table-cell table:style-name="ce1" office:value-type="float" office:value="22.6246443695584" calcext:value-type="float">
            <text:p>22,62</text:p>
          </table:table-cell>
          <table:table-cell table:style-name="ce1" office:value-type="float" office:value="19.3859624305062" calcext:value-type="float">
            <text:p>19,39</text:p>
          </table:table-cell>
          <table:table-cell table:style-name="ce1" office:value-type="float" office:value="16.4412520644069" calcext:value-type="float">
            <text:p>16,44</text:p>
          </table:table-cell>
          <table:table-cell table:style-name="ce1" office:value-type="float" office:value="11.6633213598957" calcext:value-type="float">
            <text:p>11,66</text:p>
          </table:table-cell>
          <table:table-cell table:style-name="ce1" office:value-type="float" office:value="8.06138433005656" calcext:value-type="float">
            <text:p>8,06</text:p>
          </table:table-cell>
          <table:table-cell table:style-name="ce1" office:value-type="float" office:value="10.7698736194668" calcext:value-type="float">
            <text:p>10,77</text:p>
          </table:table-cell>
          <table:table-cell table:style-name="ce1" office:value-type="float" office:value="11.4988634456595" calcext:value-type="float">
            <text:p>11,50</text:p>
          </table:table-cell>
          <table:table-cell table:style-name="ce1" office:value-type="float" office:value="14.1402300148564" calcext:value-type="float">
            <text:p>14,14</text:p>
          </table:table-cell>
          <table:table-cell table:style-name="ce1" office:value-type="float" office:value="17.4067836621779" calcext:value-type="float">
            <text:p>17,41</text:p>
          </table:table-cell>
          <table:table-cell table:style-name="ce1" office:value-type="float" office:value="23.4355938091388" calcext:value-type="float">
            <text:p>23,44</text:p>
          </table:table-cell>
          <table:table-cell table:style-name="ce1" office:value-type="float" office:value="25.5163867758383" calcext:value-type="float">
            <text:p>25,52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-1.01" calcext:value-type="float">
            <text:p>-1,01</text:p>
          </table:table-cell>
          <table:table-cell office:value-type="float" office:value="-0.98" calcext:value-type="float">
            <text:p>-0,98</text:p>
          </table:table-cell>
          <table:table-cell office:value-type="float" office:value="-1.31" calcext:value-type="float">
            <text:p>-1,31</text:p>
          </table:table-cell>
          <table:table-cell office:value-type="float" office:value="-1.61" calcext:value-type="float">
            <text:p>-1,61</text:p>
          </table:table-cell>
          <table:table-cell office:value-type="float" office:value="-1.63" calcext:value-type="float">
            <text:p>-1,63</text:p>
          </table:table-cell>
          <table:table-cell office:value-type="float" office:value="-1.9" calcext:value-type="float">
            <text:p>-1,9</text:p>
          </table:table-cell>
          <table:table-cell office:value-type="float" office:value="-2.17" calcext:value-type="float">
            <text:p>-2,17</text:p>
          </table:table-cell>
          <table:table-cell office:value-type="float" office:value="-1.75" calcext:value-type="float">
            <text:p>-1,75</text:p>
          </table:table-cell>
          <table:table-cell table:number-columns-repeated="2" office:value-type="float" office:value="-1.73" calcext:value-type="float">
            <text:p>-1,73</text:p>
          </table:table-cell>
          <table:table-cell office:value-type="float" office:value="-1.53" calcext:value-type="float">
            <text:p>-1,53</text:p>
          </table:table-cell>
          <table:table-cell office:value-type="float" office:value="-1.28" calcext:value-type="float">
            <text:p>-1,28</text:p>
          </table:table-cell>
          <table:table-cell/>
          <table:table-cell office:value-type="float" office:value="2022" calcext:value-type="float">
            <text:p>2022</text:p>
          </table:table-cell>
          <table:table-cell table:style-name="ce1" office:value-type="float" office:value="0.825" calcext:value-type="float">
            <text:p>0,83</text:p>
          </table:table-cell>
          <table:table-cell table:style-name="ce1" office:value-type="float" office:value="0.643" calcext:value-type="float">
            <text:p>0,64</text:p>
          </table:table-cell>
          <table:table-cell table:style-name="ce1" office:value-type="float" office:value="0.558" calcext:value-type="float">
            <text:p>0,56</text:p>
          </table:table-cell>
          <table:table-cell table:style-name="ce1" office:value-type="float" office:value="0.532" calcext:value-type="float">
            <text:p>0,53</text:p>
          </table:table-cell>
          <table:table-cell table:style-name="ce1" office:value-type="float" office:value="0.096" calcext:value-type="float">
            <text:p>0,10</text:p>
          </table:table-cell>
          <table:table-cell table:style-name="ce1" office:value-type="float" office:value="-0.871" calcext:value-type="float">
            <text:p>-0,87</text:p>
          </table:table-cell>
          <table:table-cell table:style-name="ce1" office:value-type="float" office:value="0.447" calcext:value-type="float">
            <text:p>0,45</text:p>
          </table:table-cell>
          <table:table-cell table:style-name="ce1" office:value-type="float" office:value="0.731" calcext:value-type="float">
            <text:p>0,73</text:p>
          </table:table-cell>
          <table:table-cell table:style-name="ce1" office:value-type="float" office:value="1.469" calcext:value-type="float">
            <text:p>1,47</text:p>
          </table:table-cell>
          <table:table-cell table:style-name="ce1" office:value-type="float" office:value="0.33" calcext:value-type="float">
            <text:p>0,33</text:p>
          </table:table-cell>
          <table:table-cell table:style-name="ce1" office:value-type="float" office:value="1.713" calcext:value-type="float">
            <text:p>1,71</text:p>
          </table:table-cell>
          <table:table-cell table:style-name="ce1" office:value-type="float" office:value="1.7" calcext:value-type="float">
            <text:p>1,70</text:p>
          </table:table-cell>
        </table:table-row>
        <table:table-row table:style-name="ro1">
          <table:table-cell table:number-columns-repeated="55"/>
        </table:table-row>
        <table:table-row table:style-name="ro1">
          <table:table-cell table:number-columns-repeated="15"/>
          <table:table-cell table:formula="of:=CORREL([.B3:.B18];[.P3:.P18])" office:value-type="float" office:value="0.360926618710389" calcext:value-type="float">
            <text:p>0,360926618710389</text:p>
          </table:table-cell>
          <table:table-cell table:formula="of:=CORREL([.C3:.C18];[.Q3:.Q18])" office:value-type="float" office:value="-0.27244335403567" calcext:value-type="float">
            <text:p>-0,27244335403567</text:p>
          </table:table-cell>
          <table:table-cell table:formula="of:=CORREL([.D3:.D18];[.R3:.R18])" office:value-type="float" office:value="0.184918867381878" calcext:value-type="float">
            <text:p>0,184918867381878</text:p>
          </table:table-cell>
          <table:table-cell table:formula="of:=CORREL([.E3:.E18];[.S3:.S18])" office:value-type="float" office:value="0.296020681668804" calcext:value-type="float">
            <text:p>0,296020681668804</text:p>
          </table:table-cell>
          <table:table-cell table:formula="of:=CORREL([.F3:.F18];[.T3:.T18])" office:value-type="float" office:value="-0.00827618227029173" calcext:value-type="float">
            <text:p>-0,00827618227029173</text:p>
          </table:table-cell>
          <table:table-cell table:formula="of:=CORREL([.G3:.G18];[.U3:.U18])" office:value-type="float" office:value="-0.644679591033751" calcext:value-type="float">
            <text:p>-0,644679591033751</text:p>
          </table:table-cell>
          <table:table-cell table:formula="of:=CORREL([.H3:.H18];[.V3:.V18])" office:value-type="float" office:value="0.282266585585849" calcext:value-type="float">
            <text:p>0,282266585585849</text:p>
          </table:table-cell>
          <table:table-cell table:formula="of:=CORREL([.I3:.I18];[.W3:.W18])" office:value-type="float" office:value="0.13973551857887" calcext:value-type="float">
            <text:p>0,13973551857887</text:p>
          </table:table-cell>
          <table:table-cell table:formula="of:=CORREL([.J3:.J18];[.X3:.X18])" office:value-type="float" office:value="0.431141403129579" calcext:value-type="float">
            <text:p>0,431141403129579</text:p>
          </table:table-cell>
          <table:table-cell table:formula="of:=CORREL([.K3:.K18];[.Y3:.Y18])" office:value-type="float" office:value="-0.142092309503426" calcext:value-type="float">
            <text:p>-0,142092309503426</text:p>
          </table:table-cell>
          <table:table-cell table:formula="of:=CORREL([.L3:.L18];[.Z3:.Z18])" office:value-type="float" office:value="-0.213723681658432" calcext:value-type="float">
            <text:p>-0,213723681658432</text:p>
          </table:table-cell>
          <table:table-cell table:formula="of:=CORREL([.M3:.M18];[.AA3:.AA18])" office:value-type="float" office:value="-0.0895003535343964" calcext:value-type="float">
            <text:p>-0,0895003535343964</text:p>
          </table:table-cell>
          <table:table-cell table:number-columns-repeated="2"/>
          <table:table-cell table:formula="of:=CORREL([.B3:.B18];[.AD3:.AD18])" office:value-type="float" office:value="-0.171454347825803" calcext:value-type="float">
            <text:p>-0,171454347825803</text:p>
          </table:table-cell>
          <table:table-cell table:formula="of:=CORREL([.C3:.C18];[.AE3:.AE18])" office:value-type="float" office:value="0.029998688602388" calcext:value-type="float">
            <text:p>0,029998688602388</text:p>
          </table:table-cell>
          <table:table-cell table:formula="of:=CORREL([.D3:.D18];[.AF3:.AF18])" office:value-type="float" office:value="0.369611231031723" calcext:value-type="float">
            <text:p>0,369611231031723</text:p>
          </table:table-cell>
          <table:table-cell table:formula="of:=CORREL([.E3:.E18];[.AG3:.AG18])" office:value-type="float" office:value="-0.114791448458384" calcext:value-type="float">
            <text:p>-0,114791448458384</text:p>
          </table:table-cell>
          <table:table-cell table:formula="of:=CORREL([.F3:.F18];[.AH3:.AH18])" office:value-type="float" office:value="-0.0579875961827934" calcext:value-type="float">
            <text:p>-0,0579875961827934</text:p>
          </table:table-cell>
          <table:table-cell table:formula="of:=CORREL([.G3:.G18];[.AI3:.AI18])" office:value-type="float" office:value="-0.34282236086181" calcext:value-type="float">
            <text:p>-0,34282236086181</text:p>
          </table:table-cell>
          <table:table-cell table:formula="of:=CORREL([.H3:.H18];[.AJ3:.AJ18])" office:value-type="float" office:value="-0.399799079472711" calcext:value-type="float">
            <text:p>-0,399799079472711</text:p>
          </table:table-cell>
          <table:table-cell table:formula="of:=CORREL([.I3:.I18];[.AK3:.AK18])" office:value-type="float" office:value="0.0714034725336558" calcext:value-type="float">
            <text:p>0,0714034725336558</text:p>
          </table:table-cell>
          <table:table-cell table:formula="of:=CORREL([.J3:.J18];[.AL3:.AL18])" office:value-type="float" office:value="-0.135017523639629" calcext:value-type="float">
            <text:p>-0,135017523639629</text:p>
          </table:table-cell>
          <table:table-cell table:formula="of:=CORREL([.K3:.K18];[.AM3:.AM18])" office:value-type="float" office:value="0.214427036191869" calcext:value-type="float">
            <text:p>0,214427036191869</text:p>
          </table:table-cell>
          <table:table-cell table:formula="of:=CORREL([.L3:.L18];[.AN3:.AN18])" office:value-type="float" office:value="0.444989531888509" calcext:value-type="float">
            <text:p>0,444989531888509</text:p>
          </table:table-cell>
          <table:table-cell table:formula="of:=CORREL([.M3:.M18];[.AO3:.AO18])" office:value-type="float" office:value="-0.131945084750103" calcext:value-type="float">
            <text:p>-0,131945084750103</text:p>
          </table:table-cell>
          <table:table-cell table:number-columns-repeated="2"/>
          <table:table-cell table:formula="of:=CORREL([.B3:.B18];[.AR3:.AR18])" office:value-type="float" office:value="-0.215924466584043" calcext:value-type="float">
            <text:p>-0,215924466584043</text:p>
          </table:table-cell>
          <table:table-cell table:formula="of:=CORREL([.C3:.C18];[.AS3:.AS18])" office:value-type="float" office:value="0.033173296619838" calcext:value-type="float">
            <text:p>0,033173296619838</text:p>
          </table:table-cell>
          <table:table-cell table:formula="of:=CORREL([.D3:.D18];[.AT3:.AT18])" office:value-type="float" office:value="0.348994690482242" calcext:value-type="float">
            <text:p>0,348994690482242</text:p>
          </table:table-cell>
          <table:table-cell table:formula="of:=CORREL([.E3:.E18];[.AU3:.AU18])" office:value-type="float" office:value="-0.169551876399341" calcext:value-type="float">
            <text:p>-0,169551876399341</text:p>
          </table:table-cell>
          <table:table-cell table:formula="of:=CORREL([.F3:.F18];[.AV3:.AV18])" office:value-type="float" office:value="-0.325714264523679" calcext:value-type="float">
            <text:p>-0,325714264523679</text:p>
          </table:table-cell>
          <table:table-cell table:formula="of:=CORREL([.G3:.G18];[.AW3:.AW18])" office:value-type="float" office:value="-0.147870127047071" calcext:value-type="float">
            <text:p>-0,147870127047071</text:p>
          </table:table-cell>
          <table:table-cell table:formula="of:=CORREL([.H3:.H18];[.AX3:.AX18])" office:value-type="float" office:value="-0.0253870756620338" calcext:value-type="float">
            <text:p>-0,0253870756620338</text:p>
          </table:table-cell>
          <table:table-cell table:formula="of:=CORREL([.I3:.I18];[.AY3:.AY18])" office:value-type="float" office:value="-0.101040072011079" calcext:value-type="float">
            <text:p>-0,101040072011079</text:p>
          </table:table-cell>
          <table:table-cell table:formula="of:=CORREL([.J3:.J18];[.AZ3:.AZ18])" office:value-type="float" office:value="-0.111801126170869" calcext:value-type="float">
            <text:p>-0,111801126170869</text:p>
          </table:table-cell>
          <table:table-cell table:formula="of:=CORREL([.K3:.K18];[.BA3:.BA18])" office:value-type="float" office:value="-0.084401989079332" calcext:value-type="float">
            <text:p>-0,084401989079332</text:p>
          </table:table-cell>
          <table:table-cell table:formula="of:=CORREL([.L3:.L18];[.BB3:.BB18])" office:value-type="float" office:value="-0.402213657535864" calcext:value-type="float">
            <text:p>-0,402213657535864</text:p>
          </table:table-cell>
          <table:table-cell table:formula="of:=CORREL([.M3:.M18];[.BC3:.BC18])" office:value-type="float" office:value="-0.00775679242878061" calcext:value-type="float">
            <text:p>-0,00775679242878061</text:p>
          </table:table-cell>
        </table:table-row>
        <table:table-row table:style-name="ro1" table:number-rows-repeated="6">
          <table:table-cell table:number-columns-repeated="55"/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10"/>
          <table:table-cell office:value-type="string" calcext:value-type="string">
            <text:p>DEF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JA</text:p>
          </table:table-cell>
          <table:table-cell office:value-type="string" calcext:value-type="string">
            <text:p>SON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M3];[.B4];[.C4])" office:value-type="float" office:value="0.846742083974122" calcext:value-type="float">
            <text:p>0,846742083974122</text:p>
          </table:table-cell>
          <table:table-cell table:formula="of:=AVERAGE([.D3:.F3])" office:value-type="float" office:value="-3.76201512284335" calcext:value-type="float">
            <text:p>-3,76201512284335</text:p>
          </table:table-cell>
          <table:table-cell table:formula="of:=AVERAGE([.G3:.I3])" office:value-type="float" office:value="8.66115372515648" calcext:value-type="float">
            <text:p>8,66115372515648</text:p>
          </table:table-cell>
          <table:table-cell table:formula="of:=AVERAGE([.J3:.L3])" office:value-type="float" office:value="-7.87009785185724" calcext:value-type="float">
            <text:p>-7,87009785185724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ERAGE([.AA3];[.P4];[.Q4])" office:value-type="float" office:value="23.9591964163509" calcext:value-type="float">
            <text:p>23,9591964163509</text:p>
          </table:table-cell>
          <table:table-cell table:formula="of:=AVERAGE([.R3:.T3])" office:value-type="float" office:value="15.9340055208138" calcext:value-type="float">
            <text:p>15,9340055208138</text:p>
          </table:table-cell>
          <table:table-cell table:formula="of:=AVERAGE([.U3:.W3])" office:value-type="float" office:value="7.4452005018371" calcext:value-type="float">
            <text:p>7,4452005018371</text:p>
          </table:table-cell>
          <table:table-cell table:formula="of:=AVERAGE([.X3:.Z3])" office:value-type="float" office:value="17.0501820058263" calcext:value-type="float">
            <text:p>17,0501820058263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ERAGE([.AO3];[.AD4];[.AE4])" office:value-type="float" office:value="-1.17333333333333" calcext:value-type="float">
            <text:p>-1,17333333333333</text:p>
          </table:table-cell>
          <table:table-cell table:formula="of:=AVERAGE([.AF3:.AH3])" office:value-type="float" office:value="-0.306666666666667" calcext:value-type="float">
            <text:p>-0,306666666666667</text:p>
          </table:table-cell>
          <table:table-cell table:formula="of:=AVERAGE([.AI3:.AK3])" office:value-type="float" office:value="-0.826666666666667" calcext:value-type="float">
            <text:p>-0,826666666666667</text:p>
          </table:table-cell>
          <table:table-cell table:formula="of:=AVERAGE([.AL3:.AN3])" office:value-type="float" office:value="-1.10333333333333" calcext:value-type="float">
            <text:p>-1,10333333333333</text:p>
          </table:table-cell>
          <table:table-cell table:number-columns-repeated="9"/>
          <table:table-cell office:value-type="float" office:value="2007" calcext:value-type="float">
            <text:p>2007</text:p>
          </table:table-cell>
          <table:table-cell table:formula="of:=AVERAGE([.BC3];[.AR4];[.AS4])" office:value-type="float" office:value="1.428" calcext:value-type="float">
            <text:p>1,428</text:p>
          </table:table-cell>
          <table:table-cell table:formula="of:=AVERAGE([.AT3:.AV3])" office:value-type="float" office:value="-0.739" calcext:value-type="float">
            <text:p>-0,739</text:p>
          </table:table-cell>
          <table:table-cell table:formula="of:=AVERAGE([.AW3:.AY3])" office:value-type="float" office:value="-1.31233333333333" calcext:value-type="float">
            <text:p>-1,31233333333333</text:p>
          </table:table-cell>
          <table:table-cell table:formula="of:=AVERAGE([.AZ3:.BB3])" office:value-type="float" office:value="-0.462333333333333" calcext:value-type="float">
            <text:p>-0,462333333333333</text:p>
          </table:table-cell>
          <table:table-cell table:number-columns-repeated="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M4];[.B5];[.C5])" office:value-type="float" office:value="4.57518071782687" calcext:value-type="float">
            <text:p>4,57518071782687</text:p>
          </table:table-cell>
          <table:table-cell table:formula="of:=AVERAGE([.D4:.F4])" office:value-type="float" office:value="-2.62728841594954" calcext:value-type="float">
            <text:p>-2,62728841594954</text:p>
          </table:table-cell>
          <table:table-cell table:formula="of:=AVERAGE([.G4:.I4])" office:value-type="float" office:value="6.27376295286064" calcext:value-type="float">
            <text:p>6,27376295286064</text:p>
          </table:table-cell>
          <table:table-cell table:formula="of:=AVERAGE([.J4:.L4])" office:value-type="float" office:value="-7.64740957750362" calcext:value-type="float">
            <text:p>-7,64740957750362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AA4];[.P5];[.Q5])" office:value-type="float" office:value="24.4329403132535" calcext:value-type="float">
            <text:p>24,4329403132535</text:p>
          </table:table-cell>
          <table:table-cell table:formula="of:=AVERAGE([.R4:.T4])" office:value-type="float" office:value="16.8544004874565" calcext:value-type="float">
            <text:p>16,8544004874565</text:p>
          </table:table-cell>
          <table:table-cell table:formula="of:=AVERAGE([.U4:.W4])" office:value-type="float" office:value="10.9656879988465" calcext:value-type="float">
            <text:p>10,9656879988465</text:p>
          </table:table-cell>
          <table:table-cell table:formula="of:=AVERAGE([.X4:.Z4])" office:value-type="float" office:value="18.4714903857379" calcext:value-type="float">
            <text:p>18,4714903857379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AO4];[.AD5];[.AE5])" office:value-type="float" office:value="-0.956666666666667" calcext:value-type="float">
            <text:p>-0,956666666666667</text:p>
          </table:table-cell>
          <table:table-cell table:formula="of:=AVERAGE([.AF4:.AH4])" office:value-type="float" office:value="-1.20666666666667" calcext:value-type="float">
            <text:p>-1,20666666666667</text:p>
          </table:table-cell>
          <table:table-cell table:formula="of:=AVERAGE([.AI4:.AK4])" office:value-type="float" office:value="-0.863333333333333" calcext:value-type="float">
            <text:p>-0,863333333333333</text:p>
          </table:table-cell>
          <table:table-cell table:formula="of:=AVERAGE([.AL4:.AN4])" office:value-type="float" office:value="-1.02666666666667" calcext:value-type="float">
            <text:p>-1,02666666666667</text:p>
          </table:table-cell>
          <table:table-cell table:number-columns-repeated="9"/>
          <table:table-cell office:value-type="float" office:value="2008" calcext:value-type="float">
            <text:p>2008</text:p>
          </table:table-cell>
          <table:table-cell table:formula="of:=AVERAGE([.BC4];[.AR5];[.AS5])" office:value-type="float" office:value="0.871" calcext:value-type="float">
            <text:p>0,871</text:p>
          </table:table-cell>
          <table:table-cell table:formula="of:=AVERAGE([.AT4:.AV4])" office:value-type="float" office:value="-0.258666666666667" calcext:value-type="float">
            <text:p>-0,258666666666667</text:p>
          </table:table-cell>
          <table:table-cell table:formula="of:=AVERAGE([.AW4:.AY4])" office:value-type="float" office:value="0.585" calcext:value-type="float">
            <text:p>0,585</text:p>
          </table:table-cell>
          <table:table-cell table:formula="of:=AVERAGE([.AZ4:.BB4])" office:value-type="float" office:value="1.17366666666667" calcext:value-type="float">
            <text:p>1,17366666666667</text:p>
          </table:table-cell>
          <table:table-cell table:number-columns-repeated="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M5];[.B6];[.C6])" office:value-type="float" office:value="2.8581841350268" calcext:value-type="float">
            <text:p>2,8581841350268</text:p>
          </table:table-cell>
          <table:table-cell table:formula="of:=AVERAGE([.D5:.F5])" office:value-type="float" office:value="-6.13942360159502" calcext:value-type="float">
            <text:p>-6,13942360159502</text:p>
          </table:table-cell>
          <table:table-cell table:formula="of:=AVERAGE([.G5:.I5])" office:value-type="float" office:value="3.92871649693479" calcext:value-type="float">
            <text:p>3,92871649693479</text:p>
          </table:table-cell>
          <table:table-cell table:formula="of:=AVERAGE([.J5:.L5])" office:value-type="float" office:value="-15.5726100278175" calcext:value-type="float">
            <text:p>-15,5726100278175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AA5];[.P6];[.Q6])" office:value-type="float" office:value="23.2570283976412" calcext:value-type="float">
            <text:p>23,2570283976412</text:p>
          </table:table-cell>
          <table:table-cell table:formula="of:=AVERAGE([.R5:.T5])" office:value-type="float" office:value="18.53666636821" calcext:value-type="float">
            <text:p>18,53666636821</text:p>
          </table:table-cell>
          <table:table-cell table:formula="of:=AVERAGE([.U5:.W5])" office:value-type="float" office:value="10.1901419491283" calcext:value-type="float">
            <text:p>10,1901419491283</text:p>
          </table:table-cell>
          <table:table-cell table:formula="of:=AVERAGE([.X5:.Z5])" office:value-type="float" office:value="16.5770823054651" calcext:value-type="float">
            <text:p>16,5770823054651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AO5];[.AD6];[.AE6])" office:value-type="float" office:value="1.05333333333333" calcext:value-type="float">
            <text:p>1,05333333333333</text:p>
          </table:table-cell>
          <table:table-cell table:formula="of:=AVERAGE([.AF5:.AH5])" office:value-type="float" office:value="-0.826666666666667" calcext:value-type="float">
            <text:p>-0,826666666666667</text:p>
          </table:table-cell>
          <table:table-cell table:formula="of:=AVERAGE([.AI5:.AK5])" office:value-type="float" office:value="0.356666666666667" calcext:value-type="float">
            <text:p>0,356666666666667</text:p>
          </table:table-cell>
          <table:table-cell table:formula="of:=AVERAGE([.AL5:.AN5])" office:value-type="float" office:value="0.673333333333333" calcext:value-type="float">
            <text:p>0,673333333333333</text:p>
          </table:table-cell>
          <table:table-cell table:number-columns-repeated="9"/>
          <table:table-cell office:value-type="float" office:value="2009" calcext:value-type="float">
            <text:p>2009</text:p>
          </table:table-cell>
          <table:table-cell table:formula="of:=AVERAGE([.BC5];[.AR6];[.AS6])" office:value-type="float" office:value="-0.308333333333333" calcext:value-type="float">
            <text:p>-0,308333333333333</text:p>
          </table:table-cell>
          <table:table-cell table:formula="of:=AVERAGE([.AT5:.AV5])" office:value-type="float" office:value="-0.033" calcext:value-type="float">
            <text:p>-0,033</text:p>
          </table:table-cell>
          <table:table-cell table:formula="of:=AVERAGE([.AW5:.AY5])" office:value-type="float" office:value="-0.796666666666667" calcext:value-type="float">
            <text:p>-0,796666666666667</text:p>
          </table:table-cell>
          <table:table-cell table:formula="of:=AVERAGE([.AZ5:.BB5])" office:value-type="float" office:value="-0.615666666666667" calcext:value-type="float">
            <text:p>-0,615666666666667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M6];[.B7];[.C7])" office:value-type="float" office:value="4.99591690061081" calcext:value-type="float">
            <text:p>4,99591690061081</text:p>
          </table:table-cell>
          <table:table-cell table:formula="of:=AVERAGE([.D6:.F6])" office:value-type="float" office:value="0.788594199134634" calcext:value-type="float">
            <text:p>0,788594199134634</text:p>
          </table:table-cell>
          <table:table-cell table:formula="of:=AVERAGE([.G6:.I6])" office:value-type="float" office:value="4.02502806109967" calcext:value-type="float">
            <text:p>4,02502806109967</text:p>
          </table:table-cell>
          <table:table-cell table:formula="of:=AVERAGE([.J6:.L6])" office:value-type="float" office:value="-15.5895106529566" calcext:value-type="float">
            <text:p>-15,5895106529566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AA6];[.P7];[.Q7])" office:value-type="float" office:value="23.9980160230699" calcext:value-type="float">
            <text:p>23,9980160230699</text:p>
          </table:table-cell>
          <table:table-cell table:formula="of:=AVERAGE([.R6:.T6])" office:value-type="float" office:value="16.8255458841259" calcext:value-type="float">
            <text:p>16,8255458841259</text:p>
          </table:table-cell>
          <table:table-cell table:formula="of:=AVERAGE([.U6:.W6])" office:value-type="float" office:value="9.48192498313061" calcext:value-type="float">
            <text:p>9,48192498313061</text:p>
          </table:table-cell>
          <table:table-cell table:formula="of:=AVERAGE([.X6:.Z6])" office:value-type="float" office:value="16.2973768651223" calcext:value-type="float">
            <text:p>16,2973768651223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AO6];[.AD7];[.AE7])" office:value-type="float" office:value="-1.74" calcext:value-type="float">
            <text:p>-1,74</text:p>
          </table:table-cell>
          <table:table-cell table:formula="of:=AVERAGE([.AF6:.AH6])" office:value-type="float" office:value="0.566666666666667" calcext:value-type="float">
            <text:p>0,566666666666667</text:p>
          </table:table-cell>
          <table:table-cell table:formula="of:=AVERAGE([.AI6:.AK6])" office:value-type="float" office:value="-2.03333333333333" calcext:value-type="float">
            <text:p>-2,03333333333333</text:p>
          </table:table-cell>
          <table:table-cell table:formula="of:=AVERAGE([.AL6:.AN6])" office:value-type="float" office:value="-2.14333333333333" calcext:value-type="float">
            <text:p>-2,14333333333333</text:p>
          </table:table-cell>
          <table:table-cell table:number-columns-repeated="9"/>
          <table:table-cell office:value-type="float" office:value="2010" calcext:value-type="float">
            <text:p>2010</text:p>
          </table:table-cell>
          <table:table-cell table:formula="of:=AVERAGE([.BC6];[.AR7];[.AS7])" office:value-type="float" office:value="0.443666666666667" calcext:value-type="float">
            <text:p>0,443666666666667</text:p>
          </table:table-cell>
          <table:table-cell table:formula="of:=AVERAGE([.AT6:.AV6])" office:value-type="float" office:value="0.502" calcext:value-type="float">
            <text:p>0,502</text:p>
          </table:table-cell>
          <table:table-cell table:formula="of:=AVERAGE([.AW6:.AY6])" office:value-type="float" office:value="2.00166666666667" calcext:value-type="float">
            <text:p>2,00166666666667</text:p>
          </table:table-cell>
          <table:table-cell table:formula="of:=AVERAGE([.AZ6:.BB6])" office:value-type="float" office:value="1.08433333333333" calcext:value-type="float">
            <text:p>1,08433333333333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M7];[.B8];[.C8])" office:value-type="float" office:value="5.20254438339826" calcext:value-type="float">
            <text:p>5,20254438339826</text:p>
          </table:table-cell>
          <table:table-cell table:formula="of:=AVERAGE([.D7:.F7])" office:value-type="float" office:value="-1.92445796530197" calcext:value-type="float">
            <text:p>-1,92445796530197</text:p>
          </table:table-cell>
          <table:table-cell table:formula="of:=AVERAGE([.G7:.I7])" office:value-type="float" office:value="7.25475353610491" calcext:value-type="float">
            <text:p>7,25475353610491</text:p>
          </table:table-cell>
          <table:table-cell table:formula="of:=AVERAGE([.J7:.L7])" office:value-type="float" office:value="-16.0633502183539" calcext:value-type="float">
            <text:p>-16,0633502183539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AA7];[.P8];[.Q8])" office:value-type="float" office:value="24.4299400810337" calcext:value-type="float">
            <text:p>24,4299400810337</text:p>
          </table:table-cell>
          <table:table-cell table:formula="of:=AVERAGE([.R7:.T7])" office:value-type="float" office:value="16.9087822659281" calcext:value-type="float">
            <text:p>16,9087822659281</text:p>
          </table:table-cell>
          <table:table-cell table:formula="of:=AVERAGE([.U7:.W7])" office:value-type="float" office:value="9.20476870046095" calcext:value-type="float">
            <text:p>9,20476870046095</text:p>
          </table:table-cell>
          <table:table-cell table:formula="of:=AVERAGE([.X7:.Z7])" office:value-type="float" office:value="17.5941455761343" calcext:value-type="float">
            <text:p>17,5941455761343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AO7];[.AD8];[.AE8])" office:value-type="float" office:value="-0.976666666666667" calcext:value-type="float">
            <text:p>-0,976666666666667</text:p>
          </table:table-cell>
          <table:table-cell table:formula="of:=AVERAGE([.AF7:.AH7])" office:value-type="float" office:value="-1.55666666666667" calcext:value-type="float">
            <text:p>-1,55666666666667</text:p>
          </table:table-cell>
          <table:table-cell table:formula="of:=AVERAGE([.AI7:.AK7])" office:value-type="float" office:value="-0.86" calcext:value-type="float">
            <text:p>-0,86</text:p>
          </table:table-cell>
          <table:table-cell table:formula="of:=AVERAGE([.AL7:.AN7])" office:value-type="float" office:value="-1.17333333333333" calcext:value-type="float">
            <text:p>-1,17333333333333</text:p>
          </table:table-cell>
          <table:table-cell table:number-columns-repeated="9"/>
          <table:table-cell office:value-type="float" office:value="2011" calcext:value-type="float">
            <text:p>2011</text:p>
          </table:table-cell>
          <table:table-cell table:formula="of:=AVERAGE([.BC7];[.AR8];[.AS8])" office:value-type="float" office:value="1.291" calcext:value-type="float">
            <text:p>1,291</text:p>
          </table:table-cell>
          <table:table-cell table:formula="of:=AVERAGE([.AT7:.AV7])" office:value-type="float" office:value="0.0333333333333333" calcext:value-type="float">
            <text:p>0,0333333333333333</text:p>
          </table:table-cell>
          <table:table-cell table:formula="of:=AVERAGE([.AW7:.AY7])" office:value-type="float" office:value="-0.895" calcext:value-type="float">
            <text:p>-0,895</text:p>
          </table:table-cell>
          <table:table-cell table:formula="of:=AVERAGE([.AZ7:.BB7])" office:value-type="float" office:value="-0.59" calcext:value-type="float">
            <text:p>-0,59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M8];[.B9];[.C9])" office:value-type="float" office:value="12.3090317077551" calcext:value-type="float">
            <text:p>12,3090317077551</text:p>
          </table:table-cell>
          <table:table-cell table:formula="of:=AVERAGE([.D8:.F8])" office:value-type="float" office:value="-3.30609808038553" calcext:value-type="float">
            <text:p>-3,30609808038553</text:p>
          </table:table-cell>
          <table:table-cell table:formula="of:=AVERAGE([.G8:.I8])" office:value-type="float" office:value="5.75417326651034" calcext:value-type="float">
            <text:p>5,75417326651034</text:p>
          </table:table-cell>
          <table:table-cell table:formula="of:=AVERAGE([.J8:.L8])" office:value-type="float" office:value="-14.80377506172" calcext:value-type="float">
            <text:p>-14,80377506172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AA8];[.P9];[.Q9])" office:value-type="float" office:value="23.2770630943306" calcext:value-type="float">
            <text:p>23,2770630943306</text:p>
          </table:table-cell>
          <table:table-cell table:formula="of:=AVERAGE([.R8:.T8])" office:value-type="float" office:value="17.3958147877426" calcext:value-type="float">
            <text:p>17,3958147877426</text:p>
          </table:table-cell>
          <table:table-cell table:formula="of:=AVERAGE([.U8:.W8])" office:value-type="float" office:value="9.63369078431195" calcext:value-type="float">
            <text:p>9,63369078431195</text:p>
          </table:table-cell>
          <table:table-cell table:formula="of:=AVERAGE([.X8:.Z8])" office:value-type="float" office:value="17.2833791637761" calcext:value-type="float">
            <text:p>17,2833791637761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AO8];[.AD9];[.AE9])" office:value-type="float" office:value="-0.0566666666666667" calcext:value-type="float">
            <text:p>-0,0566666666666667</text:p>
          </table:table-cell>
          <table:table-cell table:formula="of:=AVERAGE([.AF8:.AH8])" office:value-type="float" office:value="-0.426666666666667" calcext:value-type="float">
            <text:p>-0,426666666666667</text:p>
          </table:table-cell>
          <table:table-cell table:formula="of:=AVERAGE([.AI8:.AK8])" office:value-type="float" office:value="0.0133333333333333" calcext:value-type="float">
            <text:p>0,0133333333333333</text:p>
          </table:table-cell>
          <table:table-cell table:formula="of:=AVERAGE([.AL8:.AN8])" office:value-type="float" office:value="-0.17" calcext:value-type="float">
            <text:p>-0,17</text:p>
          </table:table-cell>
          <table:table-cell table:number-columns-repeated="9"/>
          <table:table-cell office:value-type="float" office:value="2012" calcext:value-type="float">
            <text:p>2012</text:p>
          </table:table-cell>
          <table:table-cell table:formula="of:=AVERAGE([.BC8];[.AR9];[.AS9])" office:value-type="float" office:value="0.00766666666666665" calcext:value-type="float">
            <text:p>0,00766666666666665</text:p>
          </table:table-cell>
          <table:table-cell table:formula="of:=AVERAGE([.AT8:.AV8])" office:value-type="float" office:value="0.364666666666667" calcext:value-type="float">
            <text:p>0,364666666666667</text:p>
          </table:table-cell>
          <table:table-cell table:formula="of:=AVERAGE([.AW8:.AY8])" office:value-type="float" office:value="0.517" calcext:value-type="float">
            <text:p>0,517</text:p>
          </table:table-cell>
          <table:table-cell table:formula="of:=AVERAGE([.AZ8:.BB8])" office:value-type="float" office:value="-0.527666666666667" calcext:value-type="float">
            <text:p>-0,527666666666667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M9];[.B10];[.C10])" office:value-type="float" office:value="26.7167477881067" calcext:value-type="float">
            <text:p>26,7167477881067</text:p>
          </table:table-cell>
          <table:table-cell table:formula="of:=AVERAGE([.D9:.F9])" office:value-type="float" office:value="-13.3332885230608" calcext:value-type="float">
            <text:p>-13,3332885230608</text:p>
          </table:table-cell>
          <table:table-cell table:formula="of:=AVERAGE([.G9:.I9])" office:value-type="float" office:value="2.97887284709089" calcext:value-type="float">
            <text:p>2,97887284709089</text:p>
          </table:table-cell>
          <table:table-cell table:formula="of:=AVERAGE([.J9:.L9])" office:value-type="float" office:value="-6.71665730016668" calcext:value-type="float">
            <text:p>-6,71665730016668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AA9];[.P10];[.Q10])" office:value-type="float" office:value="24.6284814005796" calcext:value-type="float">
            <text:p>24,6284814005796</text:p>
          </table:table-cell>
          <table:table-cell table:formula="of:=AVERAGE([.R9:.T9])" office:value-type="float" office:value="16.2192570597219" calcext:value-type="float">
            <text:p>16,2192570597219</text:p>
          </table:table-cell>
          <table:table-cell table:formula="of:=AVERAGE([.U9:.W9])" office:value-type="float" office:value="9.77491419980733" calcext:value-type="float">
            <text:p>9,77491419980733</text:p>
          </table:table-cell>
          <table:table-cell table:formula="of:=AVERAGE([.X9:.Z9])" office:value-type="float" office:value="16.876809876054" calcext:value-type="float">
            <text:p>16,876809876054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AO9];[.AD10];[.AE10])" office:value-type="float" office:value="-0.42" calcext:value-type="float">
            <text:p>-0,42</text:p>
          </table:table-cell>
          <table:table-cell table:formula="of:=AVERAGE([.AF9:.AH9])" office:value-type="float" office:value="-0.383333333333333" calcext:value-type="float">
            <text:p>-0,383333333333333</text:p>
          </table:table-cell>
          <table:table-cell table:formula="of:=AVERAGE([.AI9:.AK9])" office:value-type="float" office:value="-0.793333333333333" calcext:value-type="float">
            <text:p>-0,793333333333333</text:p>
          </table:table-cell>
          <table:table-cell table:formula="of:=AVERAGE([.AL9:.AN9])" office:value-type="float" office:value="-0.206666666666667" calcext:value-type="float">
            <text:p>-0,206666666666667</text:p>
          </table:table-cell>
          <table:table-cell table:number-columns-repeated="9"/>
          <table:table-cell office:value-type="float" office:value="2013" calcext:value-type="float">
            <text:p>2013</text:p>
          </table:table-cell>
          <table:table-cell table:formula="of:=AVERAGE([.BC9];[.AR10];[.AS10])" office:value-type="float" office:value="-0.1" calcext:value-type="float">
            <text:p>-0,1</text:p>
          </table:table-cell>
          <table:table-cell table:formula="of:=AVERAGE([.AT9:.AV9])" office:value-type="float" office:value="0.782" calcext:value-type="float">
            <text:p>0,782</text:p>
          </table:table-cell>
          <table:table-cell table:formula="of:=AVERAGE([.AW9:.AY9])" office:value-type="float" office:value="-0.295666666666667" calcext:value-type="float">
            <text:p>-0,295666666666667</text:p>
          </table:table-cell>
          <table:table-cell table:formula="of:=AVERAGE([.AZ9:.BB9])" office:value-type="float" office:value="-0.642333333333333" calcext:value-type="float">
            <text:p>-0,642333333333333</text:p>
          </table:table-cell>
          <table:table-cell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M10];[.B11];[.C11])" office:value-type="float" office:value="6.55036677464305" calcext:value-type="float">
            <text:p>6,55036677464305</text:p>
          </table:table-cell>
          <table:table-cell table:formula="of:=AVERAGE([.D10:.F10])" office:value-type="float" office:value="-21.3366608600251" calcext:value-type="float">
            <text:p>-21,3366608600251</text:p>
          </table:table-cell>
          <table:table-cell table:formula="of:=AVERAGE([.G10:.I10])" office:value-type="float" office:value="4.60666453127771" calcext:value-type="float">
            <text:p>4,60666453127771</text:p>
          </table:table-cell>
          <table:table-cell table:formula="of:=AVERAGE([.J10:.L10])" office:value-type="float" office:value="-16.1378498825735" calcext:value-type="float">
            <text:p>-16,1378498825735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AA10];[.P11];[.Q11])" office:value-type="float" office:value="22.9267429528807" calcext:value-type="float">
            <text:p>22,9267429528807</text:p>
          </table:table-cell>
          <table:table-cell table:formula="of:=AVERAGE([.R10:.T10])" office:value-type="float" office:value="16.0280617138096" calcext:value-type="float">
            <text:p>16,0280617138096</text:p>
          </table:table-cell>
          <table:table-cell table:formula="of:=AVERAGE([.U10:.W10])" office:value-type="float" office:value="10.4587029585118" calcext:value-type="float">
            <text:p>10,4587029585118</text:p>
          </table:table-cell>
          <table:table-cell table:formula="of:=AVERAGE([.X10:.Z10])" office:value-type="float" office:value="17.4092351233994" calcext:value-type="float">
            <text:p>17,4092351233994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AO10];[.AD11];[.AE11])" office:value-type="float" office:value="0.213333333333333" calcext:value-type="float">
            <text:p>0,213333333333333</text:p>
          </table:table-cell>
          <table:table-cell table:formula="of:=AVERAGE([.AF10:.AH10])" office:value-type="float" office:value="-0.126666666666667" calcext:value-type="float">
            <text:p>-0,126666666666667</text:p>
          </table:table-cell>
          <table:table-cell table:formula="of:=AVERAGE([.AI10:.AK10])" office:value-type="float" office:value="0.216666666666667" calcext:value-type="float">
            <text:p>0,216666666666667</text:p>
          </table:table-cell>
          <table:table-cell table:formula="of:=AVERAGE([.AL10:.AN10])" office:value-type="float" office:value="0.133333333333333" calcext:value-type="float">
            <text:p>0,133333333333333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formula="of:=AVERAGE([.BC10];[.AR11];[.AS11])" office:value-type="float" office:value="1.07133333333333" calcext:value-type="float">
            <text:p>1,07133333333333</text:p>
          </table:table-cell>
          <table:table-cell table:formula="of:=AVERAGE([.AT10:.AV10])" office:value-type="float" office:value="0.212" calcext:value-type="float">
            <text:p>0,212</text:p>
          </table:table-cell>
          <table:table-cell table:formula="of:=AVERAGE([.AW10:.AY10])" office:value-type="float" office:value="0.343" calcext:value-type="float">
            <text:p>0,343</text:p>
          </table:table-cell>
          <table:table-cell table:formula="of:=AVERAGE([.AZ10:.BB10])" office:value-type="float" office:value="-0.559" calcext:value-type="float">
            <text:p>-0,559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M11];[.B12];[.C12])" office:value-type="float" office:value="8.59615856408056" calcext:value-type="float">
            <text:p>8,59615856408056</text:p>
          </table:table-cell>
          <table:table-cell table:formula="of:=AVERAGE([.D11:.F11])" office:value-type="float" office:value="3.46733214554134" calcext:value-type="float">
            <text:p>3,46733214554134</text:p>
          </table:table-cell>
          <table:table-cell table:formula="of:=AVERAGE([.G11:.I11])" office:value-type="float" office:value="4.58408110243805" calcext:value-type="float">
            <text:p>4,58408110243805</text:p>
          </table:table-cell>
          <table:table-cell table:formula="of:=AVERAGE([.J11:.L11])" office:value-type="float" office:value="-12.4549743407849" calcext:value-type="float">
            <text:p>-12,4549743407849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AA11];[.P12];[.Q12])" office:value-type="float" office:value="24.9018765994421" calcext:value-type="float">
            <text:p>24,9018765994421</text:p>
          </table:table-cell>
          <table:table-cell table:formula="of:=AVERAGE([.R11:.T11])" office:value-type="float" office:value="18.8250224531264" calcext:value-type="float">
            <text:p>18,8250224531264</text:p>
          </table:table-cell>
          <table:table-cell table:formula="of:=AVERAGE([.U11:.W11])" office:value-type="float" office:value="11.5323047001507" calcext:value-type="float">
            <text:p>11,5323047001507</text:p>
          </table:table-cell>
          <table:table-cell table:formula="of:=AVERAGE([.X11:.Z11])" office:value-type="float" office:value="15.7063786593795" calcext:value-type="float">
            <text:p>15,7063786593795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AO11];[.AD12];[.AE12])" office:value-type="float" office:value="1.89333333333333" calcext:value-type="float">
            <text:p>1,89333333333333</text:p>
          </table:table-cell>
          <table:table-cell table:formula="of:=AVERAGE([.AF11:.AH11])" office:value-type="float" office:value="0.47" calcext:value-type="float">
            <text:p>0,47</text:p>
          </table:table-cell>
          <table:table-cell table:formula="of:=AVERAGE([.AI11:.AK11])" office:value-type="float" office:value="1.88" calcext:value-type="float">
            <text:p>1,88</text:p>
          </table:table-cell>
          <table:table-cell table:formula="of:=AVERAGE([.AL11:.AN11])" office:value-type="float" office:value="2.11" calcext:value-type="float">
            <text:p>2,11</text:p>
          </table:table-cell>
          <table:table-cell table:number-columns-repeated="9"/>
          <table:table-cell office:value-type="float" office:value="2015" calcext:value-type="float">
            <text:p>2015</text:p>
          </table:table-cell>
          <table:table-cell table:formula="of:=AVERAGE([.BC11];[.AR12];[.AS12])" office:value-type="float" office:value="0.808666666666666" calcext:value-type="float">
            <text:p>0,808666666666666</text:p>
          </table:table-cell>
          <table:table-cell table:formula="of:=AVERAGE([.AT11:.AV11])" office:value-type="float" office:value="0.739333333333333" calcext:value-type="float">
            <text:p>0,739333333333333</text:p>
          </table:table-cell>
          <table:table-cell table:formula="of:=AVERAGE([.AW11:.AY11])" office:value-type="float" office:value="1.15033333333333" calcext:value-type="float">
            <text:p>1,15033333333333</text:p>
          </table:table-cell>
          <table:table-cell table:formula="of:=AVERAGE([.AZ11:.BB11])" office:value-type="float" office:value="0.355666666666667" calcext:value-type="float">
            <text:p>0,355666666666667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M12];[.B13];[.C13])" office:value-type="float" office:value="12.0333314506907" calcext:value-type="float">
            <text:p>12,0333314506907</text:p>
          </table:table-cell>
          <table:table-cell table:formula="of:=AVERAGE([.D12:.F12])" office:value-type="float" office:value="-5.72865226445036" calcext:value-type="float">
            <text:p>-5,72865226445036</text:p>
          </table:table-cell>
          <table:table-cell table:formula="of:=AVERAGE([.G12:.I12])" office:value-type="float" office:value="15.4478351368516" calcext:value-type="float">
            <text:p>15,4478351368516</text:p>
          </table:table-cell>
          <table:table-cell table:formula="of:=AVERAGE([.J12:.L12])" office:value-type="float" office:value="-27.0591592254278" calcext:value-type="float">
            <text:p>-27,0591592254278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AA12];[.P13];[.Q13])" office:value-type="float" office:value="24.3363747848156" calcext:value-type="float">
            <text:p>24,3363747848156</text:p>
          </table:table-cell>
          <table:table-cell table:formula="of:=AVERAGE([.R12:.T12])" office:value-type="float" office:value="15.8782884822779" calcext:value-type="float">
            <text:p>15,8782884822779</text:p>
          </table:table-cell>
          <table:table-cell table:formula="of:=AVERAGE([.U12:.W12])" office:value-type="float" office:value="9.59653089427297" calcext:value-type="float">
            <text:p>9,59653089427297</text:p>
          </table:table-cell>
          <table:table-cell table:formula="of:=AVERAGE([.X12:.Z12])" office:value-type="float" office:value="16.4466743776934" calcext:value-type="float">
            <text:p>16,4466743776934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AO12];[.AD13];[.AE13])" office:value-type="float" office:value="-0.406666666666667" calcext:value-type="float">
            <text:p>-0,406666666666667</text:p>
          </table:table-cell>
          <table:table-cell table:formula="of:=AVERAGE([.AF12:.AH12])" office:value-type="float" office:value="1.29666666666667" calcext:value-type="float">
            <text:p>1,29666666666667</text:p>
          </table:table-cell>
          <table:table-cell table:formula="of:=AVERAGE([.AI12:.AK12])" office:value-type="float" office:value="-0.146666666666667" calcext:value-type="float">
            <text:p>-0,146666666666667</text:p>
          </table:table-cell>
          <table:table-cell table:formula="of:=AVERAGE([.AL12:.AN12])" office:value-type="float" office:value="-0.436666666666667" calcext:value-type="float">
            <text:p>-0,436666666666667</text:p>
          </table:table-cell>
          <table:table-cell table:number-columns-repeated="9"/>
          <table:table-cell office:value-type="float" office:value="2016" calcext:value-type="float">
            <text:p>2016</text:p>
          </table:table-cell>
          <table:table-cell table:formula="of:=AVERAGE([.BC12];[.AR13];[.AS13])" office:value-type="float" office:value="-0.569333333333333" calcext:value-type="float">
            <text:p>-0,569333333333333</text:p>
          </table:table-cell>
          <table:table-cell table:formula="of:=AVERAGE([.AT12:.AV12])" office:value-type="float" office:value="0.715666666666667" calcext:value-type="float">
            <text:p>0,715666666666667</text:p>
          </table:table-cell>
          <table:table-cell table:formula="of:=AVERAGE([.AW12:.AY12])" office:value-type="float" office:value="0.744333333333333" calcext:value-type="float">
            <text:p>0,744333333333333</text:p>
          </table:table-cell>
          <table:table-cell table:formula="of:=AVERAGE([.AZ12:.BB12])" office:value-type="float" office:value="0.216" calcext:value-type="float">
            <text:p>0,21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M13];[.B14];[.C14])" office:value-type="float" office:value="10.7657875100052" calcext:value-type="float">
            <text:p>10,7657875100052</text:p>
          </table:table-cell>
          <table:table-cell table:formula="of:=AVERAGE([.D13:.F13])" office:value-type="float" office:value="-1.53347417414868" calcext:value-type="float">
            <text:p>-1,53347417414868</text:p>
          </table:table-cell>
          <table:table-cell table:formula="of:=AVERAGE([.G13:.I13])" office:value-type="float" office:value="5.76196880240164" calcext:value-type="float">
            <text:p>5,76196880240164</text:p>
          </table:table-cell>
          <table:table-cell table:formula="of:=AVERAGE([.J13:.L13])" office:value-type="float" office:value="-21.7228437761156" calcext:value-type="float">
            <text:p>-21,7228437761156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AA13];[.P14];[.Q14])" office:value-type="float" office:value="24.6162080598742" calcext:value-type="float">
            <text:p>24,6162080598742</text:p>
          </table:table-cell>
          <table:table-cell table:formula="of:=AVERAGE([.R13:.T13])" office:value-type="float" office:value="17.3167294085155" calcext:value-type="float">
            <text:p>17,3167294085155</text:p>
          </table:table-cell>
          <table:table-cell table:formula="of:=AVERAGE([.U13:.W13])" office:value-type="float" office:value="11.9799701084145" calcext:value-type="float">
            <text:p>11,9799701084145</text:p>
          </table:table-cell>
          <table:table-cell table:formula="of:=AVERAGE([.X13:.Z13])" office:value-type="float" office:value="16.5410944831819" calcext:value-type="float">
            <text:p>16,5410944831819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AO13];[.AD14];[.AE14])" office:value-type="float" office:value="-0.746666666666667" calcext:value-type="float">
            <text:p>-0,746666666666667</text:p>
          </table:table-cell>
          <table:table-cell table:formula="of:=AVERAGE([.AF13:.AH13])" office:value-type="float" office:value="-0.193333333333333" calcext:value-type="float">
            <text:p>-0,193333333333333</text:p>
          </table:table-cell>
          <table:table-cell table:formula="of:=AVERAGE([.AI13:.AK13])" office:value-type="float" office:value="-0.533333333333333" calcext:value-type="float">
            <text:p>-0,533333333333333</text:p>
          </table:table-cell>
          <table:table-cell table:formula="of:=AVERAGE([.AL13:.AN13])" office:value-type="float" office:value="-0.65" calcext:value-type="float">
            <text:p>-0,65</text:p>
          </table:table-cell>
          <table:table-cell table:number-columns-repeated="9"/>
          <table:table-cell office:value-type="float" office:value="2017" calcext:value-type="float">
            <text:p>2017</text:p>
          </table:table-cell>
          <table:table-cell table:formula="of:=AVERAGE([.BC13];[.AR14];[.AS14])" office:value-type="float" office:value="1.1" calcext:value-type="float">
            <text:p>1,1</text:p>
          </table:table-cell>
          <table:table-cell table:formula="of:=AVERAGE([.AT13:.AV13])" office:value-type="float" office:value="0.609333333333333" calcext:value-type="float">
            <text:p>0,609333333333333</text:p>
          </table:table-cell>
          <table:table-cell table:formula="of:=AVERAGE([.AW13:.AY13])" office:value-type="float" office:value="0.679333333333333" calcext:value-type="float">
            <text:p>0,679333333333333</text:p>
          </table:table-cell>
          <table:table-cell table:formula="of:=AVERAGE([.AZ13:.BB13])" office:value-type="float" office:value="0.499666666666667" calcext:value-type="float">
            <text:p>0,499666666666667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M14];[.B15];[.C15])" office:value-type="float" office:value="0.163109340289087" calcext:value-type="float">
            <text:p>0,163109340289087</text:p>
          </table:table-cell>
          <table:table-cell table:formula="of:=AVERAGE([.D14:.F14])" office:value-type="float" office:value="6.69289738713306" calcext:value-type="float">
            <text:p>6,69289738713306</text:p>
          </table:table-cell>
          <table:table-cell table:formula="of:=AVERAGE([.G14:.I14])" office:value-type="float" office:value="18.9048582369508" calcext:value-type="float">
            <text:p>18,9048582369508</text:p>
          </table:table-cell>
          <table:table-cell table:formula="of:=AVERAGE([.J14:.L14])" office:value-type="float" office:value="-19.1909220489186" calcext:value-type="float">
            <text:p>-19,1909220489186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AA14];[.P15];[.Q15])" office:value-type="float" office:value="22.700417110566" calcext:value-type="float">
            <text:p>22,700417110566</text:p>
          </table:table-cell>
          <table:table-cell table:formula="of:=AVERAGE([.R14:.T14])" office:value-type="float" office:value="18.9285756445077" calcext:value-type="float">
            <text:p>18,9285756445077</text:p>
          </table:table-cell>
          <table:table-cell table:formula="of:=AVERAGE([.U14:.W14])" office:value-type="float" office:value="9.182475626444" calcext:value-type="float">
            <text:p>9,182475626444</text:p>
          </table:table-cell>
          <table:table-cell table:formula="of:=AVERAGE([.X14:.Z14])" office:value-type="float" office:value="17.4703641200935" calcext:value-type="float">
            <text:p>17,4703641200935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AO14];[.AD15];[.AE15])" office:value-type="float" office:value="0.256666666666667" calcext:value-type="float">
            <text:p>0,256666666666667</text:p>
          </table:table-cell>
          <table:table-cell table:formula="of:=AVERAGE([.AF14:.AH14])" office:value-type="float" office:value="-1.02" calcext:value-type="float">
            <text:p>-1,02</text:p>
          </table:table-cell>
          <table:table-cell table:formula="of:=AVERAGE([.AI14:.AK14])" office:value-type="float" office:value="-0.0366666666666667" calcext:value-type="float">
            <text:p>-0,0366666666666667</text:p>
          </table:table-cell>
          <table:table-cell table:formula="of:=AVERAGE([.AL14:.AN14])" office:value-type="float" office:value="0.49" calcext:value-type="float">
            <text:p>0,49</text:p>
          </table:table-cell>
          <table:table-cell table:number-columns-repeated="9"/>
          <table:table-cell office:value-type="float" office:value="2018" calcext:value-type="float">
            <text:p>2018</text:p>
          </table:table-cell>
          <table:table-cell table:formula="of:=AVERAGE([.BC14];[.AR15];[.AS15])" office:value-type="float" office:value="0.369" calcext:value-type="float">
            <text:p>0,369</text:p>
          </table:table-cell>
          <table:table-cell table:formula="of:=AVERAGE([.AT14:.AV14])" office:value-type="float" office:value="-0.367333333333333" calcext:value-type="float">
            <text:p>-0,367333333333333</text:p>
          </table:table-cell>
          <table:table-cell table:formula="of:=AVERAGE([.AW14:.AY14])" office:value-type="float" office:value="0.00733333333333332" calcext:value-type="float">
            <text:p>0,00733333333333332</text:p>
          </table:table-cell>
          <table:table-cell table:formula="of:=AVERAGE([.AZ14:.BB14])" office:value-type="float" office:value="0.993" calcext:value-type="float">
            <text:p>0,993</text:p>
          </table:table-cell>
          <table:table-cell table:number-columns-repeated="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AVERAGE([.M15];[.B16];[.C16])" office:value-type="float" office:value="19.313415732739" calcext:value-type="float">
            <text:p>19,313415732739</text:p>
          </table:table-cell>
          <table:table-cell table:formula="of:=AVERAGE([.D15:.F15])" office:value-type="float" office:value="-9.69556794363751" calcext:value-type="float">
            <text:p>-9,69556794363751</text:p>
          </table:table-cell>
          <table:table-cell table:formula="of:=AVERAGE([.G15:.I15])" office:value-type="float" office:value="7.99163846764066" calcext:value-type="float">
            <text:p>7,99163846764066</text:p>
          </table:table-cell>
          <table:table-cell table:formula="of:=AVERAGE([.J15:.L15])" office:value-type="float" office:value="-2.94055652964916" calcext:value-type="float">
            <text:p>-2,94055652964916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AA15];[.P16];[.Q16])" office:value-type="float" office:value="23.5463553621725" calcext:value-type="float">
            <text:p>23,5463553621725</text:p>
          </table:table-cell>
          <table:table-cell table:formula="of:=AVERAGE([.R15:.T15])" office:value-type="float" office:value="16.8664564623005" calcext:value-type="float">
            <text:p>16,8664564623005</text:p>
          </table:table-cell>
          <table:table-cell table:formula="of:=AVERAGE([.U15:.W15])" office:value-type="float" office:value="10.6909895817611" calcext:value-type="float">
            <text:p>10,6909895817611</text:p>
          </table:table-cell>
          <table:table-cell table:formula="of:=AVERAGE([.X15:.Z15])" office:value-type="float" office:value="16.9587419435011" calcext:value-type="float">
            <text:p>16,9587419435011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AO15];[.AD16];[.AE16])" office:value-type="float" office:value="0.29" calcext:value-type="float">
            <text:p>0,29</text:p>
          </table:table-cell>
          <table:table-cell table:formula="of:=AVERAGE([.AF15:.AH15])" office:value-type="float" office:value="0.43" calcext:value-type="float">
            <text:p>0,43</text:p>
          </table:table-cell>
          <table:table-cell table:formula="of:=AVERAGE([.AI15:.AK15])" office:value-type="float" office:value="0.323333333333333" calcext:value-type="float">
            <text:p>0,323333333333333</text:p>
          </table:table-cell>
          <table:table-cell table:formula="of:=AVERAGE([.AL15:.AN15])" office:value-type="float" office:value="0.313333333333333" calcext:value-type="float">
            <text:p>0,313333333333333</text:p>
          </table:table-cell>
          <table:table-cell table:number-columns-repeated="9"/>
          <table:table-cell office:value-type="float" office:value="2019" calcext:value-type="float">
            <text:p>2019</text:p>
          </table:table-cell>
          <table:table-cell table:formula="of:=AVERAGE([.BC15];[.AR16];[.AS16])" office:value-type="float" office:value="-0.438666666666667" calcext:value-type="float">
            <text:p>-0,438666666666667</text:p>
          </table:table-cell>
          <table:table-cell table:formula="of:=AVERAGE([.AT15:.AV15])" office:value-type="float" office:value="0.472" calcext:value-type="float">
            <text:p>0,472</text:p>
          </table:table-cell>
          <table:table-cell table:formula="of:=AVERAGE([.AW15:.AY15])" office:value-type="float" office:value="-0.00166666666666667" calcext:value-type="float">
            <text:p>-0,00166666666666667</text:p>
          </table:table-cell>
          <table:table-cell table:formula="of:=AVERAGE([.AZ15:.BB15])" office:value-type="float" office:value="-0.734" calcext:value-type="float">
            <text:p>-0,734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AVERAGE([.M16];[.B17];[.C17])" office:value-type="float" office:value="8.33818512372259" calcext:value-type="float">
            <text:p>8,33818512372259</text:p>
          </table:table-cell>
          <table:table-cell table:formula="of:=AVERAGE([.D16:.F16])" office:value-type="float" office:value="-8.45348787349794" calcext:value-type="float">
            <text:p>-8,45348787349794</text:p>
          </table:table-cell>
          <table:table-cell table:formula="of:=AVERAGE([.G16:.I16])" office:value-type="float" office:value="8.3610500280885" calcext:value-type="float">
            <text:p>8,3610500280885</text:p>
          </table:table-cell>
          <table:table-cell table:formula="of:=AVERAGE([.J16:.L16])" office:value-type="float" office:value="-16.1413697594374" calcext:value-type="float">
            <text:p>-16,1413697594374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AA16];[.P17];[.Q17])" office:value-type="float" office:value="23.6765503017734" calcext:value-type="float">
            <text:p>23,6765503017734</text:p>
          </table:table-cell>
          <table:table-cell table:formula="of:=AVERAGE([.R16:.T16])" office:value-type="float" office:value="17.8406385082793" calcext:value-type="float">
            <text:p>17,8406385082793</text:p>
          </table:table-cell>
          <table:table-cell table:formula="of:=AVERAGE([.U16:.W16])" office:value-type="float" office:value="10.6609475526112" calcext:value-type="float">
            <text:p>10,6609475526112</text:p>
          </table:table-cell>
          <table:table-cell table:formula="of:=AVERAGE([.X16:.Z16])" office:value-type="float" office:value="17.2181507755331" calcext:value-type="float">
            <text:p>17,2181507755331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AO16];[.AD17];[.AE17])" office:value-type="float" office:value="-1.1" calcext:value-type="float">
            <text:p>-1,1</text:p>
          </table:table-cell>
          <table:table-cell table:formula="of:=AVERAGE([.AF16:.AH16])" office:value-type="float" office:value="-0.0833333333333333" calcext:value-type="float">
            <text:p>-0,0833333333333333</text:p>
          </table:table-cell>
          <table:table-cell table:formula="of:=AVERAGE([.AI16:.AK16])" office:value-type="float" office:value="-0.86" calcext:value-type="float">
            <text:p>-0,86</text:p>
          </table:table-cell>
          <table:table-cell table:formula="of:=AVERAGE([.AL16:.AN16])" office:value-type="float" office:value="-1.15" calcext:value-type="float">
            <text:p>-1,15</text:p>
          </table:table-cell>
          <table:table-cell table:number-columns-repeated="9"/>
          <table:table-cell office:value-type="float" office:value="2020" calcext:value-type="float">
            <text:p>2020</text:p>
          </table:table-cell>
          <table:table-cell table:formula="of:=AVERAGE([.BC16];[.AR17];[.AS17])" office:value-type="float" office:value="1.29" calcext:value-type="float">
            <text:p>1,29</text:p>
          </table:table-cell>
          <table:table-cell table:formula="of:=AVERAGE([.AT16:.AV16])" office:value-type="float" office:value="0.509333333333333" calcext:value-type="float">
            <text:p>0,509333333333333</text:p>
          </table:table-cell>
          <table:table-cell table:formula="of:=AVERAGE([.AW16:.AY16])" office:value-type="float" office:value="-0.065" calcext:value-type="float">
            <text:p>-0,065</text:p>
          </table:table-cell>
          <table:table-cell table:formula="of:=AVERAGE([.AZ16:.BB16])" office:value-type="float" office:value="0.757" calcext:value-type="float">
            <text:p>0,75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AVERAGE([.M17];[.B18];[.C18])" office:value-type="float" office:value="23.0324399708834" calcext:value-type="float">
            <text:p>23,0324399708834</text:p>
          </table:table-cell>
          <table:table-cell table:formula="of:=AVERAGE([.D17:.F17])" office:value-type="float" office:value="-15.0667087004641" calcext:value-type="float">
            <text:p>-15,0667087004641</text:p>
          </table:table-cell>
          <table:table-cell table:formula="of:=AVERAGE([.G17:.I17])" office:value-type="float" office:value="18.3534564437575" calcext:value-type="float">
            <text:p>18,3534564437575</text:p>
          </table:table-cell>
          <table:table-cell table:formula="of:=AVERAGE([.J17:.L17])" office:value-type="float" office:value="-17.7619473869365" calcext:value-type="float">
            <text:p>-17,7619473869365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AA17];[.P18];[.Q18])" office:value-type="float" office:value="24.6998656871621" calcext:value-type="float">
            <text:p>24,6998656871621</text:p>
          </table:table-cell>
          <table:table-cell table:formula="of:=AVERAGE([.R17:.T17])" office:value-type="float" office:value="17.5677522801651" calcext:value-type="float">
            <text:p>17,5677522801651</text:p>
          </table:table-cell>
          <table:table-cell table:formula="of:=AVERAGE([.U17:.W17])" office:value-type="float" office:value="10.3063094911865" calcext:value-type="float">
            <text:p>10,3063094911865</text:p>
          </table:table-cell>
          <table:table-cell table:formula="of:=AVERAGE([.X17:.Z17])" office:value-type="float" office:value="17.9556512373839" calcext:value-type="float">
            <text:p>17,9556512373839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AO17];[.AD18];[.AE18])" office:value-type="float" office:value="-1.06333333333333" calcext:value-type="float">
            <text:p>-1,06333333333333</text:p>
          </table:table-cell>
          <table:table-cell table:formula="of:=AVERAGE([.AF17:.AH17])" office:value-type="float" office:value="-0.936666666666667" calcext:value-type="float">
            <text:p>-0,936666666666667</text:p>
          </table:table-cell>
          <table:table-cell table:formula="of:=AVERAGE([.AI17:.AK17])" office:value-type="float" office:value="-1.26" calcext:value-type="float">
            <text:p>-1,26</text:p>
          </table:table-cell>
          <table:table-cell table:formula="of:=AVERAGE([.AL17:.AN17])" office:value-type="float" office:value="-1.41" calcext:value-type="float">
            <text:p>-1,41</text:p>
          </table:table-cell>
          <table:table-cell table:number-columns-repeated="9"/>
          <table:table-cell office:value-type="float" office:value="2021" calcext:value-type="float">
            <text:p>2021</text:p>
          </table:table-cell>
          <table:table-cell table:formula="of:=AVERAGE([.BC17];[.AR18];[.AS18])" office:value-type="float" office:value="1.20766666666667" calcext:value-type="float">
            <text:p>1,20766666666667</text:p>
          </table:table-cell>
          <table:table-cell table:formula="of:=AVERAGE([.AT17:.AV17])" office:value-type="float" office:value="0.409" calcext:value-type="float">
            <text:p>0,409</text:p>
          </table:table-cell>
          <table:table-cell table:formula="of:=AVERAGE([.AW17:.AY17])" office:value-type="float" office:value="0.164" calcext:value-type="float">
            <text:p>0,164</text:p>
          </table:table-cell>
          <table:table-cell table:formula="of:=AVERAGE([.AZ17:.BB17])" office:value-type="float" office:value="1.03666666666667" calcext:value-type="float">
            <text:p>1,03666666666667</text:p>
          </table:table-cell>
          <table:table-cell table:number-columns-repeated="8"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table:formula="of:=AVERAGE([.D18:.F18])" office:value-type="float" office:value="-20.605497994559" calcext:value-type="float">
            <text:p>-20,605497994559</text:p>
          </table:table-cell>
          <table:table-cell table:formula="of:=AVERAGE([.G18:.I18])" office:value-type="float" office:value="32.5707511243518" calcext:value-type="float">
            <text:p>32,5707511243518</text:p>
          </table:table-cell>
          <table:table-cell table:formula="of:=AVERAGE([.J18:.L18])" office:value-type="float" office:value="-27.576619589442" calcext:value-type="float">
            <text:p>-27,576619589442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R18:.T18])" office:value-type="float" office:value="15.8301786182696" calcext:value-type="float">
            <text:p>15,8301786182696</text:p>
          </table:table-cell>
          <table:table-cell table:formula="of:=AVERAGE([.U18:.W18])" office:value-type="float" office:value="10.110040465061" calcext:value-type="float">
            <text:p>10,110040465061</text:p>
          </table:table-cell>
          <table:table-cell table:formula="of:=AVERAGE([.X18:.Z18])" office:value-type="float" office:value="18.3275358287244" calcext:value-type="float">
            <text:p>18,3275358287244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AF18:.AH18])" office:value-type="float" office:value="-1.51666666666667" calcext:value-type="float">
            <text:p>-1,51666666666667</text:p>
          </table:table-cell>
          <table:table-cell table:formula="of:=AVERAGE([.AI18:.AK18])" office:value-type="float" office:value="-1.94" calcext:value-type="float">
            <text:p>-1,94</text:p>
          </table:table-cell>
          <table:table-cell table:formula="of:=AVERAGE([.AL18:.AN18])" office:value-type="float" office:value="-1.66333333333333" calcext:value-type="float">
            <text:p>-1,66333333333333</text:p>
          </table:table-cell>
          <table:table-cell table:number-columns-repeated="9"/>
          <table:table-cell office:value-type="float" office:value="2022" calcext:value-type="float">
            <text:p>2022</text:p>
          </table:table-cell>
          <table:table-cell/>
          <table:table-cell table:formula="of:=AVERAGE([.AT18:.AV18])" office:value-type="float" office:value="0.395333333333333" calcext:value-type="float">
            <text:p>0,395333333333333</text:p>
          </table:table-cell>
          <table:table-cell table:formula="of:=AVERAGE([.AW18:.AY18])" office:value-type="float" office:value="0.102333333333333" calcext:value-type="float">
            <text:p>0,102333333333333</text:p>
          </table:table-cell>
          <table:table-cell table:formula="of:=AVERAGE([.AZ18:.BB18])" office:value-type="float" office:value="1.17066666666667" calcext:value-type="float">
            <text:p>1,17066666666667</text:p>
          </table:table-cell>
          <table:table-cell table:number-columns-repeated="8"/>
        </table:table-row>
        <table:table-row table:style-name="ro1">
          <table:table-cell table:number-columns-repeated="15"/>
          <table:table-cell table:formula="of:=CORREL([.B28:.B42];[.P28:.P42])" office:value-type="float" office:value="0.41393644532292" calcext:value-type="float">
            <text:p>0,41393644532292</text:p>
          </table:table-cell>
          <table:table-cell table:formula="of:=CORREL([.C28:.C43];[.Q28:.Q43])" office:value-type="float" office:value="0.575161784704722" calcext:value-type="float">
            <text:p>0,575161784704722</text:p>
          </table:table-cell>
          <table:table-cell table:formula="of:=CORREL([.D28:.D43];[.R28:.R43])" office:value-type="float" office:value="-0.148822254624548" calcext:value-type="float">
            <text:p>-0,148822254624548</text:p>
          </table:table-cell>
          <table:table-cell table:formula="of:=CORREL([.E28:.E43];[.S28:.S43])" office:value-type="float" office:value="-0.066827488544785" calcext:value-type="float">
            <text:p>-0,066827488544785</text:p>
          </table:table-cell>
          <table:table-cell table:number-columns-repeated="10"/>
          <table:table-cell table:formula="of:=CORREL([.B28:.B43];[.AD28:.AD43])" office:value-type="float" office:value="-0.030485020703228" calcext:value-type="float">
            <text:p>-0,030485020703228</text:p>
          </table:table-cell>
          <table:table-cell table:formula="of:=CORREL([.C28:.C43];[.AE28:.AE43])" office:value-type="float" office:value="0.149720091369909" calcext:value-type="float">
            <text:p>0,149720091369909</text:p>
          </table:table-cell>
          <table:table-cell table:formula="of:=CORREL([.D28:.D43];[.AF28:.AF43])" office:value-type="float" office:value="-0.385525056430134" calcext:value-type="float">
            <text:p>-0,385525056430134</text:p>
          </table:table-cell>
          <table:table-cell table:formula="of:=CORREL([.E28:.E43];[.AG28:.AG43])" office:value-type="float" office:value="0.232163602772786" calcext:value-type="float">
            <text:p>0,232163602772786</text:p>
          </table:table-cell>
          <table:table-cell table:number-columns-repeated="10"/>
          <table:table-cell table:formula="of:=CORREL([.B28:.B43];[.AR28:.AR43])" office:value-type="float" office:value="-0.297443007470416" calcext:value-type="float">
            <text:p>-0,297443007470416</text:p>
          </table:table-cell>
          <table:table-cell table:formula="of:=CORREL([.C28:.C43];[.AS28:.AS43])" office:value-type="float" office:value="-0.237783546052547" calcext:value-type="float">
            <text:p>-0,237783546052547</text:p>
          </table:table-cell>
          <table:table-cell table:formula="of:=CORREL([.D28:.D43];[.AT28:.AT43])" office:value-type="float" office:value="-0.0775649000772613" calcext:value-type="float">
            <text:p>-0,0775649000772613</text:p>
          </table:table-cell>
          <table:table-cell table:formula="of:=CORREL([.E28:.E43];[.AU28:.AU43])" office:value-type="float" office:value="-0.439170099429768" calcext:value-type="float">
            <text:p>-0,439170099429768</text:p>
          </table:table-cell>
          <table:table-cell table:number-columns-repeated="8"/>
        </table:table-row>
      </table:table>
      <table:table table:name="TEMP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BSAS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Cordoba</text:p>
          </table:table-cell>
          <table:table-cell table:style-name="ce3" office:value-type="float" office:value="2168232" calcext:value-type="float">
            <text:p>2168232</text:p>
          </table:table-cell>
          <table:table-cell office:value-type="float" office:value="2168232" calcext:value-type="float">
            <text:p>2168232</text:p>
          </table:table-cell>
          <table:table-cell table:formula="of:=[.Q3]/[.Q$6]" office:value-type="float" office:value="0.105912168152551" calcext:value-type="float">
            <text:p>0,105912168152551</text:p>
          </table:table-cell>
        </table:table-row>
        <table:table-row table:style-name="ro1">
          <table:table-cell/>
          <table:table-cell office:value-type="float" office:value="24.81" calcext:value-type="float">
            <text:p>24,81</text:p>
          </table:table-cell>
          <table:table-cell office:value-type="float" office:value="24.6" calcext:value-type="float">
            <text:p>24,6</text:p>
          </table:table-cell>
          <table:table-cell office:value-type="float" office:value="20.64" calcext:value-type="float">
            <text:p>20,64</text:p>
          </table:table-cell>
          <table:table-cell office:value-type="float" office:value="16.88" calcext:value-type="float">
            <text:p>16,88</text:p>
          </table:table-cell>
          <table:table-cell office:value-type="float" office:value="10.26" calcext:value-type="float">
            <text:p>10,26</text:p>
          </table:table-cell>
          <table:table-cell office:value-type="float" office:value="7.59" calcext:value-type="float">
            <text:p>7,59</text:p>
          </table:table-cell>
          <table:table-cell office:value-type="float" office:value="6.36" calcext:value-type="float">
            <text:p>6,36</text:p>
          </table:table-cell>
          <table:table-cell office:value-type="float" office:value="8" calcext:value-type="float">
            <text:p>8</text:p>
          </table:table-cell>
          <table:table-cell office:value-type="float" office:value="15.32" calcext:value-type="float">
            <text:p>15,32</text:p>
          </table:table-cell>
          <table:table-cell office:value-type="float" office:value="17.47" calcext:value-type="float">
            <text:p>17,47</text:p>
          </table:table-cell>
          <table:table-cell office:value-type="float" office:value="17.49" calcext:value-type="float">
            <text:p>17,49</text:p>
          </table:table-cell>
          <table:table-cell office:value-type="float" office:value="22.64" calcext:value-type="float">
            <text:p>22,64</text:p>
          </table:table-cell>
          <table:table-cell/>
          <table:table-cell office:value-type="string" calcext:value-type="string">
            <text:p>Rosario</text:p>
          </table:table-cell>
          <table:table-cell table:style-name="ce3" office:value-type="float" office:value="1937109" calcext:value-type="float">
            <text:p>1937109</text:p>
          </table:table-cell>
          <table:table-cell office:value-type="float" office:value="1937109" calcext:value-type="float">
            <text:p>1937109</text:p>
          </table:table-cell>
          <table:table-cell table:formula="of:=[.Q4]/[.Q$6]" office:value-type="float" office:value="0.0946224454476367" calcext:value-type="float">
            <text:p>0,0946224454476367</text:p>
          </table:table-cell>
        </table:table-row>
        <table:table-row table:style-name="ro1">
          <table:table-cell/>
          <table:table-cell office:value-type="float" office:value="24.6" calcext:value-type="float">
            <text:p>24,6</text:p>
          </table:table-cell>
          <table:table-cell office:value-type="float" office:value="24.74" calcext:value-type="float">
            <text:p>24,74</text:p>
          </table:table-cell>
          <table:table-cell office:value-type="float" office:value="20.5" calcext:value-type="float">
            <text:p>20,5</text:p>
          </table:table-cell>
          <table:table-cell office:value-type="float" office:value="16.43" calcext:value-type="float">
            <text:p>16,43</text:p>
          </table:table-cell>
          <table:table-cell office:value-type="float" office:value="13.37" calcext:value-type="float">
            <text:p>13,37</text:p>
          </table:table-cell>
          <table:table-cell office:value-type="float" office:value="9.26" calcext:value-type="float">
            <text:p>9,26</text:p>
          </table:table-cell>
          <table:table-cell office:value-type="float" office:value="12.42" calcext:value-type="float">
            <text:p>12,42</text:p>
          </table:table-cell>
          <table:table-cell office:value-type="float" office:value="10.79" calcext:value-type="float">
            <text:p>10,79</text:p>
          </table:table-cell>
          <table:table-cell office:value-type="float" office:value="13.36" calcext:value-type="float">
            <text:p>13,36</text:p>
          </table:table-cell>
          <table:table-cell office:value-type="float" office:value="17.15" calcext:value-type="float">
            <text:p>17,15</text:p>
          </table:table-cell>
          <table:table-cell office:value-type="float" office:value="24.67" calcext:value-type="float">
            <text:p>24,67</text:p>
          </table:table-cell>
          <table:table-cell office:value-type="float" office:value="24.06" calcext:value-type="float">
            <text:p>24,06</text:p>
          </table:table-cell>
          <table:table-cell/>
          <table:table-cell office:value-type="string" calcext:value-type="string">
            <text:p>Buenos Aires</text:p>
          </table:table-cell>
          <table:table-cell table:number-columns-repeated="2" office:value-type="float" office:value="16366641" calcext:value-type="float">
            <text:p>16366641</text:p>
          </table:table-cell>
          <table:table-cell table:formula="of:=[.Q5]/[.Q$6]" office:value-type="float" office:value="0.799465386399812" calcext:value-type="float">
            <text:p>0,799465386399812</text:p>
          </table:table-cell>
        </table:table-row>
        <table:table-row table:style-name="ro1">
          <table:table-cell/>
          <table:table-cell office:value-type="float" office:value="25.7" calcext:value-type="float">
            <text:p>25,7</text:p>
          </table:table-cell>
          <table:table-cell office:value-type="float" office:value="24.03" calcext:value-type="float">
            <text:p>24,03</text:p>
          </table:table-cell>
          <table:table-cell office:value-type="float" office:value="22.52" calcext:value-type="float">
            <text:p>22,52</text:p>
          </table:table-cell>
          <table:table-cell office:value-type="float" office:value="18.08" calcext:value-type="float">
            <text:p>18,08</text:p>
          </table:table-cell>
          <table:table-cell office:value-type="float" office:value="14.55" calcext:value-type="float">
            <text:p>14,55</text:p>
          </table:table-cell>
          <table:table-cell office:value-type="float" office:value="9.05" calcext:value-type="float">
            <text:p>9,05</text:p>
          </table:table-cell>
          <table:table-cell office:value-type="float" office:value="7.98" calcext:value-type="float">
            <text:p>7,98</text:p>
          </table:table-cell>
          <table:table-cell office:value-type="float" office:value="12.9" calcext:value-type="float">
            <text:p>12,9</text:p>
          </table:table-cell>
          <table:table-cell office:value-type="float" office:value="12.06" calcext:value-type="float">
            <text:p>12,06</text:p>
          </table:table-cell>
          <table:table-cell office:value-type="float" office:value="15.93" calcext:value-type="float">
            <text:p>15,93</text:p>
          </table:table-cell>
          <table:table-cell office:value-type="float" office:value="20.64" calcext:value-type="float">
            <text:p>20,64</text:p>
          </table:table-cell>
          <table:table-cell office:value-type="float" office:value="21.89" calcext:value-type="float">
            <text:p>21,89</text:p>
          </table:table-cell>
          <table:table-cell table:number-columns-repeated="2"/>
          <table:table-cell table:formula="of:=suma([.P3:.P5])" office:value-type="string" office:string-value="" calcext:value-type="error">
            <text:p>#NAME?</text:p>
          </table:table-cell>
          <table:table-cell table:formula="of:=SUM([.Q3:.Q5])" office:value-type="float" office:value="20471982" calcext:value-type="float">
            <text:p>2047198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.78" calcext:value-type="float">
            <text:p>22,78</text:p>
          </table:table-cell>
          <table:table-cell office:value-type="float" office:value="21.22" calcext:value-type="float">
            <text:p>21,22</text:p>
          </table:table-cell>
          <table:table-cell office:value-type="float" office:value="15.73" calcext:value-type="float">
            <text:p>15,73</text:p>
          </table:table-cell>
          <table:table-cell office:value-type="float" office:value="14.01" calcext:value-type="float">
            <text:p>14,01</text:p>
          </table:table-cell>
          <table:table-cell office:value-type="float" office:value="10.12" calcext:value-type="float">
            <text:p>10,12</text:p>
          </table:table-cell>
          <table:table-cell office:value-type="float" office:value="8.57" calcext:value-type="float">
            <text:p>8,57</text:p>
          </table:table-cell>
          <table:table-cell office:value-type="float" office:value="9.77" calcext:value-type="float">
            <text:p>9,77</text:p>
          </table:table-cell>
          <table:table-cell office:value-type="float" office:value="13.17" calcext:value-type="float">
            <text:p>13,17</text:p>
          </table:table-cell>
          <table:table-cell office:value-type="float" office:value="15.4" calcext:value-type="float">
            <text:p>15,4</text:p>
          </table:table-cell>
          <table:table-cell office:value-type="float" office:value="19.67" calcext:value-type="float">
            <text:p>19,67</text:p>
          </table:table-cell>
          <table:table-cell office:value-type="float" office:value="24.52" calcext:value-type="float">
            <text:p>24,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5" calcext:value-type="float">
            <text:p>24,75</text:p>
          </table:table-cell>
          <table:table-cell office:value-type="float" office:value="22.95" calcext:value-type="float">
            <text:p>22,95</text:p>
          </table:table-cell>
          <table:table-cell office:value-type="float" office:value="21.17" calcext:value-type="float">
            <text:p>21,17</text:p>
          </table:table-cell>
          <table:table-cell office:value-type="float" office:value="16.99" calcext:value-type="float">
            <text:p>16,99</text:p>
          </table:table-cell>
          <table:table-cell office:value-type="float" office:value="12.7" calcext:value-type="float">
            <text:p>12,7</text:p>
          </table:table-cell>
          <table:table-cell office:value-type="float" office:value="9.25" calcext:value-type="float">
            <text:p>9,25</text:p>
          </table:table-cell>
          <table:table-cell office:value-type="float" office:value="8.09" calcext:value-type="float">
            <text:p>8,09</text:p>
          </table:table-cell>
          <table:table-cell office:value-type="float" office:value="9.9" calcext:value-type="float">
            <text:p>9,9</text:p>
          </table:table-cell>
          <table:table-cell office:value-type="float" office:value="13.9" calcext:value-type="float">
            <text:p>13,9</text:p>
          </table:table-cell>
          <table:table-cell office:value-type="float" office:value="16.04" calcext:value-type="float">
            <text:p>16,04</text:p>
          </table:table-cell>
          <table:table-cell office:value-type="float" office:value="22.18" calcext:value-type="float">
            <text:p>22,18</text:p>
          </table:table-cell>
          <table:table-cell office:value-type="float" office:value="23.15" calcext:value-type="float">
            <text:p>23,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9" calcext:value-type="float">
            <text:p>26,49</text:p>
          </table:table-cell>
          <table:table-cell office:value-type="float" office:value="23.73" calcext:value-type="float">
            <text:p>23,73</text:p>
          </table:table-cell>
          <table:table-cell office:value-type="float" office:value="20.57" calcext:value-type="float">
            <text:p>20,57</text:p>
          </table:table-cell>
          <table:table-cell office:value-type="float" office:value="16.63" calcext:value-type="float">
            <text:p>16,63</text:p>
          </table:table-cell>
          <table:table-cell office:value-type="float" office:value="14.82" calcext:value-type="float">
            <text:p>14,82</text:p>
          </table:table-cell>
          <table:table-cell office:value-type="float" office:value="9.41" calcext:value-type="float">
            <text:p>9,41</text:p>
          </table:table-cell>
          <table:table-cell office:value-type="float" office:value="6.8" calcext:value-type="float">
            <text:p>6,8</text:p>
          </table:table-cell>
          <table:table-cell office:value-type="float" office:value="12.16" calcext:value-type="float">
            <text:p>12,16</text:p>
          </table:table-cell>
          <table:table-cell office:value-type="float" office:value="13.79" calcext:value-type="float">
            <text:p>13,79</text:p>
          </table:table-cell>
          <table:table-cell office:value-type="float" office:value="17.1" calcext:value-type="float">
            <text:p>17,1</text:p>
          </table:table-cell>
          <table:table-cell office:value-type="float" office:value="20.43" calcext:value-type="float">
            <text:p>20,43</text:p>
          </table:table-cell>
          <table:table-cell office:value-type="float" office:value="22.24" calcext:value-type="float">
            <text:p>22,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8" calcext:value-type="float">
            <text:p>24,38</text:p>
          </table:table-cell>
          <table:table-cell office:value-type="float" office:value="23.24" calcext:value-type="float">
            <text:p>23,24</text:p>
          </table:table-cell>
          <table:table-cell office:value-type="float" office:value="18.87" calcext:value-type="float">
            <text:p>18,87</text:p>
          </table:table-cell>
          <table:table-cell office:value-type="float" office:value="16.98" calcext:value-type="float">
            <text:p>16,98</text:p>
          </table:table-cell>
          <table:table-cell office:value-type="float" office:value="12.57" calcext:value-type="float">
            <text:p>12,57</text:p>
          </table:table-cell>
          <table:table-cell table:number-columns-repeated="2" office:value-type="float" office:value="9.54" calcext:value-type="float">
            <text:p>9,54</text:p>
          </table:table-cell>
          <table:table-cell office:value-type="float" office:value="9.58" calcext:value-type="float">
            <text:p>9,58</text:p>
          </table:table-cell>
          <table:table-cell office:value-type="float" office:value="12.66" calcext:value-type="float">
            <text:p>12,66</text:p>
          </table:table-cell>
          <table:table-cell office:value-type="float" office:value="17.31" calcext:value-type="float">
            <text:p>17,31</text:p>
          </table:table-cell>
          <table:table-cell office:value-type="float" office:value="19.87" calcext:value-type="float">
            <text:p>19,87</text:p>
          </table:table-cell>
          <table:table-cell office:value-type="float" office:value="26.77" calcext:value-type="float">
            <text:p>26,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5" calcext:value-type="float">
            <text:p>25,25</text:p>
          </table:table-cell>
          <table:table-cell office:value-type="float" office:value="21.97" calcext:value-type="float">
            <text:p>21,97</text:p>
          </table:table-cell>
          <table:table-cell office:value-type="float" office:value="18.82" calcext:value-type="float">
            <text:p>18,82</text:p>
          </table:table-cell>
          <table:table-cell office:value-type="float" office:value="16.32" calcext:value-type="float">
            <text:p>16,32</text:p>
          </table:table-cell>
          <table:table-cell office:value-type="float" office:value="13.03" calcext:value-type="float">
            <text:p>13,03</text:p>
          </table:table-cell>
          <table:table-cell office:value-type="float" office:value="9.09" calcext:value-type="float">
            <text:p>9,09</text:p>
          </table:table-cell>
          <table:table-cell office:value-type="float" office:value="9.7" calcext:value-type="float">
            <text:p>9,7</text:p>
          </table:table-cell>
          <table:table-cell office:value-type="float" office:value="11.94" calcext:value-type="float">
            <text:p>11,94</text:p>
          </table:table-cell>
          <table:table-cell office:value-type="float" office:value="14.05" calcext:value-type="float">
            <text:p>14,05</text:p>
          </table:table-cell>
          <table:table-cell office:value-type="float" office:value="18.25" calcext:value-type="float">
            <text:p>18,25</text:p>
          </table:table-cell>
          <table:table-cell office:value-type="float" office:value="18.9" calcext:value-type="float">
            <text:p>18,9</text:p>
          </table:table-cell>
          <table:table-cell office:value-type="float" office:value="21.98" calcext:value-type="float">
            <text:p>21,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12" calcext:value-type="float">
            <text:p>23,12</text:p>
          </table:table-cell>
          <table:table-cell office:value-type="float" office:value="23.77" calcext:value-type="float">
            <text:p>23,77</text:p>
          </table:table-cell>
          <table:table-cell office:value-type="float" office:value="22.39" calcext:value-type="float">
            <text:p>22,39</text:p>
          </table:table-cell>
          <table:table-cell office:value-type="float" office:value="19.4" calcext:value-type="float">
            <text:p>19,4</text:p>
          </table:table-cell>
          <table:table-cell office:value-type="float" office:value="15.13" calcext:value-type="float">
            <text:p>15,13</text:p>
          </table:table-cell>
          <table:table-cell office:value-type="float" office:value="10.92" calcext:value-type="float">
            <text:p>10,92</text:p>
          </table:table-cell>
          <table:table-cell office:value-type="float" office:value="10.31" calcext:value-type="float">
            <text:p>10,31</text:p>
          </table:table-cell>
          <table:table-cell office:value-type="float" office:value="12.99" calcext:value-type="float">
            <text:p>12,99</text:p>
          </table:table-cell>
          <table:table-cell office:value-type="float" office:value="12.64" calcext:value-type="float">
            <text:p>12,64</text:p>
          </table:table-cell>
          <table:table-cell office:value-type="float" office:value="14.61" calcext:value-type="float">
            <text:p>14,61</text:p>
          </table:table-cell>
          <table:table-cell office:value-type="float" office:value="19.22" calcext:value-type="float">
            <text:p>19,22</text:p>
          </table:table-cell>
          <table:table-cell office:value-type="float" office:value="23.9" calcext:value-type="float">
            <text:p>23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87" calcext:value-type="float">
            <text:p>25,87</text:p>
          </table:table-cell>
          <table:table-cell office:value-type="float" office:value="25.21" calcext:value-type="float">
            <text:p>25,21</text:p>
          </table:table-cell>
          <table:table-cell office:value-type="float" office:value="20.3" calcext:value-type="float">
            <text:p>20,3</text:p>
          </table:table-cell>
          <table:table-cell office:value-type="float" office:value="16.25" calcext:value-type="float">
            <text:p>16,25</text:p>
          </table:table-cell>
          <table:table-cell office:value-type="float" office:value="11.35" calcext:value-type="float">
            <text:p>11,35</text:p>
          </table:table-cell>
          <table:table-cell office:value-type="float" office:value="8.05" calcext:value-type="float">
            <text:p>8,05</text:p>
          </table:table-cell>
          <table:table-cell office:value-type="float" office:value="9.15" calcext:value-type="float">
            <text:p>9,15</text:p>
          </table:table-cell>
          <table:table-cell office:value-type="float" office:value="11.31" calcext:value-type="float">
            <text:p>11,31</text:p>
          </table:table-cell>
          <table:table-cell office:value-type="float" office:value="12.67" calcext:value-type="float">
            <text:p>12,67</text:p>
          </table:table-cell>
          <table:table-cell office:value-type="float" office:value="16.24" calcext:value-type="float">
            <text:p>16,24</text:p>
          </table:table-cell>
          <table:table-cell office:value-type="float" office:value="19.81" calcext:value-type="float">
            <text:p>19,81</text:p>
          </table:table-cell>
          <table:table-cell office:value-type="float" office:value="24.22" calcext:value-type="float">
            <text:p>24,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83" calcext:value-type="float">
            <text:p>24,83</text:p>
          </table:table-cell>
          <table:table-cell office:value-type="float" office:value="23.95" calcext:value-type="float">
            <text:p>23,95</text:p>
          </table:table-cell>
          <table:table-cell office:value-type="float" office:value="21.24" calcext:value-type="float">
            <text:p>21,24</text:p>
          </table:table-cell>
          <table:table-cell office:value-type="float" office:value="16.96" calcext:value-type="float">
            <text:p>16,96</text:p>
          </table:table-cell>
          <table:table-cell office:value-type="float" office:value="14.06" calcext:value-type="float">
            <text:p>14,06</text:p>
          </table:table-cell>
          <table:table-cell office:value-type="float" office:value="11.6" calcext:value-type="float">
            <text:p>11,6</text:p>
          </table:table-cell>
          <table:table-cell office:value-type="float" office:value="11.13" calcext:value-type="float">
            <text:p>11,13</text:p>
          </table:table-cell>
          <table:table-cell office:value-type="float" office:value="12.94" calcext:value-type="float">
            <text:p>12,94</text:p>
          </table:table-cell>
          <table:table-cell office:value-type="float" office:value="14.1" calcext:value-type="float">
            <text:p>14,1</text:p>
          </table:table-cell>
          <table:table-cell office:value-type="float" office:value="15.99" calcext:value-type="float">
            <text:p>15,99</text:p>
          </table:table-cell>
          <table:table-cell office:value-type="float" office:value="18.7" calcext:value-type="float">
            <text:p>18,7</text:p>
          </table:table-cell>
          <table:table-cell office:value-type="float" office:value="23.67" calcext:value-type="float">
            <text:p>23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3" calcext:value-type="float">
            <text:p>25,3</text:p>
          </table:table-cell>
          <table:table-cell office:value-type="float" office:value="24.78" calcext:value-type="float">
            <text:p>24,78</text:p>
          </table:table-cell>
          <table:table-cell office:value-type="float" office:value="21.42" calcext:value-type="float">
            <text:p>21,42</text:p>
          </table:table-cell>
          <table:table-cell office:value-type="float" office:value="20.38" calcext:value-type="float">
            <text:p>20,38</text:p>
          </table:table-cell>
          <table:table-cell office:value-type="float" office:value="14.65" calcext:value-type="float">
            <text:p>14,65</text:p>
          </table:table-cell>
          <table:table-cell office:value-type="float" office:value="8.56" calcext:value-type="float">
            <text:p>8,56</text:p>
          </table:table-cell>
          <table:table-cell office:value-type="float" office:value="8.91" calcext:value-type="float">
            <text:p>8,91</text:p>
          </table:table-cell>
          <table:table-cell office:value-type="float" office:value="9.85" calcext:value-type="float">
            <text:p>9,85</text:p>
          </table:table-cell>
          <table:table-cell office:value-type="float" office:value="15.57" calcext:value-type="float">
            <text:p>15,57</text:p>
          </table:table-cell>
          <table:table-cell office:value-type="float" office:value="16.02" calcext:value-type="float">
            <text:p>16,02</text:p>
          </table:table-cell>
          <table:table-cell office:value-type="float" office:value="19.8" calcext:value-type="float">
            <text:p>19,8</text:p>
          </table:table-cell>
          <table:table-cell office:value-type="float" office:value="21.26" calcext:value-type="float">
            <text:p>21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84" calcext:value-type="float">
            <text:p>23,84</text:p>
          </table:table-cell>
          <table:table-cell office:value-type="float" office:value="22.85" calcext:value-type="float">
            <text:p>22,85</text:p>
          </table:table-cell>
          <table:table-cell office:value-type="float" office:value="19.61" calcext:value-type="float">
            <text:p>19,61</text:p>
          </table:table-cell>
          <table:table-cell office:value-type="float" office:value="17.52" calcext:value-type="float">
            <text:p>17,52</text:p>
          </table:table-cell>
          <table:table-cell office:value-type="float" office:value="13.65" calcext:value-type="float">
            <text:p>13,65</text:p>
          </table:table-cell>
          <table:table-cell office:value-type="float" office:value="12.14" calcext:value-type="float">
            <text:p>12,14</text:p>
          </table:table-cell>
          <table:table-cell office:value-type="float" office:value="9.23" calcext:value-type="float">
            <text:p>9,23</text:p>
          </table:table-cell>
          <table:table-cell office:value-type="float" office:value="10.38" calcext:value-type="float">
            <text:p>10,38</text:p>
          </table:table-cell>
          <table:table-cell office:value-type="float" office:value="12.66" calcext:value-type="float">
            <text:p>12,66</text:p>
          </table:table-cell>
          <table:table-cell office:value-type="float" office:value="16.07" calcext:value-type="float">
            <text:p>16,07</text:p>
          </table:table-cell>
          <table:table-cell office:value-type="float" office:value="21.05" calcext:value-type="float">
            <text:p>21,05</text:p>
          </table:table-cell>
          <table:table-cell office:value-type="float" office:value="22.96" calcext:value-type="float">
            <text:p>22,9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3.85" calcext:value-type="float">
            <text:p>23,85</text:p>
          </table:table-cell>
          <table:table-cell office:value-type="float" office:value="23.22" calcext:value-type="float">
            <text:p>23,22</text:p>
          </table:table-cell>
          <table:table-cell office:value-type="float" office:value="16.78" calcext:value-type="float">
            <text:p>16,78</text:p>
          </table:table-cell>
          <table:table-cell office:value-type="float" office:value="13.23" calcext:value-type="float">
            <text:p>13,23</text:p>
          </table:table-cell>
          <table:table-cell office:value-type="float" office:value="11.06" calcext:value-type="float">
            <text:p>11,06</text:p>
          </table:table-cell>
          <table:table-cell office:value-type="float" office:value="8.36" calcext:value-type="float">
            <text:p>8,36</text:p>
          </table:table-cell>
          <table:table-cell office:value-type="float" office:value="12.1" calcext:value-type="float">
            <text:p>12,1</text:p>
          </table:table-cell>
          <table:table-cell office:value-type="float" office:value="12.86" calcext:value-type="float">
            <text:p>12,86</text:p>
          </table:table-cell>
          <table:table-cell office:value-type="float" office:value="16.37" calcext:value-type="float">
            <text:p>16,37</text:p>
          </table:table-cell>
          <table:table-cell office:value-type="float" office:value="21.38" calcext:value-type="float">
            <text:p>21,38</text:p>
          </table:table-cell>
          <table:table-cell office:value-type="float" office:value="23.57" calcext:value-type="float">
            <text:p>23,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2" calcext:value-type="float">
            <text:p>25,2</text:p>
          </table:table-cell>
          <table:table-cell office:value-type="float" office:value="22.51" calcext:value-type="float">
            <text:p>22,51</text:p>
          </table:table-cell>
          <table:table-cell office:value-type="float" office:value="21.66" calcext:value-type="float">
            <text:p>21,66</text:p>
          </table:table-cell>
          <table:table-cell office:value-type="float" office:value="19.1" calcext:value-type="float">
            <text:p>19,1</text:p>
          </table:table-cell>
          <table:table-cell office:value-type="float" office:value="12.15" calcext:value-type="float">
            <text:p>12,15</text:p>
          </table:table-cell>
          <table:table-cell office:value-type="float" office:value="9.78" calcext:value-type="float">
            <text:p>9,78</text:p>
          </table:table-cell>
          <table:table-cell office:value-type="float" office:value="9.68" calcext:value-type="float">
            <text:p>9,68</text:p>
          </table:table-cell>
          <table:table-cell office:value-type="float" office:value="10.98" calcext:value-type="float">
            <text:p>10,98</text:p>
          </table:table-cell>
          <table:table-cell office:value-type="float" office:value="14.29" calcext:value-type="float">
            <text:p>14,29</text:p>
          </table:table-cell>
          <table:table-cell office:value-type="float" office:value="17.64" calcext:value-type="float">
            <text:p>17,64</text:p>
          </table:table-cell>
          <table:table-cell office:value-type="float" office:value="21.31" calcext:value-type="float">
            <text:p>21,31</text:p>
          </table:table-cell>
          <table:table-cell office:value-type="float" office:value="25.08" calcext:value-type="float">
            <text:p>25,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37" calcext:value-type="float">
            <text:p>26,37</text:p>
          </table:table-cell>
          <table:table-cell office:value-type="float" office:value="22.53" calcext:value-type="float">
            <text:p>22,53</text:p>
          </table:table-cell>
          <table:table-cell office:value-type="float" office:value="19.38" calcext:value-type="float">
            <text:p>19,38</text:p>
          </table:table-cell>
          <table:table-cell office:value-type="float" office:value="16.39" calcext:value-type="float">
            <text:p>16,39</text:p>
          </table:table-cell>
          <table:table-cell office:value-type="float" office:value="11.58" calcext:value-type="float">
            <text:p>11,58</text:p>
          </table:table-cell>
          <table:table-cell office:value-type="float" office:value="7.88" calcext:value-type="float">
            <text:p>7,88</text:p>
          </table:table-cell>
          <table:table-cell office:value-type="float" office:value="10.59" calcext:value-type="float">
            <text:p>10,59</text:p>
          </table:table-cell>
          <table:table-cell office:value-type="float" office:value="11.35" calcext:value-type="float">
            <text:p>11,35</text:p>
          </table:table-cell>
          <table:table-cell office:value-type="float" office:value="14.05" calcext:value-type="float">
            <text:p>14,05</text:p>
          </table:table-cell>
          <table:table-cell office:value-type="float" office:value="17.3" calcext:value-type="float">
            <text:p>17,3</text:p>
          </table:table-cell>
          <table:table-cell office:value-type="float" office:value="23.56" calcext:value-type="float">
            <text:p>23,56</text:p>
          </table:table-cell>
          <table:table-cell office:value-type="float" office:value="25.45" calcext:value-type="float">
            <text:p>25,4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Rosario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5" calcext:value-type="float">
            <text:p>24,75</text:p>
          </table:table-cell>
          <table:table-cell office:value-type="float" office:value="24.37" calcext:value-type="float">
            <text:p>24,37</text:p>
          </table:table-cell>
          <table:table-cell office:value-type="float" office:value="21.05" calcext:value-type="float">
            <text:p>21,05</text:p>
          </table:table-cell>
          <table:table-cell office:value-type="float" office:value="17.71" calcext:value-type="float">
            <text:p>17,71</text:p>
          </table:table-cell>
          <table:table-cell office:value-type="float" office:value="11.01" calcext:value-type="float">
            <text:p>11,01</text:p>
          </table:table-cell>
          <table:table-cell office:value-type="float" office:value="8.24" calcext:value-type="float">
            <text:p>8,24</text:p>
          </table:table-cell>
          <table:table-cell office:value-type="float" office:value="7.06" calcext:value-type="float">
            <text:p>7,06</text:p>
          </table:table-cell>
          <table:table-cell office:value-type="float" office:value="8.05" calcext:value-type="float">
            <text:p>8,05</text:p>
          </table:table-cell>
          <table:table-cell office:value-type="float" office:value="15.94" calcext:value-type="float">
            <text:p>15,94</text:p>
          </table:table-cell>
          <table:table-cell office:value-type="float" office:value="18.74" calcext:value-type="float">
            <text:p>18,74</text:p>
          </table:table-cell>
          <table:table-cell office:value-type="float" office:value="19.92" calcext:value-type="float">
            <text:p>19,92</text:p>
          </table:table-cell>
          <table:table-cell office:value-type="float" office:value="24.14" calcext:value-type="float">
            <text:p>24,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" calcext:value-type="float">
            <text:p>26,4</text:p>
          </table:table-cell>
          <table:table-cell office:value-type="float" office:value="25.07" calcext:value-type="float">
            <text:p>25,07</text:p>
          </table:table-cell>
          <table:table-cell office:value-type="float" office:value="22.04" calcext:value-type="float">
            <text:p>22,04</text:p>
          </table:table-cell>
          <table:table-cell office:value-type="float" office:value="18.06" calcext:value-type="float">
            <text:p>18,06</text:p>
          </table:table-cell>
          <table:table-cell office:value-type="float" office:value="14.28" calcext:value-type="float">
            <text:p>14,28</text:p>
          </table:table-cell>
          <table:table-cell office:value-type="float" office:value="9.58" calcext:value-type="float">
            <text:p>9,58</text:p>
          </table:table-cell>
          <table:table-cell office:value-type="float" office:value="13.8" calcext:value-type="float">
            <text:p>13,8</text:p>
          </table:table-cell>
          <table:table-cell office:value-type="float" office:value="12.54" calcext:value-type="float">
            <text:p>12,54</text:p>
          </table:table-cell>
          <table:table-cell office:value-type="float" office:value="15.34" calcext:value-type="float">
            <text:p>15,34</text:p>
          </table:table-cell>
          <table:table-cell office:value-type="float" office:value="19.06" calcext:value-type="float">
            <text:p>19,06</text:p>
          </table:table-cell>
          <table:table-cell office:value-type="float" office:value="25.81" calcext:value-type="float">
            <text:p>25,81</text:p>
          </table:table-cell>
          <table:table-cell office:value-type="float" office:value="25.8" calcext:value-type="float">
            <text:p>25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7" calcext:value-type="float">
            <text:p>25,7</text:p>
          </table:table-cell>
          <table:table-cell office:value-type="float" office:value="24.05" calcext:value-type="float">
            <text:p>24,05</text:p>
          </table:table-cell>
          <table:table-cell office:value-type="float" office:value="23.68" calcext:value-type="float">
            <text:p>23,68</text:p>
          </table:table-cell>
          <table:table-cell office:value-type="float" office:value="19.53" calcext:value-type="float">
            <text:p>19,53</text:p>
          </table:table-cell>
          <table:table-cell office:value-type="float" office:value="15.85" calcext:value-type="float">
            <text:p>15,85</text:p>
          </table:table-cell>
          <table:table-cell office:value-type="float" office:value="10.11" calcext:value-type="float">
            <text:p>10,11</text:p>
          </table:table-cell>
          <table:table-cell office:value-type="float" office:value="9.13" calcext:value-type="float">
            <text:p>9,13</text:p>
          </table:table-cell>
          <table:table-cell office:value-type="float" office:value="13.91" calcext:value-type="float">
            <text:p>13,91</text:p>
          </table:table-cell>
          <table:table-cell office:value-type="float" office:value="13.15" calcext:value-type="float">
            <text:p>13,15</text:p>
          </table:table-cell>
          <table:table-cell office:value-type="float" office:value="18.18" calcext:value-type="float">
            <text:p>18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2.92" calcext:value-type="float">
            <text:p>22,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35" calcext:value-type="float">
            <text:p>25,35</text:p>
          </table:table-cell>
          <table:table-cell office:value-type="float" office:value="23.61" calcext:value-type="float">
            <text:p>23,61</text:p>
          </table:table-cell>
          <table:table-cell office:value-type="float" office:value="22.25" calcext:value-type="float">
            <text:p>22,25</text:p>
          </table:table-cell>
          <table:table-cell office:value-type="float" office:value="15.93" calcext:value-type="float">
            <text:p>15,93</text:p>
          </table:table-cell>
          <table:table-cell office:value-type="float" office:value="13.66" calcext:value-type="float">
            <text:p>13,66</text:p>
          </table:table-cell>
          <table:table-cell office:value-type="float" office:value="10.44" calcext:value-type="float">
            <text:p>10,44</text:p>
          </table:table-cell>
          <table:table-cell office:value-type="float" office:value="8.7" calcext:value-type="float">
            <text:p>8,7</text:p>
          </table:table-cell>
          <table:table-cell office:value-type="float" office:value="10.58" calcext:value-type="float">
            <text:p>10,58</text:p>
          </table:table-cell>
          <table:table-cell office:value-type="float" office:value="14.41" calcext:value-type="float">
            <text:p>14,41</text:p>
          </table:table-cell>
          <table:table-cell office:value-type="float" office:value="16.84" calcext:value-type="float">
            <text:p>16,84</text:p>
          </table:table-cell>
          <table:table-cell office:value-type="float" office:value="21.8" calcext:value-type="float">
            <text:p>21,8</text:p>
          </table:table-cell>
          <table:table-cell office:value-type="float" office:value="25.33" calcext:value-type="float">
            <text:p>25,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47" calcext:value-type="float">
            <text:p>26,47</text:p>
          </table:table-cell>
          <table:table-cell office:value-type="float" office:value="23.36" calcext:value-type="float">
            <text:p>23,36</text:p>
          </table:table-cell>
          <table:table-cell office:value-type="float" office:value="21.29" calcext:value-type="float">
            <text:p>21,29</text:p>
          </table:table-cell>
          <table:table-cell office:value-type="float" office:value="17.43" calcext:value-type="float">
            <text:p>17,43</text:p>
          </table:table-cell>
          <table:table-cell office:value-type="float" office:value="13.19" calcext:value-type="float">
            <text:p>13,19</text:p>
          </table:table-cell>
          <table:table-cell office:value-type="float" office:value="9.69" calcext:value-type="float">
            <text:p>9,69</text:p>
          </table:table-cell>
          <table:table-cell office:value-type="float" office:value="8.73" calcext:value-type="float">
            <text:p>8,73</text:p>
          </table:table-cell>
          <table:table-cell office:value-type="float" office:value="10.47" calcext:value-type="float">
            <text:p>10,47</text:p>
          </table:table-cell>
          <table:table-cell office:value-type="float" office:value="15.62" calcext:value-type="float">
            <text:p>15,62</text:p>
          </table:table-cell>
          <table:table-cell office:value-type="float" office:value="17.56" calcext:value-type="float">
            <text:p>17,56</text:p>
          </table:table-cell>
          <table:table-cell office:value-type="float" office:value="23.4" calcext:value-type="float">
            <text:p>23,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46" calcext:value-type="float">
            <text:p>27,46</text:p>
          </table:table-cell>
          <table:table-cell office:value-type="float" office:value="25.01" calcext:value-type="float">
            <text:p>25,01</text:p>
          </table:table-cell>
          <table:table-cell office:value-type="float" office:value="21.12" calcext:value-type="float">
            <text:p>21,12</text:p>
          </table:table-cell>
          <table:table-cell office:value-type="float" office:value="17.83" calcext:value-type="float">
            <text:p>17,83</text:p>
          </table:table-cell>
          <table:table-cell office:value-type="float" office:value="15.5" calcext:value-type="float">
            <text:p>15,5</text:p>
          </table:table-cell>
          <table:table-cell office:value-type="float" office:value="10.03" calcext:value-type="float">
            <text:p>10,03</text:p>
          </table:table-cell>
          <table:table-cell office:value-type="float" office:value="7.79" calcext:value-type="float">
            <text:p>7,79</text:p>
          </table:table-cell>
          <table:table-cell office:value-type="float" office:value="12.48" calcext:value-type="float">
            <text:p>12,48</text:p>
          </table:table-cell>
          <table:table-cell office:value-type="float" office:value="14.84" calcext:value-type="float">
            <text:p>14,84</text:p>
          </table:table-cell>
          <table:table-cell office:value-type="float" office:value="18.33" calcext:value-type="float">
            <text:p>18,33</text:p>
          </table:table-cell>
          <table:table-cell office:value-type="float" office:value="21.57" calcext:value-type="float">
            <text:p>21,57</text:p>
          </table:table-cell>
          <table:table-cell office:value-type="float" office:value="23.06" calcext:value-type="float">
            <text:p>23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7" calcext:value-type="float">
            <text:p>24,77</text:p>
          </table:table-cell>
          <table:table-cell office:value-type="float" office:value="23.55" calcext:value-type="float">
            <text:p>23,55</text:p>
          </table:table-cell>
          <table:table-cell office:value-type="float" office:value="19.64" calcext:value-type="float">
            <text:p>19,64</text:p>
          </table:table-cell>
          <table:table-cell office:value-type="float" office:value="18.03" calcext:value-type="float">
            <text:p>18,03</text:p>
          </table:table-cell>
          <table:table-cell office:value-type="float" office:value="13.33" calcext:value-type="float">
            <text:p>13,33</text:p>
          </table:table-cell>
          <table:table-cell office:value-type="float" office:value="10.6" calcext:value-type="float">
            <text:p>10,6</text:p>
          </table:table-cell>
          <table:table-cell office:value-type="float" office:value="10.52" calcext:value-type="float">
            <text:p>10,52</text:p>
          </table:table-cell>
          <table:table-cell office:value-type="float" office:value="10.67" calcext:value-type="float">
            <text:p>10,67</text:p>
          </table:table-cell>
          <table:table-cell office:value-type="float" office:value="14.56" calcext:value-type="float">
            <text:p>14,56</text:p>
          </table:table-cell>
          <table:table-cell office:value-type="float" office:value="19.65" calcext:value-type="float">
            <text:p>19,65</text:p>
          </table:table-cell>
          <table:table-cell office:value-type="float" office:value="21.23" calcext:value-type="float">
            <text:p>21,23</text:p>
          </table:table-cell>
          <table:table-cell office:value-type="float" office:value="27.67" calcext:value-type="float">
            <text:p>27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04" calcext:value-type="float">
            <text:p>27,04</text:p>
          </table:table-cell>
          <table:table-cell office:value-type="float" office:value="23.1" calcext:value-type="float">
            <text:p>23,1</text:p>
          </table:table-cell>
          <table:table-cell office:value-type="float" office:value="19.1" calcext:value-type="float">
            <text:p>19,1</text:p>
          </table:table-cell>
          <table:table-cell office:value-type="float" office:value="17.17" calcext:value-type="float">
            <text:p>17,17</text:p>
          </table:table-cell>
          <table:table-cell office:value-type="float" office:value="14.06" calcext:value-type="float">
            <text:p>14,06</text:p>
          </table:table-cell>
          <table:table-cell office:value-type="float" office:value="10.18" calcext:value-type="float">
            <text:p>10,18</text:p>
          </table:table-cell>
          <table:table-cell office:value-type="float" office:value="10.94" calcext:value-type="float">
            <text:p>10,94</text:p>
          </table:table-cell>
          <table:table-cell office:value-type="float" office:value="13.64" calcext:value-type="float">
            <text:p>13,64</text:p>
          </table:table-cell>
          <table:table-cell office:value-type="float" office:value="15.68" calcext:value-type="float">
            <text:p>15,68</text:p>
          </table:table-cell>
          <table:table-cell office:value-type="float" office:value="20.39" calcext:value-type="float">
            <text:p>20,39</text:p>
          </table:table-cell>
          <table:table-cell office:value-type="float" office:value="21.29" calcext:value-type="float">
            <text:p>21,29</text:p>
          </table:table-cell>
          <table:table-cell office:value-type="float" office:value="23.5" calcext:value-type="float">
            <text:p>23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74" calcext:value-type="float">
            <text:p>24,74</text:p>
          </table:table-cell>
          <table:table-cell office:value-type="float" office:value="24.36" calcext:value-type="float">
            <text:p>24,36</text:p>
          </table:table-cell>
          <table:table-cell office:value-type="float" office:value="22.28" calcext:value-type="float">
            <text:p>22,28</text:p>
          </table:table-cell>
          <table:table-cell office:value-type="float" office:value="20.24" calcext:value-type="float">
            <text:p>20,24</text:p>
          </table:table-cell>
          <table:table-cell office:value-type="float" office:value="15.91" calcext:value-type="float">
            <text:p>15,91</text:p>
          </table:table-cell>
          <table:table-cell office:value-type="float" office:value="12.34" calcext:value-type="float">
            <text:p>12,34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,8</text:p>
          </table:table-cell>
          <table:table-cell office:value-type="float" office:value="14.11" calcext:value-type="float">
            <text:p>14,11</text:p>
          </table:table-cell>
          <table:table-cell office:value-type="float" office:value="16.75" calcext:value-type="float">
            <text:p>16,75</text:p>
          </table:table-cell>
          <table:table-cell office:value-type="float" office:value="20.31" calcext:value-type="float">
            <text:p>20,31</text:p>
          </table:table-cell>
          <table:table-cell office:value-type="float" office:value="25.28" calcext:value-type="float">
            <text:p>25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53" calcext:value-type="float">
            <text:p>27,53</text:p>
          </table:table-cell>
          <table:table-cell office:value-type="float" office:value="25.74" calcext:value-type="float">
            <text:p>25,74</text:p>
          </table:table-cell>
          <table:table-cell office:value-type="float" office:value="20.68" calcext:value-type="float">
            <text:p>20,68</text:p>
          </table:table-cell>
          <table:table-cell office:value-type="float" office:value="16.99" calcext:value-type="float">
            <text:p>16,99</text:p>
          </table:table-cell>
          <table:table-cell office:value-type="float" office:value="11.95" calcext:value-type="float">
            <text:p>11,95</text:p>
          </table:table-cell>
          <table:table-cell office:value-type="float" office:value="8.63" calcext:value-type="float">
            <text:p>8,63</text:p>
          </table:table-cell>
          <table:table-cell office:value-type="float" office:value="9.22" calcext:value-type="float">
            <text:p>9,22</text:p>
          </table:table-cell>
          <table:table-cell office:value-type="float" office:value="12.35" calcext:value-type="float">
            <text:p>12,35</text:p>
          </table:table-cell>
          <table:table-cell office:value-type="float" office:value="13.84" calcext:value-type="float">
            <text:p>13,84</text:p>
          </table:table-cell>
          <table:table-cell office:value-type="float" office:value="17.55" calcext:value-type="float">
            <text:p>17,55</text:p>
          </table:table-cell>
          <table:table-cell office:value-type="float" office:value="20.95" calcext:value-type="float">
            <text:p>20,95</text:p>
          </table:table-cell>
          <table:table-cell office:value-type="float" office:value="25.39" calcext:value-type="float">
            <text:p>25,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.18" calcext:value-type="float">
            <text:p>25,18</text:p>
          </table:table-cell>
          <table:table-cell office:value-type="float" office:value="24.53" calcext:value-type="float">
            <text:p>24,53</text:p>
          </table:table-cell>
          <table:table-cell office:value-type="float" office:value="21.46" calcext:value-type="float">
            <text:p>21,46</text:p>
          </table:table-cell>
          <table:table-cell office:value-type="float" office:value="16.55" calcext:value-type="float">
            <text:p>16,55</text:p>
          </table:table-cell>
          <table:table-cell office:value-type="float" office:value="14.58" calcext:value-type="float">
            <text:p>14,58</text:p>
          </table:table-cell>
          <table:table-cell office:value-type="float" office:value="12.48" calcext:value-type="float">
            <text:p>12,48</text:p>
          </table:table-cell>
          <table:table-cell office:value-type="float" office:value="11.98" calcext:value-type="float">
            <text:p>11,98</text:p>
          </table:table-cell>
          <table:table-cell office:value-type="float" office:value="13.57" calcext:value-type="float">
            <text:p>13,57</text:p>
          </table:table-cell>
          <table:table-cell office:value-type="float" office:value="14.94" calcext:value-type="float">
            <text:p>14,94</text:p>
          </table:table-cell>
          <table:table-cell office:value-type="float" office:value="17.48" calcext:value-type="float">
            <text:p>17,48</text:p>
          </table:table-cell>
          <table:table-cell office:value-type="float" office:value="21.27" calcext:value-type="float">
            <text:p>21,27</text:p>
          </table:table-cell>
          <table:table-cell office:value-type="float" office:value="25.53" calcext:value-type="float">
            <text:p>25,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81" calcext:value-type="float">
            <text:p>26,81</text:p>
          </table:table-cell>
          <table:table-cell office:value-type="float" office:value="26.84" calcext:value-type="float">
            <text:p>26,84</text:p>
          </table:table-cell>
          <table:table-cell office:value-type="float" office:value="23.17" calcext:value-type="float">
            <text:p>23,17</text:p>
          </table:table-cell>
          <table:table-cell office:value-type="float" office:value="21.62" calcext:value-type="float">
            <text:p>21,62</text:p>
          </table:table-cell>
          <table:table-cell office:value-type="float" office:value="15.32" calcext:value-type="float">
            <text:p>15,32</text:p>
          </table:table-cell>
          <table:table-cell office:value-type="float" office:value="9.36" calcext:value-type="float">
            <text:p>9,36</text:p>
          </table:table-cell>
          <table:table-cell office:value-type="float" office:value="9.32" calcext:value-type="float">
            <text:p>9,32</text:p>
          </table:table-cell>
          <table:table-cell office:value-type="float" office:value="10.26" calcext:value-type="float">
            <text:p>10,26</text:p>
          </table:table-cell>
          <table:table-cell office:value-type="float" office:value="17.26" calcext:value-type="float">
            <text:p>17,26</text:p>
          </table:table-cell>
          <table:table-cell office:value-type="float" office:value="18.28" calcext:value-type="float">
            <text:p>18,28</text:p>
          </table:table-cell>
          <table:table-cell office:value-type="float" office:value="21.47" calcext:value-type="float">
            <text:p>21,47</text:p>
          </table:table-cell>
          <table:table-cell office:value-type="float" office:value="23.06" calcext:value-type="float">
            <text:p>23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69" calcext:value-type="float">
            <text:p>24,69</text:p>
          </table:table-cell>
          <table:table-cell office:value-type="float" office:value="23.22" calcext:value-type="float">
            <text:p>23,22</text:p>
          </table:table-cell>
          <table:table-cell office:value-type="float" office:value="20.2" calcext:value-type="float">
            <text:p>20,2</text:p>
          </table:table-cell>
          <table:table-cell office:value-type="float" office:value="18.1" calcext:value-type="float">
            <text:p>18,1</text:p>
          </table:table-cell>
          <table:table-cell office:value-type="float" office:value="14.22" calcext:value-type="float">
            <text:p>14,22</text:p>
          </table:table-cell>
          <table:table-cell office:value-type="float" office:value="12.68" calcext:value-type="float">
            <text:p>12,68</text:p>
          </table:table-cell>
          <table:table-cell office:value-type="float" office:value="10.13" calcext:value-type="float">
            <text:p>10,13</text:p>
          </table:table-cell>
          <table:table-cell office:value-type="float" office:value="11.76" calcext:value-type="float">
            <text:p>11,76</text:p>
          </table:table-cell>
          <table:table-cell office:value-type="float" office:value="14.57" calcext:value-type="float">
            <text:p>14,57</text:p>
          </table:table-cell>
          <table:table-cell office:value-type="float" office:value="18.23" calcext:value-type="float">
            <text:p>18,23</text:p>
          </table:table-cell>
          <table:table-cell office:value-type="float" office:value="23.45" calcext:value-type="float">
            <text:p>23,45</text:p>
          </table:table-cell>
          <table:table-cell office:value-type="float" office:value="24.06" calcext:value-type="float">
            <text:p>24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98" calcext:value-type="float">
            <text:p>24,98</text:p>
          </table:table-cell>
          <table:table-cell office:value-type="float" office:value="24.6" calcext:value-type="float">
            <text:p>24,6</text:p>
          </table:table-cell>
          <table:table-cell office:value-type="float" office:value="24.66" calcext:value-type="float">
            <text:p>24,66</text:p>
          </table:table-cell>
          <table:table-cell office:value-type="float" office:value="18.05" calcext:value-type="float">
            <text:p>18,05</text:p>
          </table:table-cell>
          <table:table-cell office:value-type="float" office:value="13.37" calcext:value-type="float">
            <text:p>13,37</text:p>
          </table:table-cell>
          <table:table-cell office:value-type="float" office:value="11.38" calcext:value-type="float">
            <text:p>11,38</text:p>
          </table:table-cell>
          <table:table-cell office:value-type="float" office:value="9.25" calcext:value-type="float">
            <text:p>9,25</text:p>
          </table:table-cell>
          <table:table-cell office:value-type="float" office:value="13.61" calcext:value-type="float">
            <text:p>13,61</text:p>
          </table:table-cell>
          <table:table-cell office:value-type="float" office:value="14.73" calcext:value-type="float">
            <text:p>14,73</text:p>
          </table:table-cell>
          <table:table-cell office:value-type="float" office:value="18.47" calcext:value-type="float">
            <text:p>18,47</text:p>
          </table:table-cell>
          <table:table-cell office:value-type="float" office:value="23.4" calcext:value-type="float">
            <text:p>23,4</text:p>
          </table:table-cell>
          <table:table-cell office:value-type="float" office:value="24.38" calcext:value-type="float">
            <text:p>24,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.09" calcext:value-type="float">
            <text:p>26,09</text:p>
          </table:table-cell>
          <table:table-cell office:value-type="float" office:value="24.41" calcext:value-type="float">
            <text:p>24,41</text:p>
          </table:table-cell>
          <table:table-cell office:value-type="float" office:value="22.65" calcext:value-type="float">
            <text:p>22,65</text:p>
          </table:table-cell>
          <table:table-cell office:value-type="float" office:value="19.29" calcext:value-type="float">
            <text:p>19,29</text:p>
          </table:table-cell>
          <table:table-cell office:value-type="float" office:value="12.49" calcext:value-type="float">
            <text:p>12,49</text:p>
          </table:table-cell>
          <table:table-cell office:value-type="float" office:value="10.69" calcext:value-type="float">
            <text:p>10,69</text:p>
          </table:table-cell>
          <table:table-cell office:value-type="float" office:value="10.15" calcext:value-type="float">
            <text:p>10,15</text:p>
          </table:table-cell>
          <table:table-cell office:value-type="float" office:value="12.49" calcext:value-type="float">
            <text:p>12,49</text:p>
          </table:table-cell>
          <table:table-cell office:value-type="float" office:value="16.19" calcext:value-type="float">
            <text:p>16,19</text:p>
          </table:table-cell>
          <table:table-cell office:value-type="float" office:value="19.39" calcext:value-type="float">
            <text:p>19,39</text:p>
          </table:table-cell>
          <table:table-cell office:value-type="float" office:value="22.73" calcext:value-type="float">
            <text:p>22,73</text:p>
          </table:table-cell>
          <table:table-cell office:value-type="float" office:value="27.21" calcext:value-type="float">
            <text:p>27,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.94" calcext:value-type="float">
            <text:p>27,94</text:p>
          </table:table-cell>
          <table:table-cell office:value-type="float" office:value="24.56" calcext:value-type="float">
            <text:p>24,56</text:p>
          </table:table-cell>
          <table:table-cell office:value-type="float" office:value="19.79" calcext:value-type="float">
            <text:p>19,79</text:p>
          </table:table-cell>
          <table:table-cell office:value-type="float" office:value="17.01" calcext:value-type="float">
            <text:p>17,01</text:p>
          </table:table-cell>
          <table:table-cell office:value-type="float" office:value="12.08" calcext:value-type="float">
            <text:p>12,08</text:p>
          </table:table-cell>
          <table:table-cell office:value-type="float" office:value="8.7" calcext:value-type="float">
            <text:p>8,7</text:p>
          </table:table-cell>
          <table:table-cell office:value-type="float" office:value="11.45" calcext:value-type="float">
            <text:p>11,45</text:p>
          </table:table-cell>
          <table:table-cell office:value-type="float" office:value="12.33" calcext:value-type="float">
            <text:p>12,33</text:p>
          </table:table-cell>
          <table:table-cell office:value-type="float" office:value="14.97" calcext:value-type="float">
            <text:p>14,97</text:p>
          </table:table-cell>
          <table:table-cell office:value-type="float" office:value="18.63" calcext:value-type="float">
            <text:p>18,63</text:p>
          </table:table-cell>
          <table:table-cell office:value-type="float" office:value="24.26" calcext:value-type="float">
            <text:p>24,26</text:p>
          </table:table-cell>
          <table:table-cell office:value-type="float" office:value="27.45" calcext:value-type="float">
            <text:p>27,4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Cordoba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1.85" calcext:value-type="float">
            <text:p>21,85</text:p>
          </table:table-cell>
          <table:table-cell office:value-type="float" office:value="19.8" calcext:value-type="float">
            <text:p>19,8</text:p>
          </table:table-cell>
          <table:table-cell office:value-type="float" office:value="16.41" calcext:value-type="float">
            <text:p>16,41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7.59" calcext:value-type="float">
            <text:p>7,59</text:p>
          </table:table-cell>
          <table:table-cell office:value-type="float" office:value="7.42" calcext:value-type="float">
            <text:p>7,42</text:p>
          </table:table-cell>
          <table:table-cell office:value-type="float" office:value="14.83" calcext:value-type="float">
            <text:p>14,83</text:p>
          </table:table-cell>
          <table:table-cell office:value-type="float" office:value="18.49" calcext:value-type="float">
            <text:p>18,49</text:p>
          </table:table-cell>
          <table:table-cell office:value-type="float" office:value="21.32" calcext:value-type="float">
            <text:p>21,32</text:p>
          </table:table-cell>
          <table:table-cell office:value-type="float" office:value="23.18" calcext:value-type="float">
            <text:p>23,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03" calcext:value-type="float">
            <text:p>23,03</text:p>
          </table:table-cell>
          <table:table-cell office:value-type="float" office:value="21.56" calcext:value-type="float">
            <text:p>21,56</text:p>
          </table:table-cell>
          <table:table-cell office:value-type="float" office:value="19.65" calcext:value-type="float">
            <text:p>19,65</text:p>
          </table:table-cell>
          <table:table-cell office:value-type="float" office:value="16.31" calcext:value-type="float">
            <text:p>16,31</text:p>
          </table:table-cell>
          <table:table-cell office:value-type="float" office:value="13.18" calcext:value-type="float">
            <text:p>13,18</text:p>
          </table:table-cell>
          <table:table-cell office:value-type="float" office:value="8.56" calcext:value-type="float">
            <text:p>8,56</text:p>
          </table:table-cell>
          <table:table-cell office:value-type="float" office:value="12.31" calcext:value-type="float">
            <text:p>12,31</text:p>
          </table:table-cell>
          <table:table-cell office:value-type="float" office:value="12.55" calcext:value-type="float">
            <text:p>12,55</text:p>
          </table:table-cell>
          <table:table-cell office:value-type="float" office:value="13.26" calcext:value-type="float">
            <text:p>13,26</text:p>
          </table:table-cell>
          <table:table-cell office:value-type="float" office:value="17.54" calcext:value-type="float">
            <text:p>17,54</text:p>
          </table:table-cell>
          <table:table-cell office:value-type="float" office:value="22.1" calcext:value-type="float">
            <text:p>22,1</text:p>
          </table:table-cell>
          <table:table-cell office:value-type="float" office:value="22.97" calcext:value-type="float">
            <text:p>22,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06" calcext:value-type="float">
            <text:p>22,06</text:p>
          </table:table-cell>
          <table:table-cell office:value-type="float" office:value="22.55" calcext:value-type="float">
            <text:p>22,55</text:p>
          </table:table-cell>
          <table:table-cell office:value-type="float" office:value="21.57" calcext:value-type="float">
            <text:p>21,57</text:p>
          </table:table-cell>
          <table:table-cell office:value-type="float" office:value="19.47" calcext:value-type="float">
            <text:p>19,47</text:p>
          </table:table-cell>
          <table:table-cell office:value-type="float" office:value="14.96" calcext:value-type="float">
            <text:p>14,96</text:p>
          </table:table-cell>
          <table:table-cell office:value-type="float" office:value="10.09" calcext:value-type="float">
            <text:p>10,09</text:p>
          </table:table-cell>
          <table:table-cell office:value-type="float" office:value="8.73" calcext:value-type="float">
            <text:p>8,73</text:p>
          </table:table-cell>
          <table:table-cell office:value-type="float" office:value="14.28" calcext:value-type="float">
            <text:p>14,28</text:p>
          </table:table-cell>
          <table:table-cell office:value-type="float" office:value="12.49" calcext:value-type="float">
            <text:p>12,49</text:p>
          </table:table-cell>
          <table:table-cell office:value-type="float" office:value="18.68" calcext:value-type="float">
            <text:p>18,68</text:p>
          </table:table-cell>
          <table:table-cell office:value-type="float" office:value="22.81" calcext:value-type="float">
            <text:p>22,81</text:p>
          </table:table-cell>
          <table:table-cell office:value-type="float" office:value="21.9" calcext:value-type="float">
            <text:p>21,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35" calcext:value-type="float">
            <text:p>24,35</text:p>
          </table:table-cell>
          <table:table-cell office:value-type="float" office:value="22.4" calcext:value-type="float">
            <text:p>22,4</text:p>
          </table:table-cell>
          <table:table-cell office:value-type="float" office:value="20.56" calcext:value-type="float">
            <text:p>20,56</text:p>
          </table:table-cell>
          <table:table-cell office:value-type="float" office:value="14.16" calcext:value-type="float">
            <text:p>14,16</text:p>
          </table:table-cell>
          <table:table-cell office:value-type="float" office:value="10.89" calcext:value-type="float">
            <text:p>10,89</text:p>
          </table:table-cell>
          <table:table-cell office:value-type="float" office:value="9.74" calcext:value-type="float">
            <text:p>9,74</text:p>
          </table:table-cell>
          <table:table-cell office:value-type="float" office:value="7.93" calcext:value-type="float">
            <text:p>7,93</text:p>
          </table:table-cell>
          <table:table-cell office:value-type="float" office:value="9.53" calcext:value-type="float">
            <text:p>9,53</text:p>
          </table:table-cell>
          <table:table-cell office:value-type="float" office:value="14.25" calcext:value-type="float">
            <text:p>14,25</text:p>
          </table:table-cell>
          <table:table-cell office:value-type="float" office:value="16.24" calcext:value-type="float">
            <text:p>16,24</text:p>
          </table:table-cell>
          <table:table-cell office:value-type="float" office:value="19.61" calcext:value-type="float">
            <text:p>19,61</text:p>
          </table:table-cell>
          <table:table-cell office:value-type="float" office:value="23.09" calcext:value-type="float">
            <text:p>23,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69" calcext:value-type="float">
            <text:p>23,69</text:p>
          </table:table-cell>
          <table:table-cell office:value-type="float" office:value="20.68" calcext:value-type="float">
            <text:p>20,68</text:p>
          </table:table-cell>
          <table:table-cell office:value-type="float" office:value="18.7" calcext:value-type="float">
            <text:p>18,7</text:p>
          </table:table-cell>
          <table:table-cell office:value-type="float" office:value="17.21" calcext:value-type="float">
            <text:p>17,21</text:p>
          </table:table-cell>
          <table:table-cell office:value-type="float" office:value="12.75" calcext:value-type="float">
            <text:p>12,75</text:p>
          </table:table-cell>
          <table:table-cell office:value-type="float" office:value="9.88" calcext:value-type="float">
            <text:p>9,88</text:p>
          </table:table-cell>
          <table:table-cell office:value-type="float" office:value="9.07" calcext:value-type="float">
            <text:p>9,07</text:p>
          </table:table-cell>
          <table:table-cell office:value-type="float" office:value="10.35" calcext:value-type="float">
            <text:p>10,35</text:p>
          </table:table-cell>
          <table:table-cell office:value-type="float" office:value="16.55" calcext:value-type="float">
            <text:p>16,55</text:p>
          </table:table-cell>
          <table:table-cell office:value-type="float" office:value="17.05" calcext:value-type="float">
            <text:p>17,05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6" calcext:value-type="float">
            <text:p>22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81" calcext:value-type="float">
            <text:p>23,81</text:p>
          </table:table-cell>
          <table:table-cell office:value-type="float" office:value="22.88" calcext:value-type="float">
            <text:p>22,88</text:p>
          </table:table-cell>
          <table:table-cell office:value-type="float" office:value="20.42" calcext:value-type="float">
            <text:p>20,42</text:p>
          </table:table-cell>
          <table:table-cell office:value-type="float" office:value="16.35" calcext:value-type="float">
            <text:p>16,35</text:p>
          </table:table-cell>
          <table:table-cell office:value-type="float" office:value="14.66" calcext:value-type="float">
            <text:p>14,66</text:p>
          </table:table-cell>
          <table:table-cell office:value-type="float" office:value="10.77" calcext:value-type="float">
            <text:p>10,77</text:p>
          </table:table-cell>
          <table:table-cell office:value-type="float" office:value="8.87" calcext:value-type="float">
            <text:p>8,87</text:p>
          </table:table-cell>
          <table:table-cell office:value-type="float" office:value="12.02" calcext:value-type="float">
            <text:p>12,02</text:p>
          </table:table-cell>
          <table:table-cell office:value-type="float" office:value="15.11" calcext:value-type="float">
            <text:p>15,11</text:p>
          </table:table-cell>
          <table:table-cell office:value-type="float" office:value="17.01" calcext:value-type="float">
            <text:p>17,01</text:p>
          </table:table-cell>
          <table:table-cell office:value-type="float" office:value="21.15" calcext:value-type="float">
            <text:p>21,15</text:p>
          </table:table-cell>
          <table:table-cell office:value-type="float" office:value="23.29" calcext:value-type="float">
            <text:p>23,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33" calcext:value-type="float">
            <text:p>23,33</text:p>
          </table:table-cell>
          <table:table-cell office:value-type="float" office:value="21.61" calcext:value-type="float">
            <text:p>21,61</text:p>
          </table:table-cell>
          <table:table-cell office:value-type="float" office:value="18.11" calcext:value-type="float">
            <text:p>18,11</text:p>
          </table:table-cell>
          <table:table-cell office:value-type="float" office:value="16.77" calcext:value-type="float">
            <text:p>16,77</text:p>
          </table:table-cell>
          <table:table-cell office:value-type="float" office:value="13.48" calcext:value-type="float">
            <text:p>13,48</text:p>
          </table:table-cell>
          <table:table-cell office:value-type="float" office:value="11.37" calcext:value-type="float">
            <text:p>11,37</text:p>
          </table:table-cell>
          <table:table-cell office:value-type="float" office:value="9.89" calcext:value-type="float">
            <text:p>9,89</text:p>
          </table:table-cell>
          <table:table-cell office:value-type="float" office:value="10.88" calcext:value-type="float">
            <text:p>10,88</text:p>
          </table:table-cell>
          <table:table-cell office:value-type="float" office:value="14.15" calcext:value-type="float">
            <text:p>14,15</text:p>
          </table:table-cell>
          <table:table-cell office:value-type="float" office:value="18.75" calcext:value-type="float">
            <text:p>18,75</text:p>
          </table:table-cell>
          <table:table-cell office:value-type="float" office:value="19.4" calcext:value-type="float">
            <text:p>19,4</text:p>
          </table:table-cell>
          <table:table-cell office:value-type="float" office:value="25.03" calcext:value-type="float">
            <text:p>25,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04" calcext:value-type="float">
            <text:p>24,04</text:p>
          </table:table-cell>
          <table:table-cell office:value-type="float" office:value="20.52" calcext:value-type="float">
            <text:p>20,52</text:p>
          </table:table-cell>
          <table:table-cell office:value-type="float" office:value="17.21" calcext:value-type="float">
            <text:p>17,21</text:p>
          </table:table-cell>
          <table:table-cell office:value-type="float" office:value="15.5" calcext:value-type="float">
            <text:p>15,5</text:p>
          </table:table-cell>
          <table:table-cell office:value-type="float" office:value="12.72" calcext:value-type="float">
            <text:p>12,72</text:p>
          </table:table-cell>
          <table:table-cell office:value-type="float" office:value="9.33" calcext:value-type="float">
            <text:p>9,33</text:p>
          </table:table-cell>
          <table:table-cell office:value-type="float" office:value="10.17" calcext:value-type="float">
            <text:p>10,17</text:p>
          </table:table-cell>
          <table:table-cell office:value-type="float" office:value="13.73" calcext:value-type="float">
            <text:p>13,73</text:p>
          </table:table-cell>
          <table:table-cell office:value-type="float" office:value="15.45" calcext:value-type="float">
            <text:p>15,45</text:p>
          </table:table-cell>
          <table:table-cell office:value-type="float" office:value="20.08" calcext:value-type="float">
            <text:p>20,08</text:p>
          </table:table-cell>
          <table:table-cell office:value-type="float" office:value="19.87" calcext:value-type="float">
            <text:p>19,87</text:p>
          </table:table-cell>
          <table:table-cell office:value-type="float" office:value="21.48" calcext:value-type="float">
            <text:p>21,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78" calcext:value-type="float">
            <text:p>22,78</text:p>
          </table:table-cell>
          <table:table-cell office:value-type="float" office:value="20.43" calcext:value-type="float">
            <text:p>20,43</text:p>
          </table:table-cell>
          <table:table-cell office:value-type="float" office:value="19.51" calcext:value-type="float">
            <text:p>19,51</text:p>
          </table:table-cell>
          <table:table-cell office:value-type="float" office:value="17.66" calcext:value-type="float">
            <text:p>17,66</text:p>
          </table:table-cell>
          <table:table-cell office:value-type="float" office:value="14.2" calcext:value-type="float">
            <text:p>14,2</text:p>
          </table:table-cell>
          <table:table-cell office:value-type="float" office:value="11.68" calcext:value-type="float">
            <text:p>11,68</text:p>
          </table:table-cell>
          <table:table-cell office:value-type="float" office:value="10.3" calcext:value-type="float">
            <text:p>10,3</text:p>
          </table:table-cell>
          <table:table-cell office:value-type="float" office:value="13.19" calcext:value-type="float">
            <text:p>13,19</text:p>
          </table:table-cell>
          <table:table-cell office:value-type="float" office:value="14.46" calcext:value-type="float">
            <text:p>14,46</text:p>
          </table:table-cell>
          <table:table-cell office:value-type="float" office:value="15.6" calcext:value-type="float">
            <text:p>15,6</text:p>
          </table:table-cell>
          <table:table-cell office:value-type="float" office:value="18.34" calcext:value-type="float">
            <text:p>18,34</text:p>
          </table:table-cell>
          <table:table-cell office:value-type="float" office:value="22.88" calcext:value-type="float">
            <text:p>22,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54" calcext:value-type="float">
            <text:p>23,54</text:p>
          </table:table-cell>
          <table:table-cell office:value-type="float" office:value="22.78" calcext:value-type="float">
            <text:p>22,78</text:p>
          </table:table-cell>
          <table:table-cell office:value-type="float" office:value="18.44" calcext:value-type="float">
            <text:p>18,44</text:p>
          </table:table-cell>
          <table:table-cell office:value-type="float" office:value="14.75" calcext:value-type="float">
            <text:p>14,75</text:p>
          </table:table-cell>
          <table:table-cell office:value-type="float" office:value="10.67" calcext:value-type="float">
            <text:p>10,67</text:p>
          </table:table-cell>
          <table:table-cell office:value-type="float" office:value="7.82" calcext:value-type="float">
            <text:p>7,82</text:p>
          </table:table-cell>
          <table:table-cell office:value-type="float" office:value="8.73" calcext:value-type="float">
            <text:p>8,73</text:p>
          </table:table-cell>
          <table:table-cell office:value-type="float" office:value="13.09" calcext:value-type="float">
            <text:p>13,09</text:p>
          </table:table-cell>
          <table:table-cell office:value-type="float" office:value="14.51" calcext:value-type="float">
            <text:p>14,51</text:p>
          </table:table-cell>
          <table:table-cell office:value-type="float" office:value="17.06" calcext:value-type="float">
            <text:p>17,06</text:p>
          </table:table-cell>
          <table:table-cell office:value-type="float" office:value="19.77" calcext:value-type="float">
            <text:p>19,77</text:p>
          </table:table-cell>
          <table:table-cell office:value-type="float" office:value="23.32" calcext:value-type="float">
            <text:p>23,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.6" calcext:value-type="float">
            <text:p>24,6</text:p>
          </table:table-cell>
          <table:table-cell office:value-type="float" office:value="23.29" calcext:value-type="float">
            <text:p>23,29</text:p>
          </table:table-cell>
          <table:table-cell office:value-type="float" office:value="20.31" calcext:value-type="float">
            <text:p>20,31</text:p>
          </table:table-cell>
          <table:table-cell office:value-type="float" office:value="15.86" calcext:value-type="float">
            <text:p>15,86</text:p>
          </table:table-cell>
          <table:table-cell office:value-type="float" office:value="12.87" calcext:value-type="float">
            <text:p>12,87</text:p>
          </table:table-cell>
          <table:table-cell office:value-type="float" office:value="11.53" calcext:value-type="float">
            <text:p>11,53</text:p>
          </table:table-cell>
          <table:table-cell office:value-type="float" office:value="11.54" calcext:value-type="float">
            <text:p>11,54</text:p>
          </table:table-cell>
          <table:table-cell office:value-type="float" office:value="13.04" calcext:value-type="float">
            <text:p>13,04</text:p>
          </table:table-cell>
          <table:table-cell office:value-type="float" office:value="13.96" calcext:value-type="float">
            <text:p>13,96</text:p>
          </table:table-cell>
          <table:table-cell office:value-type="float" office:value="17.3" calcext:value-type="float">
            <text:p>17,3</text:p>
          </table:table-cell>
          <table:table-cell office:value-type="float" office:value="21.02" calcext:value-type="float">
            <text:p>21,02</text:p>
          </table:table-cell>
          <table:table-cell office:value-type="float" office:value="23.49" calcext:value-type="float">
            <text:p>23,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29" calcext:value-type="float">
            <text:p>23,29</text:p>
          </table:table-cell>
          <table:table-cell office:value-type="float" office:value="23.05" calcext:value-type="float">
            <text:p>23,05</text:p>
          </table:table-cell>
          <table:table-cell office:value-type="float" office:value="21.08" calcext:value-type="float">
            <text:p>21,08</text:p>
          </table:table-cell>
          <table:table-cell office:value-type="float" office:value="20.63" calcext:value-type="float">
            <text:p>20,63</text:p>
          </table:table-cell>
          <table:table-cell office:value-type="float" office:value="14.64" calcext:value-type="float">
            <text:p>14,64</text:p>
          </table:table-cell>
          <table:table-cell office:value-type="float" office:value="8.97" calcext:value-type="float">
            <text:p>8,97</text:p>
          </table:table-cell>
          <table:table-cell office:value-type="float" office:value="7.62" calcext:value-type="float">
            <text:p>7,62</text:p>
          </table:table-cell>
          <table:table-cell office:value-type="float" office:value="11.43" calcext:value-type="float">
            <text:p>11,43</text:p>
          </table:table-cell>
          <table:table-cell office:value-type="float" office:value="17.35" calcext:value-type="float">
            <text:p>17,35</text:p>
          </table:table-cell>
          <table:table-cell office:value-type="float" office:value="18.24" calcext:value-type="float">
            <text:p>18,24</text:p>
          </table:table-cell>
          <table:table-cell office:value-type="float" office:value="20.42" calcext:value-type="float">
            <text:p>20,42</text:p>
          </table:table-cell>
          <table:table-cell office:value-type="float" office:value="22.2" calcext:value-type="float">
            <text:p>22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75" calcext:value-type="float">
            <text:p>22,75</text:p>
          </table:table-cell>
          <table:table-cell office:value-type="float" office:value="21.73" calcext:value-type="float">
            <text:p>21,73</text:p>
          </table:table-cell>
          <table:table-cell office:value-type="float" office:value="18.15" calcext:value-type="float">
            <text:p>18,15</text:p>
          </table:table-cell>
          <table:table-cell office:value-type="float" office:value="16.46" calcext:value-type="float">
            <text:p>16,46</text:p>
          </table:table-cell>
          <table:table-cell office:value-type="float" office:value="12.91" calcext:value-type="float">
            <text:p>12,91</text:p>
          </table:table-cell>
          <table:table-cell office:value-type="float" office:value="11.09" calcext:value-type="float">
            <text:p>11,09</text:p>
          </table:table-cell>
          <table:table-cell office:value-type="float" office:value="9.94" calcext:value-type="float">
            <text:p>9,94</text:p>
          </table:table-cell>
          <table:table-cell office:value-type="float" office:value="11.25" calcext:value-type="float">
            <text:p>11,25</text:p>
          </table:table-cell>
          <table:table-cell office:value-type="float" office:value="14.55" calcext:value-type="float">
            <text:p>14,55</text:p>
          </table:table-cell>
          <table:table-cell office:value-type="float" office:value="17.85" calcext:value-type="float">
            <text:p>17,85</text:p>
          </table:table-cell>
          <table:table-cell office:value-type="float" office:value="21.95" calcext:value-type="float">
            <text:p>21,95</text:p>
          </table:table-cell>
          <table:table-cell office:value-type="float" office:value="22.74" calcext:value-type="float">
            <text:p>22,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21.61" calcext:value-type="float">
            <text:p>21,61</text:p>
          </table:table-cell>
          <table:table-cell office:value-type="float" office:value="22.12" calcext:value-type="float">
            <text:p>22,12</text:p>
          </table:table-cell>
          <table:table-cell office:value-type="float" office:value="17.09" calcext:value-type="float">
            <text:p>17,09</text:p>
          </table:table-cell>
          <table:table-cell office:value-type="float" office:value="14.23" calcext:value-type="float">
            <text:p>14,23</text:p>
          </table:table-cell>
          <table:table-cell office:value-type="float" office:value="10.72" calcext:value-type="float">
            <text:p>10,72</text:p>
          </table:table-cell>
          <table:table-cell office:value-type="float" office:value="9.55" calcext:value-type="float">
            <text:p>9,55</text:p>
          </table:table-cell>
          <table:table-cell office:value-type="float" office:value="13.19" calcext:value-type="float">
            <text:p>13,19</text:p>
          </table:table-cell>
          <table:table-cell office:value-type="float" office:value="15.69" calcext:value-type="float">
            <text:p>15,69</text:p>
          </table:table-cell>
          <table:table-cell office:value-type="float" office:value="18.26" calcext:value-type="float">
            <text:p>18,26</text:p>
          </table:table-cell>
          <table:table-cell office:value-type="float" office:value="21.17" calcext:value-type="float">
            <text:p>21,17</text:p>
          </table:table-cell>
          <table:table-cell office:value-type="float" office:value="22.62" calcext:value-type="float">
            <text:p>22,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34" calcext:value-type="float">
            <text:p>22,34</text:p>
          </table:table-cell>
          <table:table-cell office:value-type="float" office:value="20.74" calcext:value-type="float">
            <text:p>20,74</text:p>
          </table:table-cell>
          <table:table-cell office:value-type="float" office:value="19.49" calcext:value-type="float">
            <text:p>19,49</text:p>
          </table:table-cell>
          <table:table-cell office:value-type="float" office:value="17.47" calcext:value-type="float">
            <text:p>17,47</text:p>
          </table:table-cell>
          <table:table-cell office:value-type="float" office:value="12.64" calcext:value-type="float">
            <text:p>12,64</text:p>
          </table:table-cell>
          <table:table-cell office:value-type="float" office:value="9" calcext:value-type="float">
            <text:p>9</text:p>
          </table:table-cell>
          <table:table-cell office:value-type="float" office:value="10.93" calcext:value-type="float">
            <text:p>10,93</text:p>
          </table:table-cell>
          <table:table-cell office:value-type="float" office:value="12.45" calcext:value-type="float">
            <text:p>12,45</text:p>
          </table:table-cell>
          <table:table-cell office:value-type="float" office:value="15.85" calcext:value-type="float">
            <text:p>15,85</text:p>
          </table:table-cell>
          <table:table-cell office:value-type="float" office:value="18.83" calcext:value-type="float">
            <text:p>18,83</text:p>
          </table:table-cell>
          <table:table-cell office:value-type="float" office:value="19.95" calcext:value-type="float">
            <text:p>19,95</text:p>
          </table:table-cell>
          <table:table-cell office:value-type="float" office:value="23.38" calcext:value-type="float">
            <text:p>23,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.61" calcext:value-type="float">
            <text:p>21,61</text:p>
          </table:table-cell>
          <table:table-cell office:value-type="float" office:value="19.07" calcext:value-type="float">
            <text:p>19,07</text:p>
          </table:table-cell>
          <table:table-cell office:value-type="float" office:value="16.32" calcext:value-type="float">
            <text:p>16,32</text:p>
          </table:table-cell>
          <table:table-cell office:value-type="float" office:value="11.92" calcext:value-type="float">
            <text:p>11,92</text:p>
          </table:table-cell>
          <table:table-cell office:value-type="float" office:value="8.86" calcext:value-type="float">
            <text:p>8,86</text:p>
          </table:table-cell>
          <table:table-cell office:value-type="float" office:value="11.52" calcext:value-type="float">
            <text:p>11,52</text:p>
          </table:table-cell>
          <table:table-cell office:value-type="float" office:value="11.88" calcext:value-type="float">
            <text:p>11,88</text:p>
          </table:table-cell>
          <table:table-cell office:value-type="float" office:value="14.08" calcext:value-type="float">
            <text:p>14,08</text:p>
          </table:table-cell>
          <table:table-cell office:value-type="float" office:value="17.12" calcext:value-type="float">
            <text:p>17,12</text:p>
          </table:table-cell>
          <table:table-cell office:value-type="float" office:value="21.76" calcext:value-type="float">
            <text:p>21,76</text:p>
          </table:table-cell>
          <table:table-cell office:value-type="float" office:value="24.29" calcext:value-type="float">
            <text:p>24,29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Temp</text:p>
          </table:table-cell>
          <table:covered-table-cell table:number-columns-repeated="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4]*[.$R$5]+[.B23]*[.$R$4]+[.B42]*[.$R$3]" office:value-type="float" office:value="24.4908226355416" calcext:value-type="float">
            <text:p>24,4908226355416</text:p>
          </table:table-cell>
          <table:table-cell table:formula="of:=[.C4]*[.$R$5]+[.C23]*[.$R$4]+[.C42]*[.$R$3]" office:value-type="float" office:value="24.2869783751275" calcext:value-type="float">
            <text:p>24,2869783751275</text:p>
          </table:table-cell>
          <table:table-cell table:formula="of:=[.D4]*[.$R$5]+[.D23]*[.$R$4]+[.D42]*[.$R$3]" office:value-type="float" office:value="20.5898289813854" calcext:value-type="float">
            <text:p>20,5898289813854</text:p>
          </table:table-cell>
          <table:table-cell table:formula="of:=[.E4]*[.$R$5]+[.E23]*[.$R$4]+[.E42]*[.$R$3]" office:value-type="float" office:value="16.9087579106898" calcext:value-type="float">
            <text:p>16,9087579106898</text:p>
          </table:table-cell>
          <table:table-cell table:formula="of:=[.F4]*[.$R$5]+[.F23]*[.$R$4]+[.F42]*[.$R$3]" office:value-type="float" office:value="10.3034296703661" calcext:value-type="float">
            <text:p>10,3034296703661</text:p>
          </table:table-cell>
          <table:table-cell table:formula="of:=[.G4]*[.$R$5]+[.G23]*[.$R$4]+[.G42]*[.$R$3]" office:value-type="float" office:value="7.8357917621264" calcext:value-type="float">
            <text:p>7,8357917621264</text:p>
          </table:table-cell>
          <table:table-cell table:formula="of:=[.H4]*[.$R$5]+[.H23]*[.$R$4]+[.H42]*[.$R$3]" office:value-type="float" office:value="6.55650767864099" calcext:value-type="float">
            <text:p>6,55650767864099</text:p>
          </table:table-cell>
          <table:table-cell table:formula="of:=[.I4]*[.$R$5]+[.I23]*[.$R$4]+[.I42]*[.$R$3]" office:value-type="float" office:value="7.9433020647439" calcext:value-type="float">
            <text:p>7,9433020647439</text:p>
          </table:table-cell>
          <table:table-cell table:formula="of:=[.J4]*[.$R$5]+[.J23]*[.$R$4]+[.J42]*[.$R$3]" office:value-type="float" office:value="15.3267689537828" calcext:value-type="float">
            <text:p>15,3267689537828</text:p>
          </table:table-cell>
          <table:table-cell table:formula="of:=[.K4]*[.$R$5]+[.K23]*[.$R$4]+[.K42]*[.$R$3]" office:value-type="float" office:value="17.6982009172341" calcext:value-type="float">
            <text:p>17,6982009172341</text:p>
          </table:table-cell>
          <table:table-cell table:formula="of:=[.L4]*[.$R$5]+[.L23]*[.$R$4]+[.L42]*[.$R$3]" office:value-type="float" office:value="18.125576146462" calcext:value-type="float">
            <text:p>18,125576146462</text:p>
          </table:table-cell>
          <table:table-cell table:formula="of:=[.M4]*[.$R$5]+[.M23]*[.$R$4]+[.M42]*[.$R$3]" office:value-type="float" office:value="22.8391262389738" calcext:value-type="float">
            <text:p>22,8391262389738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5]*[.$R$5]+[.B24]*[.$R$4]+[.B43]*[.$R$3]" office:value-type="float" office:value="24.6040382978062" calcext:value-type="float">
            <text:p>24,6040382978062</text:p>
          </table:table-cell>
          <table:table-cell table:formula="of:=[.C5]*[.$R$5]+[.C24]*[.$R$4]+[.C43]*[.$R$3]" office:value-type="float" office:value="24.4344247122726" calcext:value-type="float">
            <text:p>24,4344247122726</text:p>
          </table:table-cell>
          <table:table-cell table:formula="of:=[.D5]*[.$R$5]+[.D24]*[.$R$4]+[.D43]*[.$R$3]" office:value-type="float" office:value="20.5556932230597" calcext:value-type="float">
            <text:p>20,5556932230597</text:p>
          </table:table-cell>
          <table:table-cell table:formula="of:=[.E5]*[.$R$5]+[.E24]*[.$R$4]+[.E43]*[.$R$3]" office:value-type="float" office:value="16.5715251259013" calcext:value-type="float">
            <text:p>16,5715251259013</text:p>
          </table:table-cell>
          <table:table-cell table:formula="of:=[.F5]*[.$R$5]+[.F24]*[.$R$4]+[.F43]*[.$R$3]" office:value-type="float" office:value="13.4359831134084" calcext:value-type="float">
            <text:p>13,4359831134084</text:p>
          </table:table-cell>
          <table:table-cell table:formula="of:=[.G5]*[.$R$5]+[.G24]*[.$R$4]+[.G43]*[.$R$3]" office:value-type="float" office:value="9.21614066483646" calcext:value-type="float">
            <text:p>9,21614066483646</text:p>
          </table:table-cell>
          <table:table-cell table:formula="of:=[.H5]*[.$R$5]+[.H24]*[.$R$4]+[.H43]*[.$R$3]" office:value-type="float" office:value="12.538928636221" calcext:value-type="float">
            <text:p>12,538928636221</text:p>
          </table:table-cell>
          <table:table-cell table:formula="of:=[.I5]*[.$R$5]+[.I24]*[.$R$4]+[.I43]*[.$R$3]" office:value-type="float" office:value="11.1419946954819" calcext:value-type="float">
            <text:p>11,1419946954819</text:p>
          </table:table-cell>
          <table:table-cell table:formula="of:=[.J5]*[.$R$5]+[.J24]*[.$R$4]+[.J43]*[.$R$3]" office:value-type="float" office:value="13.5367612251711" calcext:value-type="float">
            <text:p>13,5367612251711</text:p>
          </table:table-cell>
          <table:table-cell table:formula="of:=[.K5]*[.$R$5]+[.K24]*[.$R$4]+[.K43]*[.$R$3]" office:value-type="float" office:value="17.3720346163845" calcext:value-type="float">
            <text:p>17,3720346163845</text:p>
          </table:table-cell>
          <table:table-cell table:formula="of:=[.L5]*[.$R$5]+[.L24]*[.$R$4]+[.L43]*[.$R$3]" office:value-type="float" office:value="24.5056753156582" calcext:value-type="float">
            <text:p>24,5056753156582</text:p>
          </table:table-cell>
          <table:table-cell table:formula="of:=[.M5]*[.$R$5]+[.M24]*[.$R$4]+[.M43]*[.$R$3]" office:value-type="float" office:value="24.1091987917926" calcext:value-type="float">
            <text:p>24,1091987917926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6]*[.$R$5]+[.B25]*[.$R$4]+[.B44]*[.$R$3]" office:value-type="float" office:value="25.3144797079247" calcext:value-type="float">
            <text:p>25,3144797079247</text:p>
          </table:table-cell>
          <table:table-cell table:formula="of:=[.C6]*[.$R$5]+[.C25]*[.$R$4]+[.C44]*[.$R$3]" office:value-type="float" office:value="23.8751424400432" calcext:value-type="float">
            <text:p>23,8751424400432</text:p>
          </table:table-cell>
          <table:table-cell table:formula="of:=[.D6]*[.$R$5]+[.D25]*[.$R$4]+[.D44]*[.$R$3]" office:value-type="float" office:value="22.5291454769743" calcext:value-type="float">
            <text:p>22,5291454769743</text:p>
          </table:table-cell>
          <table:table-cell table:formula="of:=[.E6]*[.$R$5]+[.E25]*[.$R$4]+[.E44]*[.$R$3]" office:value-type="float" office:value="18.3644204596311" calcext:value-type="float">
            <text:p>18,3644204596311</text:p>
          </table:table-cell>
          <table:table-cell table:formula="of:=[.F6]*[.$R$5]+[.F25]*[.$R$4]+[.F44]*[.$R$3]" office:value-type="float" office:value="14.7164331680245" calcext:value-type="float">
            <text:p>14,7164331680245</text:p>
          </table:table-cell>
          <table:table-cell table:formula="of:=[.G6]*[.$R$5]+[.G25]*[.$R$4]+[.G44]*[.$R$3]" office:value-type="float" office:value="9.26044844705315" calcext:value-type="float">
            <text:p>9,26044844705315</text:p>
          </table:table-cell>
          <table:table-cell table:formula="of:=[.H6]*[.$R$5]+[.H25]*[.$R$4]+[.H44]*[.$R$3]" office:value-type="float" office:value="8.1682499383792" calcext:value-type="float">
            <text:p>8,1682499383792</text:p>
          </table:table-cell>
          <table:table-cell table:formula="of:=[.I6]*[.$R$5]+[.I25]*[.$R$4]+[.I44]*[.$R$3]" office:value-type="float" office:value="13.1417274619526" calcext:value-type="float">
            <text:p>13,1417274619526</text:p>
          </table:table-cell>
          <table:table-cell table:formula="of:=[.J6]*[.$R$5]+[.J25]*[.$R$4]+[.J44]*[.$R$3]" office:value-type="float" office:value="12.2086806978435" calcext:value-type="float">
            <text:p>12,2086806978435</text:p>
          </table:table-cell>
          <table:table-cell table:formula="of:=[.K6]*[.$R$5]+[.K25]*[.$R$4]+[.K44]*[.$R$3]" office:value-type="float" office:value="16.4341589646767" calcext:value-type="float">
            <text:p>16,4341589646767</text:p>
          </table:table-cell>
          <table:table-cell table:formula="of:=[.L6]*[.$R$5]+[.L25]*[.$R$4]+[.L44]*[.$R$3]" office:value-type="float" office:value="21.0884072538751" calcext:value-type="float">
            <text:p>21,0884072538751</text:p>
          </table:table-cell>
          <table:table-cell table:formula="of:=[.M6]*[.$R$5]+[.M25]*[.$R$4]+[.M44]*[.$R$3]" office:value-type="float" office:value="21.9885202404926" calcext:value-type="float">
            <text:p>21,9885202404926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7]*[.$R$5]+[.B26]*[.$R$4]+[.B45]*[.$R$3]" office:value-type="float" office:value="24.9642749466075" calcext:value-type="float">
            <text:p>24,9642749466075</text:p>
          </table:table-cell>
          <table:table-cell table:formula="of:=[.C7]*[.$R$5]+[.C26]*[.$R$4]+[.C45]*[.$R$3]" office:value-type="float" office:value="22.8182900058236" calcext:value-type="float">
            <text:p>22,8182900058236</text:p>
          </table:table-cell>
          <table:table-cell table:formula="of:=[.D7]*[.$R$5]+[.D26]*[.$R$4]+[.D45]*[.$R$3]" office:value-type="float" office:value="21.2475590878304" calcext:value-type="float">
            <text:p>21,2475590878304</text:p>
          </table:table-cell>
          <table:table-cell table:formula="of:=[.E7]*[.$R$5]+[.E26]*[.$R$4]+[.E45]*[.$R$3]" office:value-type="float" office:value="15.58264238509" calcext:value-type="float">
            <text:p>15,58264238509</text:p>
          </table:table-cell>
          <table:table-cell table:formula="of:=[.F7]*[.$R$5]+[.F26]*[.$R$4]+[.F45]*[.$R$3]" office:value-type="float" office:value="13.6464361794574" calcext:value-type="float">
            <text:p>13,6464361794574</text:p>
          </table:table-cell>
          <table:table-cell table:formula="of:=[.G7]*[.$R$5]+[.G26]*[.$R$4]+[.G45]*[.$R$3]" office:value-type="float" office:value="10.1100325586453" calcext:value-type="float">
            <text:p>10,1100325586453</text:p>
          </table:table-cell>
          <table:table-cell table:formula="of:=[.H7]*[.$R$5]+[.H26]*[.$R$4]+[.H45]*[.$R$3]" office:value-type="float" office:value="8.51451713029056" calcext:value-type="float">
            <text:p>8,51451713029056</text:p>
          </table:table-cell>
          <table:table-cell table:formula="of:=[.I7]*[.$R$5]+[.I26]*[.$R$4]+[.I45]*[.$R$3]" office:value-type="float" office:value="9.82122526045597" calcext:value-type="float">
            <text:p>9,82122526045597</text:p>
          </table:table-cell>
          <table:table-cell table:formula="of:=[.J7]*[.$R$5]+[.J26]*[.$R$4]+[.J45]*[.$R$3]" office:value-type="float" office:value="13.4017169739598" calcext:value-type="float">
            <text:p>13,4017169739598</text:p>
          </table:table-cell>
          <table:table-cell table:formula="of:=[.K7]*[.$R$5]+[.K26]*[.$R$4]+[.K45]*[.$R$3]" office:value-type="float" office:value="15.6252225426927" calcext:value-type="float">
            <text:p>15,6252225426927</text:p>
          </table:table-cell>
          <table:table-cell table:formula="of:=[.L7]*[.$R$5]+[.L26]*[.$R$4]+[.L45]*[.$R$3]" office:value-type="float" office:value="19.8651910787143" calcext:value-type="float">
            <text:p>19,8651910787143</text:p>
          </table:table-cell>
          <table:table-cell table:formula="of:=[.M7]*[.$R$5]+[.M26]*[.$R$4]+[.M45]*[.$R$3]" office:value-type="float" office:value="24.4451897803544" calcext:value-type="float">
            <text:p>24,4451897803544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8]*[.$R$5]+[.B27]*[.$R$4]+[.B46]*[.$R$3]" office:value-type="float" office:value="24.8004837079282" calcext:value-type="float">
            <text:p>24,8004837079282</text:p>
          </table:table-cell>
          <table:table-cell table:formula="of:=[.C8]*[.$R$5]+[.C27]*[.$R$4]+[.C46]*[.$R$3]" office:value-type="float" office:value="22.7483745809272" calcext:value-type="float">
            <text:p>22,7483745809272</text:p>
          </table:table-cell>
          <table:table-cell table:formula="of:=[.D8]*[.$R$5]+[.D27]*[.$R$4]+[.D46]*[.$R$3]" office:value-type="float" office:value="20.9197516381169" calcext:value-type="float">
            <text:p>20,9197516381169</text:p>
          </table:table-cell>
          <table:table-cell table:formula="of:=[.E8]*[.$R$5]+[.E27]*[.$R$4]+[.E46]*[.$R$3]" office:value-type="float" office:value="17.0549345529905" calcext:value-type="float">
            <text:p>17,0549345529905</text:p>
          </table:table-cell>
          <table:table-cell table:formula="of:=[.F8]*[.$R$5]+[.F27]*[.$R$4]+[.F46]*[.$R$3]" office:value-type="float" office:value="12.751660606677" calcext:value-type="float">
            <text:p>12,751660606677</text:p>
          </table:table-cell>
          <table:table-cell table:formula="of:=[.G8]*[.$R$5]+[.G27]*[.$R$4]+[.G46]*[.$R$3]" office:value-type="float" office:value="9.35835854193307" calcext:value-type="float">
            <text:p>9,35835854193307</text:p>
          </table:table-cell>
          <table:table-cell table:formula="of:=[.H8]*[.$R$5]+[.H27]*[.$R$4]+[.H46]*[.$R$3]" office:value-type="float" office:value="8.25435228987599" calcext:value-type="float">
            <text:p>8,25435228987599</text:p>
          </table:table-cell>
          <table:table-cell table:formula="of:=[.I8]*[.$R$5]+[.I27]*[.$R$4]+[.I46]*[.$R$3]" office:value-type="float" office:value="10.0015952695738" calcext:value-type="float">
            <text:p>10,0015952695738</text:p>
          </table:table-cell>
          <table:table-cell table:formula="of:=[.J8]*[.$R$5]+[.J27]*[.$R$4]+[.J46]*[.$R$3]" office:value-type="float" office:value="14.3434178517742" calcext:value-type="float">
            <text:p>14,3434178517742</text:p>
          </table:table-cell>
          <table:table-cell table:formula="of:=[.K8]*[.$R$5]+[.K27]*[.$R$4]+[.K46]*[.$R$3]" office:value-type="float" office:value="16.2907974069145" calcext:value-type="float">
            <text:p>16,2907974069145</text:p>
          </table:table-cell>
          <table:table-cell table:formula="of:=[.L8]*[.$R$5]+[.L27]*[.$R$4]+[.L46]*[.$R$3]" office:value-type="float" office:value="22.1482214697141" calcext:value-type="float">
            <text:p>22,1482214697141</text:p>
          </table:table-cell>
          <table:table-cell table:formula="of:=[.M8]*[.$R$5]+[.M27]*[.$R$4]+[.M46]*[.$R$3]" office:value-type="float" office:value="23.2307896944224" calcext:value-type="float">
            <text:p>23,2307896944224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9]*[.$R$5]+[.B28]*[.$R$4]+[.B47]*[.$R$3]" office:value-type="float" office:value="26.2979391614354" calcext:value-type="float">
            <text:p>26,2979391614354</text:p>
          </table:table-cell>
          <table:table-cell table:formula="of:=[.C9]*[.$R$5]+[.C28]*[.$R$4]+[.C47]*[.$R$3]" office:value-type="float" office:value="23.7610913872433" calcext:value-type="float">
            <text:p>23,7610913872433</text:p>
          </table:table-cell>
          <table:table-cell table:formula="of:=[.D9]*[.$R$5]+[.D28]*[.$R$4]+[.D47]*[.$R$3]" office:value-type="float" office:value="20.6061555197733" calcext:value-type="float">
            <text:p>20,6061555197733</text:p>
          </table:table-cell>
          <table:table-cell table:formula="of:=[.E9]*[.$R$5]+[.E28]*[.$R$4]+[.E47]*[.$R$3]" office:value-type="float" office:value="16.7138915274545" calcext:value-type="float">
            <text:p>16,7138915274545</text:p>
          </table:table-cell>
          <table:table-cell table:formula="of:=[.F9]*[.$R$5]+[.F28]*[.$R$4]+[.F47]*[.$R$3]" office:value-type="float" office:value="14.867397316" calcext:value-type="float">
            <text:p>14,867397316</text:p>
          </table:table-cell>
          <table:table-cell table:formula="of:=[.G9]*[.$R$5]+[.G28]*[.$R$4]+[.G47]*[.$R$3]" office:value-type="float" office:value="9.612706464865" calcext:value-type="float">
            <text:p>9,612706464865</text:p>
          </table:table-cell>
          <table:table-cell table:formula="of:=[.H9]*[.$R$5]+[.H28]*[.$R$4]+[.H47]*[.$R$3]" office:value-type="float" office:value="7.11291440906894" calcext:value-type="float">
            <text:p>7,11291440906894</text:p>
          </table:table-cell>
          <table:table-cell table:formula="of:=[.I9]*[.$R$5]+[.I28]*[.$R$4]+[.I47]*[.$R$3]" office:value-type="float" office:value="12.1754514790019" calcext:value-type="float">
            <text:p>12,1754514790019</text:p>
          </table:table-cell>
          <table:table-cell table:formula="of:=[.J9]*[.$R$5]+[.J28]*[.$R$4]+[.J47]*[.$R$3]" office:value-type="float" office:value="14.0291576296814" calcext:value-type="float">
            <text:p>14,0291576296814</text:p>
          </table:table-cell>
          <table:table-cell table:formula="of:=[.K9]*[.$R$5]+[.K28]*[.$R$4]+[.K47]*[.$R$3]" office:value-type="float" office:value="17.2068535127669" calcext:value-type="float">
            <text:p>17,2068535127669</text:p>
          </table:table-cell>
          <table:table-cell table:formula="of:=[.L9]*[.$R$5]+[.L28]*[.$R$4]+[.L47]*[.$R$3]" office:value-type="float" office:value="20.6141263488801" calcext:value-type="float">
            <text:p>20,6141263488801</text:p>
          </table:table-cell>
          <table:table-cell table:formula="of:=[.M9]*[.$R$5]+[.M28]*[.$R$4]+[.M47]*[.$R$3]" office:value-type="float" office:value="22.4287981818272" calcext:value-type="float">
            <text:p>22,4287981818272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10]*[.$R$5]+[.B29]*[.$R$4]+[.B48]*[.$R$3]" office:value-type="float" office:value="24.3056949771644" calcext:value-type="float">
            <text:p>24,3056949771644</text:p>
          </table:table-cell>
          <table:table-cell table:formula="of:=[.C10]*[.$R$5]+[.C29]*[.$R$4]+[.C48]*[.$R$3]" office:value-type="float" office:value="23.0966961240001" calcext:value-type="float">
            <text:p>23,0966961240001</text:p>
          </table:table-cell>
          <table:table-cell table:formula="of:=[.D10]*[.$R$5]+[.D29]*[.$R$4]+[.D48]*[.$R$3]" office:value-type="float" office:value="18.8623660351987" calcext:value-type="float">
            <text:p>18,8623660351987</text:p>
          </table:table-cell>
          <table:table-cell table:formula="of:=[.E10]*[.$R$5]+[.E29]*[.$R$4]+[.E48]*[.$R$3]" office:value-type="float" office:value="17.057112012408" calcext:value-type="float">
            <text:p>17,057112012408</text:p>
          </table:table-cell>
          <table:table-cell table:formula="of:=[.F10]*[.$R$5]+[.F29]*[.$R$4]+[.F48]*[.$R$3]" office:value-type="float" office:value="12.738293131559" calcext:value-type="float">
            <text:p>12,738293131559</text:p>
          </table:table-cell>
          <table:table-cell table:formula="of:=[.G10]*[.$R$5]+[.G29]*[.$R$4]+[.G48]*[.$R$3]" office:value-type="float" office:value="9.83411905989366" calcext:value-type="float">
            <text:p>9,83411905989366</text:p>
          </table:table-cell>
          <table:table-cell table:formula="of:=[.H10]*[.$R$5]+[.H29]*[.$R$4]+[.H48]*[.$R$3]" office:value-type="float" office:value="9.66979925539208" calcext:value-type="float">
            <text:p>9,66979925539208</text:p>
          </table:table-cell>
          <table:table-cell table:formula="of:=[.I10]*[.$R$5]+[.I29]*[.$R$4]+[.I48]*[.$R$3]" office:value-type="float" office:value="9.82082428413624" calcext:value-type="float">
            <text:p>9,82082428413624</text:p>
          </table:table-cell>
          <table:table-cell table:formula="of:=[.J10]*[.$R$5]+[.J29]*[.$R$4]+[.J48]*[.$R$3]" office:value-type="float" office:value="12.9975917768978" calcext:value-type="float">
            <text:p>12,9975917768978</text:p>
          </table:table-cell>
          <table:table-cell table:formula="of:=[.K10]*[.$R$5]+[.K29]*[.$R$4]+[.K48]*[.$R$3]" office:value-type="float" office:value="17.6839300444871" calcext:value-type="float">
            <text:p>17,6839300444871</text:p>
          </table:table-cell>
          <table:table-cell table:formula="of:=[.L10]*[.$R$5]+[.L29]*[.$R$4]+[.L48]*[.$R$3]" office:value-type="float" office:value="19.9489078067771" calcext:value-type="float">
            <text:p>19,9489078067771</text:p>
          </table:table-cell>
          <table:table-cell table:formula="of:=[.M10]*[.$R$5]+[.M29]*[.$R$4]+[.M48]*[.$R$3]" office:value-type="float" office:value="26.6708730283174" calcext:value-type="float">
            <text:p>26,6708730283174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11]*[.$R$5]+[.B30]*[.$R$4]+[.B49]*[.$R$3]" office:value-type="float" office:value="25.2912204538867" calcext:value-type="float">
            <text:p>25,2912204538867</text:p>
          </table:table-cell>
          <table:table-cell table:formula="of:=[.C11]*[.$R$5]+[.C30]*[.$R$4]+[.C49]*[.$R$3]" office:value-type="float" office:value="21.9233507195346" calcext:value-type="float">
            <text:p>21,9233507195346</text:p>
          </table:table-cell>
          <table:table-cell table:formula="of:=[.D11]*[.$R$5]+[.D30]*[.$R$4]+[.D49]*[.$R$3]" office:value-type="float" office:value="18.6759756939997" calcext:value-type="float">
            <text:p>18,6759756939997</text:p>
          </table:table-cell>
          <table:table-cell table:formula="of:=[.E11]*[.$R$5]+[.E30]*[.$R$4]+[.E49]*[.$R$3]" office:value-type="float" office:value="16.3135811007454" calcext:value-type="float">
            <text:p>16,3135811007454</text:p>
          </table:table-cell>
          <table:table-cell table:formula="of:=[.F11]*[.$R$5]+[.F30]*[.$R$4]+[.F49]*[.$R$3]" office:value-type="float" office:value="13.0946283466838" calcext:value-type="float">
            <text:p>13,0946283466838</text:p>
          </table:table-cell>
          <table:table-cell table:formula="of:=[.G11]*[.$R$5]+[.G30]*[.$R$4]+[.G49]*[.$R$3]" office:value-type="float" office:value="9.21855738589454" calcext:value-type="float">
            <text:p>9,21855738589454</text:p>
          </table:table-cell>
          <table:table-cell table:formula="of:=[.H11]*[.$R$5]+[.H30]*[.$R$4]+[.H49]*[.$R$3]" office:value-type="float" office:value="9.86711055138677" calcext:value-type="float">
            <text:p>9,86711055138677</text:p>
          </table:table-cell>
          <table:table-cell table:formula="of:=[.I11]*[.$R$5]+[.I30]*[.$R$4]+[.I49]*[.$R$3]" office:value-type="float" office:value="12.290440938254" calcext:value-type="float">
            <text:p>12,290440938254</text:p>
          </table:table-cell>
          <table:table-cell table:formula="of:=[.J11]*[.$R$5]+[.J30]*[.$R$4]+[.J49]*[.$R$3]" office:value-type="float" office:value="14.3525116214932" calcext:value-type="float">
            <text:p>14,3525116214932</text:p>
          </table:table-cell>
          <table:table-cell table:formula="of:=[.K11]*[.$R$5]+[.K30]*[.$R$4]+[.K49]*[.$R$3]" office:value-type="float" office:value="18.6463113009771" calcext:value-type="float">
            <text:p>18,6463113009771</text:p>
          </table:table-cell>
          <table:table-cell table:formula="of:=[.L11]*[.$R$5]+[.L30]*[.$R$4]+[.L49]*[.$R$3]" office:value-type="float" office:value="19.2288824477278" calcext:value-type="float">
            <text:p>19,2288824477278</text:p>
          </table:table-cell>
          <table:table-cell table:formula="of:=[.M11]*[.$R$5]+[.M30]*[.$R$4]+[.M49]*[.$R$3]" office:value-type="float" office:value="22.0708700330041" calcext:value-type="float">
            <text:p>22,0708700330041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12]*[.$R$5]+[.B31]*[.$R$4]+[.B50]*[.$R$3]" office:value-type="float" office:value="23.2372782244533" calcext:value-type="float">
            <text:p>23,2372782244533</text:p>
          </table:table-cell>
          <table:table-cell table:formula="of:=[.C12]*[.$R$5]+[.C31]*[.$R$4]+[.C50]*[.$R$3]" office:value-type="float" office:value="23.4720806011846" calcext:value-type="float">
            <text:p>23,4720806011846</text:p>
          </table:table-cell>
          <table:table-cell table:formula="of:=[.D12]*[.$R$5]+[.D31]*[.$R$4]+[.D50]*[.$R$3]" office:value-type="float" office:value="22.0745644867214" calcext:value-type="float">
            <text:p>22,0745644867214</text:p>
          </table:table-cell>
          <table:table-cell table:formula="of:=[.E12]*[.$R$5]+[.E31]*[.$R$4]+[.E50]*[.$R$3]" office:value-type="float" office:value="19.2951956815906" calcext:value-type="float">
            <text:p>19,2951956815906</text:p>
          </table:table-cell>
          <table:table-cell table:formula="of:=[.F12]*[.$R$5]+[.F31]*[.$R$4]+[.F50]*[.$R$3]" office:value-type="float" office:value="15.1053071910673" calcext:value-type="float">
            <text:p>15,1053071910673</text:p>
          </table:table-cell>
          <table:table-cell table:formula="of:=[.G12]*[.$R$5]+[.G31]*[.$R$4]+[.G50]*[.$R$3]" office:value-type="float" office:value="11.1348571203316" calcext:value-type="float">
            <text:p>11,1348571203316</text:p>
          </table:table-cell>
          <table:table-cell table:formula="of:=[.H12]*[.$R$5]+[.H31]*[.$R$4]+[.H50]*[.$R$3]" office:value-type="float" office:value="10.3742303656773" calcext:value-type="float">
            <text:p>10,3742303656773</text:p>
          </table:table-cell>
          <table:table-cell table:formula="of:=[.I12]*[.$R$5]+[.I31]*[.$R$4]+[.I50]*[.$R$3]" office:value-type="float" office:value="13.0878266144431" calcext:value-type="float">
            <text:p>13,0878266144431</text:p>
          </table:table-cell>
          <table:table-cell table:formula="of:=[.J12]*[.$R$5]+[.J31]*[.$R$4]+[.J50]*[.$R$3]" office:value-type="float" office:value="12.9718551408457" calcext:value-type="float">
            <text:p>12,9718551408457</text:p>
          </table:table-cell>
          <table:table-cell table:formula="of:=[.K12]*[.$R$5]+[.K31]*[.$R$4]+[.K50]*[.$R$3]" office:value-type="float" office:value="14.917345079729" calcext:value-type="float">
            <text:p>14,917345079729</text:p>
          </table:table-cell>
          <table:table-cell table:formula="of:=[.L12]*[.$R$5]+[.L31]*[.$R$4]+[.L50]*[.$R$3]" office:value-type="float" office:value="19.2299357575637" calcext:value-type="float">
            <text:p>19,2299357575637</text:p>
          </table:table-cell>
          <table:table-cell table:formula="of:=[.M12]*[.$R$5]+[.M31]*[.$R$4]+[.M50]*[.$R$3]" office:value-type="float" office:value="23.9225485632021" calcext:value-type="float">
            <text:p>23,9225485632021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13]*[.$R$5]+[.B32]*[.$R$4]+[.B51]*[.$R$3]" office:value-type="float" office:value="25.7802979076476" calcext:value-type="float">
            <text:p>25,7802979076476</text:p>
          </table:table-cell>
          <table:table-cell table:formula="of:=[.C13]*[.$R$5]+[.C32]*[.$R$4]+[.C51]*[.$R$3]" office:value-type="float" office:value="25.0027833274765" calcext:value-type="float">
            <text:p>25,0027833274765</text:p>
          </table:table-cell>
          <table:table-cell table:formula="of:=[.D13]*[.$R$5]+[.D32]*[.$R$4]+[.D51]*[.$R$3]" office:value-type="float" office:value="20.1389598965064" calcext:value-type="float">
            <text:p>20,1389598965064</text:p>
          </table:table-cell>
          <table:table-cell table:formula="of:=[.E13]*[.$R$5]+[.E32]*[.$R$4]+[.E51]*[.$R$3]" office:value-type="float" office:value="16.1611523574024" calcext:value-type="float">
            <text:p>16,1611523574024</text:p>
          </table:table-cell>
          <table:table-cell table:formula="of:=[.F13]*[.$R$5]+[.F32]*[.$R$4]+[.F51]*[.$R$3]" office:value-type="float" office:value="11.3347531929248" calcext:value-type="float">
            <text:p>11,3347531929248</text:p>
          </table:table-cell>
          <table:table-cell table:formula="of:=[.G13]*[.$R$5]+[.G32]*[.$R$4]+[.G51]*[.$R$3]" office:value-type="float" office:value="8.08052121968454" calcext:value-type="float">
            <text:p>8,08052121968454</text:p>
          </table:table-cell>
          <table:table-cell table:formula="of:=[.H13]*[.$R$5]+[.H32]*[.$R$4]+[.H51]*[.$R$3]" office:value-type="float" office:value="9.11214046055727" calcext:value-type="float">
            <text:p>9,11214046055727</text:p>
          </table:table-cell>
          <table:table-cell table:formula="of:=[.I13]*[.$R$5]+[.I32]*[.$R$4]+[.I51]*[.$R$3]" office:value-type="float" office:value="11.5969310025771" calcext:value-type="float">
            <text:p>11,5969310025771</text:p>
          </table:table-cell>
          <table:table-cell table:formula="of:=[.J13]*[.$R$5]+[.J32]*[.$R$4]+[.J51]*[.$R$3]" office:value-type="float" office:value="12.9755866505744" calcext:value-type="float">
            <text:p>12,9755866505744</text:p>
          </table:table-cell>
          <table:table-cell table:formula="of:=[.K13]*[.$R$5]+[.K32]*[.$R$4]+[.K51]*[.$R$3]" office:value-type="float" office:value="16.4508033814215" calcext:value-type="float">
            <text:p>16,4508033814215</text:p>
          </table:table-cell>
          <table:table-cell table:formula="of:=[.L13]*[.$R$5]+[.L32]*[.$R$4]+[.L51]*[.$R$3]" office:value-type="float" office:value="19.9136331010842" calcext:value-type="float">
            <text:p>19,9136331010842</text:p>
          </table:table-cell>
          <table:table-cell table:formula="of:=[.M13]*[.$R$5]+[.M32]*[.$R$4]+[.M51]*[.$R$3]" office:value-type="float" office:value="24.2353873098364" calcext:value-type="float">
            <text:p>24,2353873098364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14]*[.$R$5]+[.B33]*[.$R$4]+[.B52]*[.$R$3]" office:value-type="float" office:value="24.8387580572316" calcext:value-type="float">
            <text:p>24,8387580572316</text:p>
          </table:table-cell>
          <table:table-cell table:formula="of:=[.C14]*[.$R$5]+[.C33]*[.$R$4]+[.C52]*[.$R$3]" office:value-type="float" office:value="23.9349789873789" calcext:value-type="float">
            <text:p>23,9349789873789</text:p>
          </table:table-cell>
          <table:table-cell table:formula="of:=[.D14]*[.$R$5]+[.D33]*[.$R$4]+[.D52]*[.$R$3]" office:value-type="float" office:value="21.1623186216166" calcext:value-type="float">
            <text:p>21,1623186216166</text:p>
          </table:table-cell>
          <table:table-cell table:formula="of:=[.E14]*[.$R$5]+[.E33]*[.$R$4]+[.E52]*[.$R$3]" office:value-type="float" office:value="16.8047014123987" calcext:value-type="float">
            <text:p>16,8047014123987</text:p>
          </table:table-cell>
          <table:table-cell table:formula="of:=[.F14]*[.$R$5]+[.F33]*[.$R$4]+[.F52]*[.$R$3]" office:value-type="float" office:value="13.9831681915312" calcext:value-type="float">
            <text:p>13,9831681915312</text:p>
          </table:table-cell>
          <table:table-cell table:formula="of:=[.G14]*[.$R$5]+[.G33]*[.$R$4]+[.G52]*[.$R$3]" office:value-type="float" office:value="11.6758539002232" calcext:value-type="float">
            <text:p>11,6758539002232</text:p>
          </table:table-cell>
          <table:table-cell table:formula="of:=[.H14]*[.$R$5]+[.H33]*[.$R$4]+[.H52]*[.$R$3]" office:value-type="float" office:value="11.253853067573" calcext:value-type="float">
            <text:p>11,253853067573</text:p>
          </table:table-cell>
          <table:table-cell table:formula="of:=[.I14]*[.$R$5]+[.I33]*[.$R$4]+[.I52]*[.$R$3]" office:value-type="float" office:value="13.0102033574473" calcext:value-type="float">
            <text:p>13,0102033574473</text:p>
          </table:table-cell>
          <table:table-cell table:formula="of:=[.J14]*[.$R$5]+[.J33]*[.$R$4]+[.J52]*[.$R$3]" office:value-type="float" office:value="14.1646551506347" calcext:value-type="float">
            <text:p>14,1646551506347</text:p>
          </table:table-cell>
          <table:table-cell table:formula="of:=[.K14]*[.$R$5]+[.K33]*[.$R$4]+[.K52]*[.$R$3]" office:value-type="float" office:value="16.2697323839968" calcext:value-type="float">
            <text:p>16,2697323839968</text:p>
          </table:table-cell>
          <table:table-cell table:formula="of:=[.L14]*[.$R$5]+[.L33]*[.$R$4]+[.L52]*[.$R$3]" office:value-type="float" office:value="19.1888959149143" calcext:value-type="float">
            <text:p>19,1888959149143</text:p>
          </table:table-cell>
          <table:table-cell table:formula="of:=[.M14]*[.$R$5]+[.M33]*[.$R$4]+[.M52]*[.$R$3]" office:value-type="float" office:value="23.8269335582651" calcext:value-type="float">
            <text:p>23,8269335582651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15]*[.$R$5]+[.B34]*[.$R$4]+[.B53]*[.$R$3]" office:value-type="float" office:value="25.2299964346393" calcext:value-type="float">
            <text:p>25,2299964346393</text:p>
          </table:table-cell>
          <table:table-cell table:formula="of:=[.C15]*[.$R$5]+[.C34]*[.$R$4]+[.C53]*[.$R$3]" office:value-type="float" office:value="24.7916941867182" calcext:value-type="float">
            <text:p>24,7916941867182</text:p>
          </table:table-cell>
          <table:table-cell table:formula="of:=[.D15]*[.$R$5]+[.D34]*[.$R$4]+[.D53]*[.$R$3]" office:value-type="float" office:value="21.5495791423615" calcext:value-type="float">
            <text:p>21,5495791423615</text:p>
          </table:table-cell>
          <table:table-cell table:formula="of:=[.E15]*[.$R$5]+[.E34]*[.$R$4]+[.E53]*[.$R$3]" office:value-type="float" office:value="20.5238098743932" calcext:value-type="float">
            <text:p>20,5238098743932</text:p>
          </table:table-cell>
          <table:table-cell table:formula="of:=[.F15]*[.$R$5]+[.F34]*[.$R$4]+[.F53]*[.$R$3]" office:value-type="float" office:value="14.7123379167684" calcext:value-type="float">
            <text:p>14,7123379167684</text:p>
          </table:table-cell>
          <table:table-cell table:formula="of:=[.G15]*[.$R$5]+[.G34]*[.$R$4]+[.G53]*[.$R$3]" office:value-type="float" office:value="8.67912194530066" calcext:value-type="float">
            <text:p>8,67912194530066</text:p>
          </table:table-cell>
          <table:table-cell table:formula="of:=[.H15]*[.$R$5]+[.H34]*[.$R$4]+[.H53]*[.$R$3]" office:value-type="float" office:value="8.81216850571674" calcext:value-type="float">
            <text:p>8,81216850571674</text:p>
          </table:table-cell>
          <table:table-cell table:formula="of:=[.I15]*[.$R$5]+[.I34]*[.$R$4]+[.I53]*[.$R$3]" office:value-type="float" office:value="10.0561364283146" calcext:value-type="float">
            <text:p>10,0561364283146</text:p>
          </table:table-cell>
          <table:table-cell table:formula="of:=[.J15]*[.$R$5]+[.J34]*[.$R$4]+[.J53]*[.$R$3]" office:value-type="float" office:value="15.918435592118" calcext:value-type="float">
            <text:p>15,918435592118</text:p>
          </table:table-cell>
          <table:table-cell table:formula="of:=[.K15]*[.$R$5]+[.K34]*[.$R$4]+[.K53]*[.$R$3]" office:value-type="float" office:value="16.4689717400103" calcext:value-type="float">
            <text:p>16,4689717400103</text:p>
          </table:table-cell>
          <table:table-cell table:formula="of:=[.L15]*[.$R$5]+[.L34]*[.$R$4]+[.L53]*[.$R$3]" office:value-type="float" office:value="20.0236850281521" calcext:value-type="float">
            <text:p>20,0236850281521</text:p>
          </table:table-cell>
          <table:table-cell table:formula="of:=[.M15]*[.$R$5]+[.M34]*[.$R$4]+[.M53]*[.$R$3]" office:value-type="float" office:value="21.5298778398691" calcext:value-type="float">
            <text:p>21,5298778398691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16]*[.$R$5]+[.B35]*[.$R$4]+[.B54]*[.$R$3]" office:value-type="float" office:value="23.8049848153442" calcext:value-type="float">
            <text:p>23,8049848153442</text:p>
          </table:table-cell>
          <table:table-cell table:formula="of:=[.C16]*[.$R$5]+[.C35]*[.$R$4]+[.C54]*[.$R$3]" office:value-type="float" office:value="22.7663886764848" calcext:value-type="float">
            <text:p>22,7663886764848</text:p>
          </table:table-cell>
          <table:table-cell table:formula="of:=[.D16]*[.$R$5]+[.D35]*[.$R$4]+[.D54]*[.$R$3]" office:value-type="float" office:value="19.5111954773114" calcext:value-type="float">
            <text:p>19,5111954773114</text:p>
          </table:table-cell>
          <table:table-cell table:formula="of:=[.E16]*[.$R$5]+[.E35]*[.$R$4]+[.E54]*[.$R$3]" office:value-type="float" office:value="17.4626141201179" calcext:value-type="float">
            <text:p>17,4626141201179</text:p>
          </table:table-cell>
          <table:table-cell table:formula="of:=[.F16]*[.$R$5]+[.F35]*[.$R$4]+[.F54]*[.$R$3]" office:value-type="float" office:value="13.6255597894723" calcext:value-type="float">
            <text:p>13,6255597894723</text:p>
          </table:table-cell>
          <table:table-cell table:formula="of:=[.G16]*[.$R$5]+[.G35]*[.$R$4]+[.G54]*[.$R$3]" office:value-type="float" office:value="12.0798883439815" calcext:value-type="float">
            <text:p>12,0798883439815</text:p>
          </table:table-cell>
          <table:table-cell table:formula="of:=[.H16]*[.$R$5]+[.H35]*[.$R$4]+[.H54]*[.$R$3]" office:value-type="float" office:value="9.39035784029118" calcext:value-type="float">
            <text:p>9,39035784029118</text:p>
          </table:table-cell>
          <table:table-cell table:formula="of:=[.I16]*[.$R$5]+[.I35]*[.$R$4]+[.I54]*[.$R$3]" office:value-type="float" office:value="10.6027225610105" calcext:value-type="float">
            <text:p>10,6027225610105</text:p>
          </table:table-cell>
          <table:table-cell table:formula="of:=[.J16]*[.$R$5]+[.J35]*[.$R$4]+[.J54]*[.$R$3]" office:value-type="float" office:value="13.0409028686133" calcext:value-type="float">
            <text:p>13,0409028686133</text:p>
          </table:table-cell>
          <table:table-cell table:formula="of:=[.K16]*[.$R$5]+[.K35]*[.$R$4]+[.K54]*[.$R$3]" office:value-type="float" office:value="16.4629081414784" calcext:value-type="float">
            <text:p>16,4629081414784</text:p>
          </table:table-cell>
          <table:table-cell table:formula="of:=[.L16]*[.$R$5]+[.L35]*[.$R$4]+[.L54]*[.$R$3]" office:value-type="float" office:value="21.3724148204116" calcext:value-type="float">
            <text:p>21,3724148204116</text:p>
          </table:table-cell>
          <table:table-cell table:formula="of:=[.M16]*[.$R$5]+[.M35]*[.$R$4]+[.M54]*[.$R$3]" office:value-type="float" office:value="23.0407840129988" calcext:value-type="float">
            <text:p>23,0407840129988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17]*[.$R$5]+[.B36]*[.$R$4]+[.B55]*[.$R$3]" office:value-type="float" office:value="23.9145584960948" calcext:value-type="float">
            <text:p>23,9145584960948</text:p>
          </table:table-cell>
          <table:table-cell table:formula="of:=[.C17]*[.$R$5]+[.C36]*[.$R$4]+[.C55]*[.$R$3]" office:value-type="float" office:value="23.683723577424" calcext:value-type="float">
            <text:p>23,683723577424</text:p>
          </table:table-cell>
          <table:table-cell table:formula="of:=[.D17]*[.$R$5]+[.D36]*[.$R$4]+[.D55]*[.$R$3]" office:value-type="float" office:value="23.2397529364768" calcext:value-type="float">
            <text:p>23,2397529364768</text:p>
          </table:table-cell>
          <table:table-cell table:formula="of:=[.E17]*[.$R$5]+[.E36]*[.$R$4]+[.E55]*[.$R$3]" office:value-type="float" office:value="16.9330032778458" calcext:value-type="float">
            <text:p>16,9330032778458</text:p>
          </table:table-cell>
          <table:table-cell table:formula="of:=[.F17]*[.$R$5]+[.F36]*[.$R$4]+[.F55]*[.$R$3]" office:value-type="float" office:value="13.3491593105152" calcext:value-type="float">
            <text:p>13,3491593105152</text:p>
          </table:table-cell>
          <table:table-cell table:formula="of:=[.G17]*[.$R$5]+[.G36]*[.$R$4]+[.G55]*[.$R$3]" office:value-type="float" office:value="11.0542690453714" calcext:value-type="float">
            <text:p>11,0542690453714</text:p>
          </table:table-cell>
          <table:table-cell table:formula="of:=[.H17]*[.$R$5]+[.H36]*[.$R$4]+[.H55]*[.$R$3]" office:value-type="float" office:value="8.57024945654993" calcext:value-type="float">
            <text:p>8,57024945654993</text:p>
          </table:table-cell>
          <table:table-cell table:formula="of:=[.I17]*[.$R$5]+[.I36]*[.$R$4]+[.I55]*[.$R$3]" office:value-type="float" office:value="12.3583241559122" calcext:value-type="float">
            <text:p>12,3583241559122</text:p>
          </table:table-cell>
          <table:table-cell table:formula="of:=[.J17]*[.$R$5]+[.J36]*[.$R$4]+[.J55]*[.$R$3]" office:value-type="float" office:value="13.3366754088588" calcext:value-type="float">
            <text:p>13,3366754088588</text:p>
          </table:table-cell>
          <table:table-cell table:formula="of:=[.K17]*[.$R$5]+[.K36]*[.$R$4]+[.K55]*[.$R$3]" office:value-type="float" office:value="16.7688811332484" calcext:value-type="float">
            <text:p>16,7688811332484</text:p>
          </table:table-cell>
          <table:table-cell table:formula="of:=[.L17]*[.$R$5]+[.L36]*[.$R$4]+[.L55]*[.$R$3]" office:value-type="float" office:value="21.5488957844922" calcext:value-type="float">
            <text:p>21,5488957844922</text:p>
          </table:table-cell>
          <table:table-cell table:formula="of:=[.M17]*[.$R$5]+[.M36]*[.$R$4]+[.M55]*[.$R$3]" office:value-type="float" office:value="23.5460276210677" calcext:value-type="float">
            <text:p>23,5460276210677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18]*[.$R$5]+[.B37]*[.$R$4]+[.B56]*[.$R$3]" office:value-type="float" office:value="24.9813051755321" calcext:value-type="float">
            <text:p>24,9813051755321</text:p>
          </table:table-cell>
          <table:table-cell table:formula="of:=[.C18]*[.$R$5]+[.C37]*[.$R$4]+[.C56]*[.$R$3]" office:value-type="float" office:value="22.5023181087205" calcext:value-type="float">
            <text:p>22,5023181087205</text:p>
          </table:table-cell>
          <table:table-cell table:formula="of:=[.D18]*[.$R$5]+[.D37]*[.$R$4]+[.D56]*[.$R$3]" office:value-type="float" office:value="21.5238468161021" calcext:value-type="float">
            <text:p>21,5238468161021</text:p>
          </table:table-cell>
          <table:table-cell table:formula="of:=[.E18]*[.$R$5]+[.E37]*[.$R$4]+[.E56]*[.$R$3]" office:value-type="float" office:value="18.9453414305464" calcext:value-type="float">
            <text:p>18,9453414305464</text:p>
          </table:table-cell>
          <table:table-cell table:formula="of:=[.F18]*[.$R$5]+[.F37]*[.$R$4]+[.F56]*[.$R$3]" office:value-type="float" office:value="12.2340685938469" calcext:value-type="float">
            <text:p>12,2340685938469</text:p>
          </table:table-cell>
          <table:table-cell table:formula="of:=[.G18]*[.$R$5]+[.G37]*[.$R$4]+[.G56]*[.$R$3]" office:value-type="float" office:value="9.78349493419836" calcext:value-type="float">
            <text:p>9,78349493419836</text:p>
          </table:table-cell>
          <table:table-cell table:formula="of:=[.H18]*[.$R$5]+[.H37]*[.$R$4]+[.H56]*[.$R$3]" office:value-type="float" office:value="9.85686275955108" calcext:value-type="float">
            <text:p>9,85686275955108</text:p>
          </table:table-cell>
          <table:table-cell table:formula="of:=[.I18]*[.$R$5]+[.I37]*[.$R$4]+[.I56]*[.$R$3]" office:value-type="float" office:value="11.2785707798102" calcext:value-type="float">
            <text:p>11,2785707798102</text:p>
          </table:table-cell>
          <table:table-cell table:formula="of:=[.J18]*[.$R$5]+[.J37]*[.$R$4]+[.J56]*[.$R$3]" office:value-type="float" office:value="14.6350056286685" calcext:value-type="float">
            <text:p>14,6350056286685</text:p>
          </table:table-cell>
          <table:table-cell table:formula="of:=[.K18]*[.$R$5]+[.K37]*[.$R$4]+[.K56]*[.$R$3]" office:value-type="float" office:value="17.9316247596349" calcext:value-type="float">
            <text:p>17,9316247596349</text:p>
          </table:table-cell>
          <table:table-cell table:formula="of:=[.L18]*[.$R$5]+[.L37]*[.$R$4]+[.L56]*[.$R$3]" office:value-type="float" office:value="21.3003233238482" calcext:value-type="float">
            <text:p>21,3003233238482</text:p>
          </table:table-cell>
          <table:table-cell table:formula="of:=[.M18]*[.$R$5]+[.M37]*[.$R$4]+[.M56]*[.$R$3]" office:value-type="float" office:value="25.1014951229441" calcext:value-type="float">
            <text:p>25,1014951229441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19]*[.$R$5]+[.B38]*[.$R$4]+[.B57]*[.$R$3]" office:value-type="float" office:value="26.3734575689838" calcext:value-type="float">
            <text:p>26,3734575689838</text:p>
          </table:table-cell>
          <table:table-cell table:formula="of:=[.C19]*[.$R$5]+[.C38]*[.$R$4]+[.C57]*[.$R$3]" office:value-type="float" office:value="22.6246443695584" calcext:value-type="float">
            <text:p>22,6246443695584</text:p>
          </table:table-cell>
          <table:table-cell table:formula="of:=[.D19]*[.$R$5]+[.D38]*[.$R$4]+[.D57]*[.$R$3]" office:value-type="float" office:value="19.3859624305062" calcext:value-type="float">
            <text:p>19,3859624305062</text:p>
          </table:table-cell>
          <table:table-cell table:formula="of:=[.E19]*[.$R$5]+[.E38]*[.$R$4]+[.E57]*[.$R$3]" office:value-type="float" office:value="16.4412520644069" calcext:value-type="float">
            <text:p>16,4412520644069</text:p>
          </table:table-cell>
          <table:table-cell table:formula="of:=[.F19]*[.$R$5]+[.F38]*[.$R$4]+[.F57]*[.$R$3]" office:value-type="float" office:value="11.6633213598957" calcext:value-type="float">
            <text:p>11,6633213598957</text:p>
          </table:table-cell>
          <table:table-cell table:formula="of:=[.G19]*[.$R$5]+[.G38]*[.$R$4]+[.G57]*[.$R$3]" office:value-type="float" office:value="8.06138433005656" calcext:value-type="float">
            <text:p>8,06138433005656</text:p>
          </table:table-cell>
          <table:table-cell table:formula="of:=[.H19]*[.$R$5]+[.H38]*[.$R$4]+[.H57]*[.$R$3]" office:value-type="float" office:value="10.7698736194668" calcext:value-type="float">
            <text:p>10,7698736194668</text:p>
          </table:table-cell>
          <table:table-cell table:formula="of:=[.I19]*[.$R$5]+[.I38]*[.$R$4]+[.I57]*[.$R$3]" office:value-type="float" office:value="11.4988634456595" calcext:value-type="float">
            <text:p>11,4988634456595</text:p>
          </table:table-cell>
          <table:table-cell table:formula="of:=[.J19]*[.$R$5]+[.J38]*[.$R$4]+[.J57]*[.$R$3]" office:value-type="float" office:value="14.1402300148564" calcext:value-type="float">
            <text:p>14,1402300148564</text:p>
          </table:table-cell>
          <table:table-cell table:formula="of:=[.K19]*[.$R$5]+[.K38]*[.$R$4]+[.K57]*[.$R$3]" office:value-type="float" office:value="17.4067836621779" calcext:value-type="float">
            <text:p>17,4067836621779</text:p>
          </table:table-cell>
          <table:table-cell table:formula="of:=[.L19]*[.$R$5]+[.L38]*[.$R$4]+[.L57]*[.$R$3]" office:value-type="float" office:value="23.4355938091388" calcext:value-type="float">
            <text:p>23,4355938091388</text:p>
          </table:table-cell>
          <table:table-cell table:formula="of:=[.M19]*[.$R$5]+[.M38]*[.$R$4]+[.M57]*[.$R$3]" office:value-type="float" office:value="25.5163867758383" calcext:value-type="float">
            <text:p>25,51638677583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5:00:16.941949557</meta:creation-date>
    <dc:date>2025-09-22T10:35:08.812095261</dc:date>
    <meta:editing-duration>PT1H9M39S</meta:editing-duration>
    <meta:editing-cycles>6</meta:editing-cycles>
    <meta:generator>LibreOffice/7.3.7.2$Linux_X86_64 LibreOffice_project/30$Build-2</meta:generator>
    <meta:document-statistic meta:table-count="3" meta:cell-count="2768" meta:object-count="0"/>
  </office:meta>
</office:document-meta>
</file>